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1" svg:font-family="'Arial Unicode M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764in"/>
    </style:style>
    <style:style style:name="co2" style:family="table-column">
      <style:table-column-properties fo:break-before="auto" style:column-width="2.5957in"/>
    </style:style>
    <style:style style:name="co3" style:family="table-column">
      <style:table-column-properties fo:break-before="auto" style:column-width="1.9701in"/>
    </style:style>
    <style:style style:name="co4" style:family="table-column">
      <style:table-column-properties fo:break-before="auto" style:column-width="0.8925in"/>
    </style:style>
    <style:style style:name="co5" style:family="table-column">
      <style:table-column-properties fo:break-before="auto" style:column-width="1.7929in"/>
    </style:style>
    <style:style style:name="co6" style:family="table-column">
      <style:table-column-properties fo:break-before="auto" style:column-width="1.339in"/>
    </style:style>
    <style:style style:name="ro1" style:family="table-row">
      <style:table-row-properties style:row-height="0.2016in" fo:break-before="auto" style:use-optimal-row-height="true"/>
    </style:style>
    <style:style style:name="ro2" style:family="table-row">
      <style:table-row-properties style:row-height="0.811in" fo:break-before="auto" style:use-optimal-row-height="true"/>
    </style:style>
    <style:style style:name="ro3" style:family="table-row">
      <style:table-row-properties style:row-height="1.0764in" fo:break-before="auto" style:use-optimal-row-height="true"/>
    </style:style>
    <style:style style:name="ro4" style:family="table-row">
      <style:table-row-properties style:row-height="1.3264in" fo:break-before="auto" style:use-optimal-row-height="true"/>
    </style:style>
    <style:style style:name="ro5" style:family="table-row">
      <style:table-row-properties style:row-height="1.3417in" fo:break-before="auto" style:use-optimal-row-height="true"/>
    </style:style>
    <style:style style:name="ro6" style:family="table-row">
      <style:table-row-properties style:row-height="1.2091in" fo:break-before="auto" style:use-optimal-row-height="true"/>
    </style:style>
    <style:style style:name="ro7" style:family="table-row">
      <style:table-row-properties style:row-height="0.9437in" fo:break-before="auto" style:use-optimal-row-height="true"/>
    </style:style>
    <style:style style:name="ro8" style:family="table-row">
      <style:table-row-properties style:row-height="1.1854in" fo:break-before="auto" style:use-optimal-row-height="true"/>
    </style:style>
    <style:style style:name="ro9" style:family="table-row">
      <style:table-row-properties style:row-height="0.6783in" fo:break-before="auto" style:use-optimal-row-height="true"/>
    </style:style>
    <style:style style:name="ro10" style:family="table-row">
      <style:table-row-properties style:row-height="0.9902in" fo:break-before="auto" style:use-optimal-row-height="true"/>
    </style:style>
    <style:style style:name="ro11" style:family="table-row">
      <style:table-row-properties style:row-height="0.7957in" fo:break-before="auto" style:use-optimal-row-height="true"/>
    </style:style>
    <style:style style:name="ro12" style:family="table-row">
      <style:table-row-properties style:row-height="1.5756in" fo:break-before="auto" style:use-optimal-row-height="true"/>
    </style:style>
    <style:style style:name="ro13" style:family="table-row">
      <style:table-row-properties style:row-height="1.7709in" fo:break-before="auto" style:use-optimal-row-height="true"/>
    </style:style>
    <style:style style:name="ro14" style:family="table-row">
      <style:table-row-properties style:row-height="0.1516in" fo:break-before="auto" style:use-optimal-row-height="true"/>
    </style:style>
    <style:style style:name="ro15" style:family="table-row">
      <style:table-row-properties style:row-height="0.1689in" fo:break-before="auto" style:use-optimal-row-height="true"/>
    </style:style>
    <style:style style:name="ro16" style:family="table-row">
      <style:table-row-properties style:row-height="1.4744in" fo:break-before="auto" style:use-optimal-row-height="true"/>
    </style:style>
    <style:style style:name="ro17" style:family="table-row">
      <style:table-row-properties style:row-height="0.1681in" fo:break-before="auto" style:use-optimal-row-height="true"/>
    </style:style>
    <style:style style:name="ro18" style:family="table-row">
      <style:table-row-properties style:row-height="1.2327in" fo:break-before="auto" style:use-optimal-row-height="true"/>
    </style:style>
    <style:style style:name="ro19" style:family="table-row">
      <style:table-row-properties style:row-height="0.1555in" fo:break-before="auto" style:use-optimal-row-height="true"/>
    </style:style>
    <style:style style:name="ro20" style:family="table-row">
      <style:table-row-properties style:row-height="2.2764in" fo:break-before="auto" style:use-optimal-row-height="true"/>
    </style:style>
    <style:style style:name="ro21" style:family="table-row">
      <style:table-row-properties style:row-height="3.0709in" fo:break-before="auto" style:use-optimal-row-height="true"/>
    </style:style>
    <style:style style:name="ro22" style:family="table-row">
      <style:table-row-properties style:row-height="1.7445in" fo:break-before="auto" style:use-optimal-row-height="true"/>
    </style:style>
    <style:style style:name="ro23" style:family="table-row">
      <style:table-row-properties style:row-height="2.8016in" fo:break-before="auto" style:use-optimal-row-height="true"/>
    </style:style>
    <style:style style:name="ro24" style:family="table-row">
      <style:table-row-properties style:row-height="2.1417in" fo:break-before="auto" style:use-optimal-row-height="true"/>
    </style:style>
    <style:style style:name="ro25" style:family="table-row">
      <style:table-row-properties style:row-height="3.128in" fo:break-before="auto" style:use-optimal-row-height="true"/>
    </style:style>
    <style:style style:name="ro26" style:family="table-row">
      <style:table-row-properties style:row-height="1.6098in" fo:break-before="auto" style:use-optimal-row-height="true"/>
    </style:style>
    <style:style style:name="ro27" style:family="table-row">
      <style:table-row-properties style:row-height="1.872in" fo:break-before="auto" style:use-optimal-row-height="true"/>
    </style:style>
    <style:style style:name="ro28" style:family="table-row">
      <style:table-row-properties style:row-height="2.4043in" fo:break-before="auto" style:use-optimal-row-height="true"/>
    </style:style>
    <style:style style:name="ro29" style:family="table-row">
      <style:table-row-properties style:row-height="2.0071in" fo:break-before="auto" style:use-optimal-row-height="true"/>
    </style:style>
    <style:style style:name="ro30" style:family="table-row">
      <style:table-row-properties style:row-height="2.9362in" fo:break-before="auto" style:use-optimal-row-height="true"/>
    </style:style>
    <style:style style:name="ro31" style:family="table-row">
      <style:table-row-properties style:row-height="2.539in" fo:break-before="auto" style:use-optimal-row-height="true"/>
    </style:style>
    <style:style style:name="ro32" style:family="table-row">
      <style:table-row-properties style:row-height="1.7398in" fo:break-before="auto" style:use-optimal-row-height="true"/>
    </style:style>
    <style:style style:name="ro33" style:family="table-row">
      <style:table-row-properties style:row-height="2.1453in" fo:break-before="auto" style:use-optimal-row-height="true"/>
    </style:style>
    <style:style style:name="ro34" style:family="table-row">
      <style:table-row-properties style:row-height="1.6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ackground-color="#99ccff" style:text-align-source="fix" style:repeat-content="false" fo:wrap-option="wrap" fo:border-left="0.0008in solid #000000" fo:border-right="none" fo:border-top="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08in solid #000000" fo:background-color="#94bd5e" style:text-align-source="fix" style:repeat-content="false" fo:wrap-option="wrap" fo:border-left="0.0008in solid #000000" fo:border-right="none"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08in solid #000000" style:text-align-source="fix" style:repeat-content="false" fo:wrap-option="wrap" fo:border-left="0.0008in solid #000000" fo:border-right="none" fo:border-top="none" style:vertical-align="top"/>
      <style:paragraph-properties fo:text-align="star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08in solid #000000" fo:background-color="#23b8dc" style:text-align-source="fix" style:repeat-content="false" fo:wrap-option="wrap" fo:border-left="0.0008in solid #000000" fo:border-right="none" fo:border-top="none" style:vertical-align="top"/>
      <style:paragraph-properties fo:text-align="star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fo:background-color="#ff9966" style:text-align-source="fix" style:repeat-content="false" fo:wrap-option="wrap" fo:border-left="0.0008in solid #000000" fo:border-right="none"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top"/>
      <style:paragraph-properties fo:text-align="start"/>
      <style:text-properties style:font-name="Arial" fo:font-size="9pt" fo:font-weight="normal" style:font-size-asian="9pt" style:font-weight-asian="normal" style:font-size-complex="9pt" style:font-weight-complex="normal"/>
    </style:style>
    <style:style style:name="ce7" style:family="table-cell" style:parent-style-name="Default">
      <style:table-cell-properties fo:border-bottom="0.0008in solid #000000" style:text-align-source="fix" style:repeat-content="false" fo:wrap-option="wrap" fo:border-left="0.0008in solid #000000" fo:border-right="none" fo:border-top="none" style:vertical-align="top"/>
      <style:paragraph-properties fo:text-align="star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008in solid #000000" style:text-align-source="fix" style:repeat-content="false" fo:wrap-option="wrap" fo:border-left="0.0008in solid #000000" fo:border-right="none"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008in solid #000000" style:text-align-source="fix" style:repeat-content="false" fo:wrap-option="wrap" fo:border-left="0.0008in solid #000000" fo:border-right="none" fo:border-top="none" style:vertical-align="top"/>
      <style:paragraph-properties fo:text-align="start"/>
      <style:text-properties fo:color="#000000"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10" style:family="table-cell" style:parent-style-name="Default">
      <style:table-cell-properties fo:border-bottom="0.0008in solid #000000" style:text-align-source="fix" style:repeat-content="false" fo:wrap-option="wrap" fo:border-left="0.0008in solid #000000" fo:border-right="none"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99ccff" style:text-align-source="fix" style:repeat-content="false" fo:border="0.0008in solid #000000"/>
      <style:paragraph-properties fo:text-align="center"/>
      <style:text-properties style:use-window-font-color="true" style:text-outline="false" style:text-line-through-style="none" style:font-name="Trebuchet MS" fo:font-size="12pt" fo:language="en" fo:country="US" fo:font-style="normal" fo:text-shadow="none" style:text-underline-style="none" fo:font-weight="bold"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008in solid #000000" fo:background-color="#94bd5e" style:text-align-source="fix" style:repeat-content="false" fo:border-left="0.0008in solid #000000" fo:border-right="0.0008in solid #000000" fo:border-top="none"/>
      <style:paragraph-properties fo:text-align="center"/>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0.0008in solid #000000" style:text-align-source="fix" style:repeat-content="false" fo:border-left="0.0008in solid #000000" fo:border-right="0.0008in solid #000000" fo:border-top="none"/>
      <style:paragraph-properties fo:text-align="center"/>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008in solid #000000" fo:background-color="#23b8dc" style:text-align-source="fix" style:repeat-content="false" fo:border-left="0.0008in solid #000000" fo:border-right="0.0008in solid #000000" fo:border-top="none"/>
      <style:paragraph-properties fo:text-align="center"/>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08in solid #000000" fo:background-color="#ff9966" style:text-align-source="fix" style:repeat-content="false" fo:border-left="0.0008in solid #000000" fo:border-right="0.0008in solid #000000" fo:border-top="none"/>
      <style:paragraph-properties fo:text-align="center"/>
      <style:text-properties style:use-window-font-color="true" style:text-outline="false" style:text-line-through-style="none" style:font-name="Trebuchet MS"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vertical-align="top"/>
      <style:paragraph-properties fo:text-align="start"/>
      <style:text-properties style:font-name="Arial" fo:font-size="9pt" fo:font-weight="normal" style:font-size-asian="9pt" style:font-weight-asian="normal" style:font-size-complex="9pt" style:font-weight-complex="normal"/>
    </style:style>
    <style:style style:name="ce19" style:family="table-cell" style:parent-style-name="Default">
      <style:table-cell-properties fo:background-color="#99ccff" style:text-align-source="fix" style:repeat-content="false"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008in solid #000000" style:text-align-source="fix" style:repeat-content="false" fo:border-left="0.0008in solid #000000" fo:border-right="0.0008in solid #000000"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top"/>
      <style:paragraph-properties fo:text-align="start"/>
      <style:text-properties style:font-name="Arial" fo:font-size="9pt" style:font-size-asian="9pt" style:font-size-complex="9pt"/>
    </style:style>
    <style:style style:name="ce22" style:family="table-cell" style:parent-style-name="Default">
      <style:table-cell-properties fo:border-bottom="0.0008in solid #000000" style:text-align-source="fix" style:repeat-content="false" fo:border-left="0.0008in solid #000000" fo:border-right="0.0008in solid #000000" fo:border-top="none"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table-cell-properties fo:background-color="#00ffff" style:text-align-source="fix" style:repeat-content="false" fo:wrap-option="wrap"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style:vertical-align="top"/>
      <style:paragraph-properties fo:text-align="start"/>
      <style:text-properties fo:font-size="9pt" fo:font-weight="normal" style:font-size-asian="9pt" style:font-weight-asian="normal" style:font-size-complex="9pt" style:font-weight-complex="normal"/>
    </style:style>
    <style:style style:name="ce26" style:family="table-cell" style:parent-style-name="Default">
      <style:table-cell-properties style:text-align-source="fix" style:repeat-content="false" fo:wrap-option="wrap" fo:border="0.0008in solid #000000" style:vertical-align="top"/>
      <style:paragraph-properties fo:text-align="star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9pt" fo:language="en" fo:country="US" fo:text-shadow="none" style:text-underline-style="none" fo:font-weight="normal" style:text-underline-mode="continuous" style:text-overline-mode="continuous" style:text-line-through-mode="continuous" style:font-name-asian="Arial Unicode MS1" style:font-size-asian="9pt" style:language-asian="zh" style:country-asian="CN" style:font-style-asian="normal" style:font-weight-asian="normal" style:font-size-complex="9pt" style:language-complex="en" style:country-complex="US"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ffff" style:text-align-source="fix" style:repeat-content="false"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border="0.0008in solid #000000" style:vertical-align="top"/>
      <style:paragraph-properties fo:text-align="start"/>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00ffff" style:text-align-source="fix" style:repeat-content="false" fo:border="0.0008in solid #000000" style:vertical-align="top"/>
      <style:paragraph-properties fo:text-align="start"/>
      <style:text-properties style:font-name="Arial" fo:font-size="9pt" fo:font-weight="normal" style:font-size-asian="9pt" style:font-weight-asian="normal" style:font-size-complex="9pt" style:font-weight-complex="normal"/>
    </style:style>
    <style:style style:name="ce33" style:family="table-cell" style:parent-style-name="Default">
      <style:table-cell-properties style:text-align-source="fix" style:repeat-content="false" fo:border="0.0008in solid #000000" style:vertical-align="top"/>
      <style:paragraph-properties fo:text-align="start"/>
      <style:text-properties style:font-name="Arial" fo:font-size="9pt" fo:font-weight="normal" style:font-size-asian="9pt" style:font-weight-asian="normal" style:font-size-complex="9pt" style:font-weight-complex="normal"/>
    </style:style>
    <style:style style:name="ce34" style:family="table-cell" style:parent-style-name="Default">
      <style:table-cell-properties style:text-align-source="fix" style:repeat-content="false" fo:border="0.0008in solid #000000" style:vertical-align="top"/>
      <style:paragraph-properties fo:text-align="start"/>
      <style:text-properties fo:font-size="9pt" fo:font-weight="normal" style:font-size-asian="9pt" style:font-weight-asian="normal" style:font-size-complex="9pt" style:font-weight-complex="normal"/>
    </style:style>
    <style:style style:name="ce35" style:family="table-cell" style:parent-style-name="Default">
      <style:table-cell-properties style:text-align-source="fix" style:repeat-content="false" style:vertical-align="top"/>
      <style:paragraph-properties fo:text-align="start"/>
    </style:style>
    <style:style style:name="T1" style:family="text">
      <style:text-properties fo:color="#000000" style:font-name="Trebuchet MS" fo:font-size="10pt" fo:language="en" fo:country="US" fo:font-style="normal" fo:font-weight="normal" style:font-name-asian="Arial Unicode MS1" style:language-asian="zh" style:country-asian="CN" style:font-name-complex="Trebuchet MS" style:font-size-complex="5.69999980926514pt"/>
    </style:style>
    <style:style style:name="T2" style:family="text">
      <style:text-properties fo:color="#000000" style:font-name="Trebuchet MS" fo:font-size="10pt" fo:language="en" fo:country="US" fo:font-style="normal" fo:font-weight="bold" style:font-name-asian="Arial Unicode MS1" style:language-asian="zh" style:country-asian="CN" style:font-name-complex="Trebuchet MS" style:font-size-complex="5.69999980926514pt" style:font-weight-complex="bold"/>
    </style:style>
    <style:style style:name="T3" style:family="text">
      <style:text-properties style:use-window-font-color="true" style:font-name="Trebuchet MS" fo:font-size="10pt" fo:language="en" fo:country="US" fo:font-style="normal" fo:font-weight="normal" style:font-name-asian="Arial Unicode MS1" style:language-asian="zh" style:country-asian="CN" style:font-name-complex="Trebuchet MS" style:font-size-complex="5.69999980926514pt"/>
    </style:style>
    <style:style style:name="T4" style:family="text">
      <style:text-properties fo:color="#000000" style:font-name="Trebuchet MS" fo:font-size="10pt" fo:language="en" fo:country="US" fo:font-style="italic" fo:font-weight="normal" style:font-name-asian="Arial Unicode MS1" style:language-asian="zh" style:country-asian="CN" style:font-name-complex="Trebuchet MS" style:font-size-complex="5.69999980926514pt" style:font-style-complex="italic"/>
    </style:style>
  </office:automatic-styles>
  <office:body>
    <office:spreadsheet>
      <table:table table:name="Sheet1" table:style-name="ta1" table:print="false">
        <table:table-column table:style-name="co1" table:default-cell-style-name="ce6"/>
        <table:table-column table:style-name="co2" table:number-columns-repeated="3" table:default-cell-style-name="ce6"/>
        <table:table-column table:style-name="co1" table:default-cell-style-name="ce6"/>
        <table:table-column table:style-name="co2" table:default-cell-style-name="ce6"/>
        <table:table-column table:style-name="co1" table:default-cell-style-name="ce6"/>
        <table:table-column table:style-name="co2" table:default-cell-style-name="ce6"/>
        <table:table-column table:style-name="co1" table:number-columns-repeated="2" table:default-cell-style-name="ce6"/>
        <table:table-column table:style-name="co2" table:number-columns-repeated="1014" table:default-cell-style-name="ce6"/>
        <table:table-row table:style-name="ro1">
          <table:table-cell table:style-name="ce1"/>
          <table:table-cell table:style-name="ce1" office:value-type="string">
            <text:p>Topic</text:p>
          </table:table-cell>
          <table:table-cell table:style-name="ce1" office:value-type="string">
            <text:p>Main Text</text:p>
          </table:table-cell>
          <table:table-cell table:style-name="ce1" office:value-type="string">
            <text:p>Environment</text:p>
          </table:table-cell>
          <table:table-cell table:style-name="ce1"/>
          <table:table-cell table:style-name="ce1" office:value-type="string">
            <text:p>Economy</text:p>
          </table:table-cell>
          <table:table-cell table:style-name="ce1"/>
          <table:table-cell table:style-name="ce1" office:value-type="string">
            <text:p>Energy</text:p>
          </table:table-cell>
          <table:table-cell table:style-name="ce11"/>
          <table:table-cell table:number-columns-repeated="1015"/>
        </table:table-row>
        <table:table-row table:style-name="ro1">
          <table:table-cell table:style-name="ce2"/>
          <table:table-cell table:style-name="ce2" office:value-type="string">
            <text:p>ENVIRONMENT</text:p>
          </table:table-cell>
          <table:table-cell table:style-name="ce2" table:number-columns-repeated="6"/>
          <table:table-cell table:style-name="ce12"/>
          <table:table-cell table:number-columns-repeated="1015"/>
        </table:table-row>
        <table:table-row table:style-name="ro2">
          <table:table-cell table:style-name="ce3" office:value-type="float" office:value="1">
            <text:p>1</text:p>
          </table:table-cell>
          <table:table-cell table:style-name="ce3" office:value-type="string">
            <text:p>Estuary Protection</text:p>
          </table:table-cell>
          <table:table-cell table:style-name="ce8" office:value-type="string">
            <text:p>Estuaries are places where rivers meet the sea. Their mix of salt and fresh water creates a fertile habitat for fish, birds and marine life. They are also threatened by over-population, pollution and development.</text:p>
            <text:p/>
          </table:table-cell>
          <table:table-cell table:style-name="ce3" office:value-type="string">
            <text:p>Preserves healthy habitat for important species. </text:p>
            <text:p/>
            <text:p>Establishes cleaner environment for people. </text:p>
            <text:p/>
          </table:table-cell>
          <table:table-cell table:style-name="ce8" office:value-type="string">
            <text:p>+</text:p>
            <text:p/>
            <text:p>+</text:p>
            <text:p/>
          </table:table-cell>
          <table:table-cell table:style-name="ce3" office:value-type="string">
            <text:p>Limits activities like dredging and channeling rivers for shipping.</text:p>
            <text:p/>
            <text:p>Creates nursery habitat for fish and shrimp, which is good for the fishing industry.</text:p>
            <text:p/>
          </table:table-cell>
          <table:table-cell table:style-name="ce3" office:value-type="string">
            <text:p>_</text:p>
            <text:p/>
            <text:p/>
            <text:p/>
            <text:p>+</text:p>
          </table:table-cell>
          <table:table-cell table:style-name="ce3" office:value-type="string">
            <text:p>Makes some areas off limits for oil/gas exploration and extraction. </text:p>
            <text:p/>
          </table:table-cell>
          <table:table-cell table:style-name="ce13" office:value-type="string">
            <text:p>_</text:p>
          </table:table-cell>
          <table:table-cell table:number-columns-repeated="1015"/>
        </table:table-row>
        <table:table-row table:style-name="ro3">
          <table:table-cell table:style-name="ce3" office:value-type="float" office:value="2">
            <text:p>2</text:p>
          </table:table-cell>
          <table:table-cell table:style-name="ce3" office:value-type="string">
            <text:p>Dead Zone outreach</text:p>
          </table:table-cell>
          <table:table-cell table:style-name="ce3" office:value-type="string">
            <text:p>The Dead Zone is an area of low <text:s/>oxygen in the Gulf caused by nutrients from fertilizers brought by the Mississippi River. Fish and other marine life cannot survive in the Dead Zone. Educating farmers upstream could help change how they use fertilizer and minimize its impact.</text:p>
            <text:p/>
          </table:table-cell>
          <table:table-cell table:style-name="ce3" office:value-type="string">
            <text:p>Creates a healthier habitat for marine species. </text:p>
            <text:p/>
            <text:p>Reduces the loss of marine species. </text:p>
          </table:table-cell>
          <table:table-cell table:style-name="ce3" office:value-type="string">
            <text:p>+</text:p>
            <text:p/>
            <text:p/>
            <text:p>+</text:p>
          </table:table-cell>
          <table:table-cell table:style-name="ce8" office:value-type="string">
            <text:p>Reduces losses of fish, shrimp and oysters, which helps the fishing industry. </text:p>
            <text:p/>
            <text:p>Educating people about the Dead Zone can be <text:s/>challenging and expensive. </text:p>
          </table:table-cell>
          <table:table-cell table:style-name="ce8" office:value-type="string">
            <text:p>+</text:p>
            <text:p/>
            <text:p/>
            <text:p/>
            <text:p>_</text:p>
          </table:table-cell>
          <table:table-cell table:style-name="ce8" office:value-type="string">
            <text:p>Growing corn for ethanol contributes to the Dead Zone as farmers use more fertilizer.</text:p>
            <text:p/>
          </table:table-cell>
          <table:table-cell table:style-name="ce13" office:value-type="string">
            <text:p>_</text:p>
          </table:table-cell>
          <table:table-cell table:number-columns-repeated="1015"/>
        </table:table-row>
        <table:table-row table:style-name="ro2">
          <table:table-cell table:style-name="ce3" office:value-type="float" office:value="3">
            <text:p>3</text:p>
          </table:table-cell>
          <table:table-cell table:style-name="ce3" office:value-type="string">
            <text:p>Regulate overfishing </text:p>
          </table:table-cell>
          <table:table-cell table:style-name="ce3" office:value-type="string">
            <text:p>Overfishing is catching fish and shellfish faster than they can reproduce. This harms species and ecosystems as well as endangers the food supply.</text:p>
          </table:table-cell>
          <table:table-cell table:style-name="ce3" office:value-type="string">
            <text:p>Helps fish populations rebound and remain healthy year-to-year. </text:p>
          </table:table-cell>
          <table:table-cell table:style-name="ce3" office:value-type="string">
            <text:p>+</text:p>
          </table:table-cell>
          <table:table-cell table:style-name="ce3" office:value-type="string">
            <text:p>Upsets fishermen in the short term since fewer fish can be caught.</text:p>
            <text:p/>
            <text:p>Benefits fishing industry in the long term; creates a more sustainable fish population.</text:p>
            <text:p/>
          </table:table-cell>
          <table:table-cell table:style-name="ce3" office:value-type="string">
            <text:p>_</text:p>
            <text:p/>
            <text:p/>
            <text:p/>
            <text:p>+</text:p>
          </table:table-cell>
          <table:table-cell table:style-name="ce8" office:value-type="string">
            <text:p>Fishing boats use a significant amount of fuel; setting catch limits reduces fuel use. </text:p>
          </table:table-cell>
          <table:table-cell table:style-name="ce13" office:value-type="string">
            <text:p>_</text:p>
          </table:table-cell>
          <table:table-cell table:number-columns-repeated="1015"/>
        </table:table-row>
        <table:table-row table:style-name="ro4">
          <table:table-cell table:style-name="ce3" office:value-type="float" office:value="4">
            <text:p>4</text:p>
          </table:table-cell>
          <table:table-cell table:style-name="ce3" office:value-type="string">
            <text:p>Detect <text:s text:c="3"/>harmful algal blooms</text:p>
          </table:table-cell>
          <table:table-cell table:style-name="ce9" office:value-type="string">
            <text:p><text:span text:style-name="T1">A harmful algal bloom, or red tide, is caused by an increase in the marine algae </text:span><text:span text:style-name="T4">K.brevis</text:span><text:span text:style-name="T1">. This algae releases a toxin that can kill fish in large numbers, make shellfish poisonous to humans, and produce airborne irritants that drive people from beaches. Forecasting a red tide can help minimize its impact.</text:span></text:p>
          </table:table-cell>
          <table:table-cell table:style-name="ce3" office:value-type="string">
            <text:p>Helps reduce potential for eating contaminated fish and shellfish.</text:p>
            <text:p/>
            <text:p/>
            <text:p>Reduces risk of harm to humans from contaminated beaches.</text:p>
            <text:p/>
          </table:table-cell>
          <table:table-cell table:style-name="ce3" office:value-type="string">
            <text:p>+</text:p>
            <text:p/>
            <text:p/>
            <text:p/>
            <text:p>+</text:p>
          </table:table-cell>
          <table:table-cell table:style-name="ce3" office:value-type="string">
            <text:p>Reduces impact on tourism; gives people a chance to change their recreation plans. </text:p>
            <text:p/>
            <text:p>Benefits fishing industry; gives fishermen a chance to fish somewhere else.</text:p>
          </table:table-cell>
          <table:table-cell table:style-name="ce3" office:value-type="string">
            <text:p>+</text:p>
            <text:p/>
            <text:p/>
            <text:p>+</text:p>
          </table:table-cell>
          <table:table-cell table:style-name="ce8" office:value-type="string">
            <text:p>Impact on energy sector is neutral or minimal.</text:p>
          </table:table-cell>
          <table:table-cell table:style-name="ce13" office:value-type="string">
            <text:p>o</text:p>
          </table:table-cell>
          <table:table-cell table:number-columns-repeated="1015"/>
        </table:table-row>
        <table:table-row table:style-name="ro5">
          <table:table-cell table:style-name="ce3" office:value-type="float" office:value="5">
            <text:p>5</text:p>
          </table:table-cell>
          <table:table-cell table:style-name="ce3" office:value-type="string">
            <text:p><text:span text:style-name="T1">Restore more coastal</text:span><text:span text:style-name="T2"> </text:span><text:span text:style-name="T1">wetlands</text:span></text:p>
          </table:table-cell>
          <table:table-cell table:style-name="ce3" office:value-type="string">
            <text:p>Coastal wetlands include swamps, marshes and mangrove forests. They remove pollutants from water, protect against floods, <text:s/>stabilize shorelines, and provide essential wildlife habitats and recreational areas.</text:p>
          </table:table-cell>
          <table:table-cell table:style-name="ce3" office:value-type="string">
            <text:p>Increases area that serves as an important habitat for wildlife.</text:p>
            <text:p/>
            <text:p>Reduces pollution and maintain cleaner water for people and marine life. <text:s/></text:p>
            <text:p/>
            <text:p/>
            <text:p>Filters river water and help reduce the size of the Dead Zone.</text:p>
            <text:p/>
          </table:table-cell>
          <table:table-cell table:style-name="ce3" office:value-type="string">
            <text:p>+</text:p>
            <text:p/>
            <text:p/>
            <text:p>+</text:p>
            <text:p/>
            <text:p>+</text:p>
            <text:p/>
            <text:p/>
            <text:p/>
          </table:table-cell>
          <table:table-cell table:style-name="ce3" office:value-type="string">
            <text:p>Provides <text:s/>more recreational areas for hunting, fishing and birdwatching.</text:p>
            <text:p/>
            <text:p>Expands essential nursery habitat for fish and shrimp; good for the fishing industry.</text:p>
            <text:p/>
            <text:p>Provides important flood protection for coastal urban areas. </text:p>
            <text:p/>
          </table:table-cell>
          <table:table-cell table:style-name="ce3" office:value-type="string">
            <text:p>+</text:p>
            <text:p/>
            <text:p/>
            <text:p/>
            <text:p>+</text:p>
            <text:p/>
            <text:p/>
            <text:p/>
            <text:p>+</text:p>
          </table:table-cell>
          <table:table-cell table:style-name="ce3" office:value-type="string">
            <text:p>Makes some areas “off limits” for oil/gas exploration and extraction.</text:p>
          </table:table-cell>
          <table:table-cell table:style-name="ce13" office:value-type="string">
            <text:p>_</text:p>
          </table:table-cell>
          <table:table-cell table:number-columns-repeated="1015"/>
        </table:table-row>
        <table:table-row table:style-name="ro6">
          <table:table-cell table:style-name="ce3" office:value-type="float" office:value="6">
            <text:p>6</text:p>
          </table:table-cell>
          <table:table-cell table:style-name="ce3" office:value-type="string">
            <text:p>Reduce aquatic pollutants </text:p>
          </table:table-cell>
          <table:table-cell table:style-name="ce8" office:value-type="string">
            <text:p>The ecosystems of the Gulf are threatened by pollution from many sources. These include coastal industries, wastewater facilities, and storm run-off from cities and towns. Large cargo ships also add significant amounts of pollutants and debris.</text:p>
          </table:table-cell>
          <table:table-cell table:style-name="ce3" office:value-type="string">
            <text:p>Increases the variety and abundance of marine species. <text:s/></text:p>
            <text:p/>
            <text:p>Reduces pollution and creates a healthier environment for people.</text:p>
            <text:p/>
          </table:table-cell>
          <table:table-cell table:style-name="ce3" office:value-type="string">
            <text:p>+</text:p>
            <text:p/>
            <text:p/>
            <text:p/>
            <text:p>+</text:p>
          </table:table-cell>
          <table:table-cell table:style-name="ce3" office:value-type="string">
            <text:p>Benefits the fishing industry by improving fish habitats.</text:p>
            <text:p/>
            <text:p>Benefits tourism and recreation industries by keeping beaches and other areas clean. </text:p>
            <text:p/>
            <text:p>Treating waste and industrial discharges to remove pollutants is costly. </text:p>
            <text:p/>
          </table:table-cell>
          <table:table-cell table:style-name="ce3" office:value-type="string">
            <text:p>+</text:p>
            <text:p/>
            <text:p/>
            <text:p>+</text:p>
            <text:p/>
            <text:p/>
            <text:p/>
            <text:p/>
            <text:p>_</text:p>
          </table:table-cell>
          <table:table-cell table:style-name="ce8" office:value-type="string">
            <text:p>Some pollution reduction systems might require more energy.</text:p>
            <text:p/>
            <text:p>Cleaning up oil tankers is costly.</text:p>
          </table:table-cell>
          <table:table-cell table:style-name="ce14" office:value-type="string">
            <text:p>+</text:p>
            <text:p/>
            <text:p/>
            <text:p/>
            <text:p>_</text:p>
          </table:table-cell>
          <table:table-cell table:number-columns-repeated="1015"/>
        </table:table-row>
        <table:table-row table:style-name="ro3">
          <table:table-cell table:style-name="ce3" office:value-type="float" office:value="7">
            <text:p>7</text:p>
          </table:table-cell>
          <table:table-cell table:style-name="ce3" office:value-type="string">
            <text:p>Create more marine <text:s/>sanctuaries</text:p>
          </table:table-cell>
          <table:table-cell table:style-name="ce3" office:value-type="string">
            <text:p>Sanctuary waters provide a secure habitat for marine species, protect historically significant shipwrecks and artifacts, and preserve ecological diversity. </text:p>
          </table:table-cell>
          <table:table-cell table:style-name="ce3" office:value-type="string">
            <text:p>Provides additional safe habitats for species. <text:s/></text:p>
            <text:p/>
            <text:p>Serves as natural classrooms and laboratories for schools and researchers and promotes good stewardship of our oceans. </text:p>
          </table:table-cell>
          <table:table-cell table:style-name="ce3" office:value-type="string">
            <text:p>+</text:p>
            <text:p/>
            <text:p>+</text:p>
          </table:table-cell>
          <table:table-cell table:style-name="ce3" office:value-type="string">
            <text:p>Provides recreational spots for sport fishing and diving, and supports industries such as tourism, fishing and kelp harvesting.</text:p>
            <text:p/>
            <text:p>Restricts commercial fishing and shipping traffic. </text:p>
            <text:p/>
          </table:table-cell>
          <table:table-cell table:style-name="ce3" office:value-type="string">
            <text:p>+</text:p>
            <text:p/>
            <text:p/>
            <text:p/>
            <text:p/>
            <text:p/>
            <text:p/>
            <text:p>_</text:p>
          </table:table-cell>
          <table:table-cell table:style-name="ce3" office:value-type="string">
            <text:p>Prohibits oil drilling in the newly protected areas.</text:p>
            <text:p/>
            <text:p>Restricts installation of wind platforms to generate energy.</text:p>
          </table:table-cell>
          <table:table-cell table:style-name="ce14" office:value-type="string">
            <text:p>_</text:p>
            <text:p/>
            <text:p/>
            <text:p>_</text:p>
          </table:table-cell>
          <table:table-cell table:number-columns-repeated="1015"/>
        </table:table-row>
        <table:table-row table:style-name="ro3">
          <table:table-cell table:style-name="ce3" office:value-type="float" office:value="8">
            <text:p>8</text:p>
          </table:table-cell>
          <table:table-cell table:style-name="ce3" office:value-type="string">
            <text:p>Control invasive species</text:p>
          </table:table-cell>
          <table:table-cell table:style-name="ce3" office:value-type="string">
            <text:p>Ballast water discharges from transoceanic vessels are the single <text:s/>largest source of aquatic non-indigenous species invasions. This threat is particularly serious in the Gulf because it is connected to the largest watershed in North America and has some of the world’s largest ports. </text:p>
            <text:p/>
          </table:table-cell>
          <table:table-cell table:style-name="ce3" office:value-type="string">
            <text:p>Reduces loss of native <text:s/>species to invasive species.</text:p>
            <text:p/>
            <text:p>Preserves natural balance of the environment.</text:p>
            <text:p/>
          </table:table-cell>
          <table:table-cell table:style-name="ce3" office:value-type="string">
            <text:p>+</text:p>
            <text:p/>
            <text:p/>
            <text:p>+</text:p>
          </table:table-cell>
          <table:table-cell table:style-name="ce8" office:value-type="string">
            <text:p>Impacts commercial shipping through stricter regulations and enforcement. </text:p>
          </table:table-cell>
          <table:table-cell table:style-name="ce8" office:value-type="string">
            <text:p>_</text:p>
          </table:table-cell>
          <table:table-cell table:style-name="ce8" office:value-type="string">
            <text:p>Impact on energy sector is neutral or minimal.</text:p>
          </table:table-cell>
          <table:table-cell table:style-name="ce13" office:value-type="string">
            <text:p>o</text:p>
          </table:table-cell>
          <table:table-cell table:number-columns-repeated="1015"/>
        </table:table-row>
        <table:table-row table:style-name="ro1">
          <table:table-cell table:style-name="ce4"/>
          <table:table-cell table:style-name="ce4" office:value-type="string">
            <text:p>Economy</text:p>
          </table:table-cell>
          <table:table-cell table:style-name="ce4" table:number-columns-repeated="6"/>
          <table:table-cell table:style-name="ce15"/>
          <table:table-cell table:number-columns-repeated="1015"/>
        </table:table-row>
        <table:table-row table:style-name="ro7">
          <table:table-cell table:style-name="ce3" office:value-type="float" office:value="1">
            <text:p>1</text:p>
          </table:table-cell>
          <table:table-cell table:style-name="ce7" office:value-type="string">
            <text:p><text:span text:style-name="T3">Build more </text:span><text:span text:style-name="T1">housing units</text:span></text:p>
          </table:table-cell>
          <table:table-cell table:style-name="ce3" office:value-type="string">
            <text:p>Coastal areas are among the most popular places to live. Even though the development of the Gulf Coast can boost economic growth, the high density of people and industry is a threat to <text:s/>the region’s environment.</text:p>
          </table:table-cell>
          <table:table-cell table:style-name="ce3" office:value-type="string">
            <text:p>Reduces open space, increases erosion and reduces habitat for coastal wildlife.</text:p>
            <text:p/>
            <text:p>Increases demand on environmental resources and creates more pollution.</text:p>
          </table:table-cell>
          <table:table-cell table:style-name="ce3" office:value-type="string">
            <text:p>_</text:p>
            <text:p/>
            <text:p/>
            <text:p/>
            <text:p>_</text:p>
          </table:table-cell>
          <table:table-cell table:style-name="ce7" office:value-type="string">
            <text:p><text:span text:style-name="T1">Increases construction-related jobs and leads to improved regional</text:span></text:p>
            <text:p>infrastructure.</text:p>
            <text:p/>
            <text:p>Increases tax</text:p>
            <text:p><text:span text:style-name="T3">revenues</text:span><text:span text:style-name="T1"> from additional population.</text:span></text:p>
          </table:table-cell>
          <table:table-cell table:style-name="ce3" office:value-type="string">
            <text:p/>
            <text:p>+</text:p>
            <text:p/>
            <text:p/>
            <text:p/>
            <text:p>+</text:p>
          </table:table-cell>
          <table:table-cell table:style-name="ce3" office:value-type="string">
            <text:p>Additional housing and people use more energy.</text:p>
            <text:p/>
            <text:p>Residential buildings - particularly single-family homes – makes maintenance more costly for energy companies.</text:p>
            <text:p/>
          </table:table-cell>
          <table:table-cell table:style-name="ce14" office:value-type="string">
            <text:p/>
            <text:p>+</text:p>
            <text:p/>
            <text:p>_</text:p>
          </table:table-cell>
          <table:table-cell table:number-columns-repeated="1015"/>
        </table:table-row>
        <table:table-row table:style-name="ro8">
          <table:table-cell table:style-name="ce3" office:value-type="float" office:value="2">
            <text:p>2</text:p>
          </table:table-cell>
          <table:table-cell table:style-name="ce7" office:value-type="string">
            <text:p><text:span text:style-name="T3">Build</text:span><text:span text:style-name="T1"> eco-friendly sewage treatment plants</text:span></text:p>
          </table:table-cell>
          <table:table-cell table:style-name="ce7" office:value-type="string">
            <text:p><text:span text:style-name="T3">As the population increases, wastewater treatment becomes more important. E</text:span><text:span text:style-name="T1">co-friendly</text:span><text:span text:style-name="T3"> sewage treatment reuses the water and sludge by-products and harvests the inherent energy in sewage.</text:span></text:p>
          </table:table-cell>
          <table:table-cell table:style-name="ce7" office:value-type="string">
            <text:p>Creates less pollution through green, efficient sewage treatment.</text:p>
            <text:p/>
            <text:p><text:span text:style-name="T1">Constructing wetlands for wastewater treatment can create</text:span><text:span text:style-name="T3"> productive habitat.</text:span></text:p>
          </table:table-cell>
          <table:table-cell table:style-name="ce3" office:value-type="string">
            <text:p>+</text:p>
            <text:p/>
            <text:p>+</text:p>
          </table:table-cell>
          <table:table-cell table:style-name="ce3" office:value-type="string">
            <text:p>Construction costs for environmentally sound, high-efficiency sewage treatment are higher.</text:p>
            <text:p/>
            <text:p>Over time, high-efficiency plants save money in operating costs.</text:p>
          </table:table-cell>
          <table:table-cell table:style-name="ce3" office:value-type="string">
            <text:p/>
            <text:p>_</text:p>
            <text:p/>
            <text:p/>
            <text:p>+</text:p>
          </table:table-cell>
          <table:table-cell table:style-name="ce3" office:value-type="string">
            <text:p>Environmental, high- efficiency sewage treatment uses less energy, and, in some cases, none.</text:p>
            <text:p/>
            <text:p>Methane generated from treatment plants can be used as alternative energy.</text:p>
          </table:table-cell>
          <table:table-cell table:style-name="ce14" office:value-type="string">
            <text:p>_</text:p>
            <text:p/>
            <text:p/>
            <text:p/>
            <text:p/>
            <text:p>+</text:p>
          </table:table-cell>
          <table:table-cell table:number-columns-repeated="1015"/>
        </table:table-row>
        <table:table-row table:style-name="ro9">
          <table:table-cell table:style-name="ce3" office:value-type="float" office:value="3">
            <text:p>3</text:p>
          </table:table-cell>
          <table:table-cell table:style-name="ce3" office:value-type="string">
            <text:p>Recruit financial and information businesses</text:p>
          </table:table-cell>
          <table:table-cell table:style-name="ce3" office:value-type="string">
            <text:p>Financial and information businesses offer higher paying positions and do not negatively impact the environment as much as manufacturing.</text:p>
          </table:table-cell>
          <table:table-cell table:style-name="ce3" office:value-type="string">
            <text:p>More businesses and people place more demands on the resources of the region.</text:p>
            <text:p/>
            <text:p>Non-manufacturing business is low polluting.</text:p>
          </table:table-cell>
          <table:table-cell table:style-name="ce8" office:value-type="string">
            <text:p>_</text:p>
            <text:p/>
            <text:p/>
            <text:p>+</text:p>
          </table:table-cell>
          <table:table-cell table:style-name="ce3" office:value-type="string">
            <text:p>Creates high paying jobs and improves the local economy.</text:p>
            <text:p/>
            <text:p>Businesses increase tax revenues that, in turn, support more local infrastructure.</text:p>
          </table:table-cell>
          <table:table-cell table:style-name="ce3" office:value-type="string">
            <text:p>+</text:p>
            <text:p/>
            <text:p/>
            <text:p>+</text:p>
          </table:table-cell>
          <table:table-cell table:style-name="ce3" office:value-type="string">
            <text:p>More people and more business means more energy consumption.</text:p>
          </table:table-cell>
          <table:table-cell table:style-name="ce13" office:value-type="string">
            <text:p>+</text:p>
          </table:table-cell>
          <table:table-cell table:number-columns-repeated="1015"/>
        </table:table-row>
        <table:table-row table:style-name="ro9">
          <table:table-cell table:style-name="ce3" office:value-type="float" office:value="4">
            <text:p>4</text:p>
          </table:table-cell>
          <table:table-cell table:style-name="ce3" office:value-type="string">
            <text:p>Recruit manufacturing industries </text:p>
          </table:table-cell>
          <table:table-cell table:style-name="ce3" office:value-type="string">
            <text:p>Historically the Gulf Coast has been home to manufacturing industries such as paper mills, refineries, aerospace and defense. </text:p>
          </table:table-cell>
          <table:table-cell table:style-name="ce8" office:value-type="string">
            <text:p>Manufacturing has been responsible for high levels of pollution.</text:p>
            <text:p/>
            <text:p>More businesses and people place more demands on the resources of the region.</text:p>
          </table:table-cell>
          <table:table-cell table:style-name="ce8" office:value-type="string">
            <text:p>_</text:p>
            <text:p/>
            <text:p/>
            <text:p>_</text:p>
          </table:table-cell>
          <table:table-cell table:style-name="ce3" office:value-type="string">
            <text:p>Manufacturing creates jobs for large numbers of people.</text:p>
            <text:p/>
            <text:p>Businesses increase tax revenues that, in turn, support more local infrastructure.</text:p>
          </table:table-cell>
          <table:table-cell table:style-name="ce3" office:value-type="string">
            <text:p>+</text:p>
            <text:p/>
            <text:p/>
            <text:p>+</text:p>
          </table:table-cell>
          <table:table-cell table:style-name="ce3" office:value-type="string">
            <text:p>More people and more business means more energy consumption.</text:p>
          </table:table-cell>
          <table:table-cell table:style-name="ce13" office:value-type="string">
            <text:p>+</text:p>
          </table:table-cell>
          <table:table-cell table:number-columns-repeated="1015"/>
        </table:table-row>
        <table:table-row table:style-name="ro10">
          <table:table-cell table:style-name="ce3" office:value-type="float" office:value="5">
            <text:p>5</text:p>
          </table:table-cell>
          <table:table-cell table:style-name="ce3" office:value-type="string">
            <text:p>Deepen shipping channels</text:p>
          </table:table-cell>
          <table:table-cell table:style-name="ce3" office:value-type="string">
            <text:p>Deepening existing shipping channels will allow larger ships access to the ports. Increasing port capacity means more goods can arrive more efficiently.</text:p>
          </table:table-cell>
          <table:table-cell table:style-name="ce8" office:value-type="string">
            <text:p>Dredging can harm or destroy some habitats like seagrass beds and coral reefs.</text:p>
            <text:p/>
            <text:p>More goods transported by larger ships could reduce the amount of pollution.</text:p>
            <text:p/>
          </table:table-cell>
          <table:table-cell table:style-name="ce8" office:value-type="string">
            <text:p>_</text:p>
            <text:p/>
            <text:p/>
            <text:p/>
            <text:p>+</text:p>
          </table:table-cell>
          <table:table-cell table:style-name="ce3" office:value-type="string">
            <text:p>Creates more business at the ports and along the coast.</text:p>
            <text:p/>
            <text:p>Shipping is an efficient and inexpensive way to transport goods.</text:p>
          </table:table-cell>
          <table:table-cell table:style-name="ce3" office:value-type="string">
            <text:p>+</text:p>
            <text:p/>
            <text:p/>
            <text:p>+</text:p>
          </table:table-cell>
          <table:table-cell table:style-name="ce3" office:value-type="string">
            <text:p>Oil and gas are transported by ship, and larger ships mean more capacity.</text:p>
            <text:p/>
            <text:p>More shipping activity, in general, would use more fuel.</text:p>
          </table:table-cell>
          <table:table-cell table:style-name="ce16" office:value-type="string">
            <text:p>+</text:p>
            <text:p/>
            <text:p/>
            <text:p/>
            <text:p>+</text:p>
          </table:table-cell>
          <table:table-cell table:number-columns-repeated="1015"/>
        </table:table-row>
        <table:table-row table:style-name="ro9">
          <table:table-cell table:style-name="ce3" office:value-type="float" office:value="6">
            <text:p>6</text:p>
          </table:table-cell>
          <table:table-cell table:style-name="ce3" office:value-type="string">
            <text:p>Increase “catch limits” for fishermen </text:p>
          </table:table-cell>
          <table:table-cell table:style-name="ce8" office:value-type="string">
            <text:p>Raising catch limits for commercial and recreational fishing would expand both industries by allowing more fish to be caught. However, increasing the limits can endanger fish populations.</text:p>
          </table:table-cell>
          <table:table-cell table:style-name="ce8" office:value-type="string">
            <text:p>Increased quotas can lead to overfishing, putting more species at risk.</text:p>
            <text:p/>
            <text:p>Increased quotas may result in more fishing boats, causing more disruption to habitats.</text:p>
          </table:table-cell>
          <table:table-cell table:style-name="ce8" office:value-type="string">
            <text:p>_</text:p>
            <text:p/>
            <text:p/>
            <text:p>_</text:p>
          </table:table-cell>
          <table:table-cell table:style-name="ce3" office:value-type="string">
            <text:p>Raising the limits increases the volume of fish available to sell. </text:p>
            <text:p/>
            <text:p>Overfishing can cause a collapse in the industry when fish become scarce.</text:p>
          </table:table-cell>
          <table:table-cell table:style-name="ce3" office:value-type="string">
            <text:p>+</text:p>
            <text:p/>
            <text:p/>
            <text:p>_</text:p>
          </table:table-cell>
          <table:table-cell table:style-name="ce3" office:value-type="string">
            <text:p>More fishing means more boats using more fuel.</text:p>
            <text:p/>
            <text:p/>
          </table:table-cell>
          <table:table-cell table:style-name="ce13" office:value-type="string">
            <text:p>+</text:p>
          </table:table-cell>
          <table:table-cell table:number-columns-repeated="1015"/>
        </table:table-row>
        <table:table-row table:style-name="ro8">
          <table:table-cell table:style-name="ce3" office:value-type="float" office:value="7">
            <text:p>7</text:p>
          </table:table-cell>
          <table:table-cell table:style-name="ce3" office:value-type="string">
            <text:p>License offshore fish farms </text:p>
          </table:table-cell>
          <table:table-cell table:style-name="ce3" office:value-type="string">
            <text:p>Fish farms are caged systems for producing fish. A sustainable aquaculture industry would increase the locally-grown seafood supply and provide new economic opportunities.</text:p>
            <text:p/>
          </table:table-cell>
          <table:table-cell table:style-name="ce3" office:value-type="string">
            <text:p>Waste and pollution from <text:s/>fish farms can lead to diseases among the wild fish in the Gulf.</text:p>
            <text:p/>
            <text:p>Non-native fish can escape from farms and breed with or kill native species. </text:p>
          </table:table-cell>
          <table:table-cell table:style-name="ce3" office:value-type="string">
            <text:p>_</text:p>
            <text:p/>
            <text:p/>
            <text:p/>
            <text:p>_</text:p>
          </table:table-cell>
          <table:table-cell table:style-name="ce3" office:value-type="string">
            <text:p>Could disrupt local fishing communities because fish farms are often owned by large corporations.</text:p>
            <text:p/>
            <text:p>Adds local jobs for processing fish. </text:p>
            <text:p/>
            <text:p/>
          </table:table-cell>
          <table:table-cell table:style-name="ce3" office:value-type="string">
            <text:p>_</text:p>
            <text:p/>
            <text:p/>
            <text:p/>
            <text:p/>
            <text:p>+</text:p>
            <text:p/>
          </table:table-cell>
          <table:table-cell table:style-name="ce8" office:value-type="string">
            <text:p>Fish farms are well-positioned to use alternative energy (wind, solar, <text:s/>etc.).</text:p>
            <text:p/>
            <text:p>Fish farms could rent vacant offshore oil platforms as staging areas.</text:p>
          </table:table-cell>
          <table:table-cell table:style-name="ce14" office:value-type="string">
            <text:p>+</text:p>
            <text:p/>
            <text:p/>
            <text:p/>
            <text:p>+</text:p>
            <text:p/>
          </table:table-cell>
          <table:table-cell table:number-columns-repeated="1015"/>
        </table:table-row>
        <table:table-row table:style-name="ro11">
          <table:table-cell table:style-name="ce3" office:value-type="float" office:value="8">
            <text:p>8</text:p>
          </table:table-cell>
          <table:table-cell table:style-name="ce3" office:value-type="string">
            <text:p>Expand eco-tourism industry</text:p>
          </table:table-cell>
          <table:table-cell table:style-name="ce3" office:value-type="string">
            <text:p>"Eco-travel” encourages tourists to enjoy the natural world in a socially responsible manner, promotes conservation, limits negative human impact, and supports the local population. </text:p>
            <text:p><text:s/></text:p>
          </table:table-cell>
          <table:table-cell table:style-name="ce10" office:value-type="string">
            <text:p>Increases public awareness and appreciation for the environment.</text:p>
            <text:p/>
            <text:p>Engages the tourist industry with low or no impact on the environment.</text:p>
          </table:table-cell>
          <table:table-cell table:style-name="ce8" office:value-type="string">
            <text:p>+</text:p>
            <text:p/>
            <text:p/>
            <text:p>+</text:p>
          </table:table-cell>
          <table:table-cell table:style-name="ce8" office:value-type="string">
            <text:p>Expands offerings of the tourism industry.</text:p>
            <text:p/>
            <text:p>Helps rural communities attract more tourists.</text:p>
            <text:p/>
          </table:table-cell>
          <table:table-cell table:style-name="ce8" office:value-type="string">
            <text:p>+</text:p>
            <text:p/>
            <text:p/>
            <text:p>+</text:p>
            <text:p/>
          </table:table-cell>
          <table:table-cell table:style-name="ce8" office:value-type="string">
            <text:p>Service industry and tourists would use more fuel and energy.</text:p>
            <text:p/>
            <text:p>Eco-tourism provides opportunity to explore alternative energy (wind, solar, etc.)</text:p>
          </table:table-cell>
          <table:table-cell table:style-name="ce14" office:value-type="string">
            <text:p>+</text:p>
            <text:p/>
            <text:p/>
            <text:p>+</text:p>
          </table:table-cell>
          <table:table-cell table:number-columns-repeated="1015"/>
        </table:table-row>
        <table:table-row table:style-name="ro1">
          <table:table-cell table:style-name="ce5"/>
          <table:table-cell table:style-name="ce5" office:value-type="string">
            <text:p>Energy</text:p>
          </table:table-cell>
          <table:table-cell table:style-name="ce5" table:number-columns-repeated="6"/>
          <table:table-cell table:style-name="ce17"/>
          <table:table-cell table:number-columns-repeated="1015"/>
        </table:table-row>
        <table:table-row table:style-name="ro5">
          <table:table-cell table:style-name="ce3" office:value-type="float" office:value="1">
            <text:p>1</text:p>
          </table:table-cell>
          <table:table-cell table:style-name="ce3" office:value-type="string">
            <text:p>Open new areas for offshore oil drilling</text:p>
          </table:table-cell>
          <table:table-cell table:style-name="ce3" office:value-type="string">
            <text:p>Opening previously restricted areas, like the coast of Florida, could lead to the discovery of new oil fields.</text:p>
          </table:table-cell>
          <table:table-cell table:style-name="ce3" office:value-type="string">
            <text:p>Oil and gas extraction is a major cause of habitat destruction (such as coastal wetlands) and pollution. </text:p>
            <text:p/>
            <text:p>Increases risk of oil spills, which can kill species and damage habitats. </text:p>
            <text:p/>
          </table:table-cell>
          <table:table-cell table:style-name="ce3" office:value-type="string">
            <text:p>_</text:p>
            <text:p/>
            <text:p/>
            <text:p/>
            <text:p>_</text:p>
            <text:p/>
            <text:p/>
            <text:p/>
            <text:p/>
            <text:p/>
          </table:table-cell>
          <table:table-cell table:style-name="ce3" office:value-type="string">
            <text:p>Creates jobs for oil and gas related industries. </text:p>
            <text:p/>
            <text:p>An oil spill could have devastating effects on the tourism and fishing industries.</text:p>
            <text:p/>
            <text:p>Reduces dependence on foreign sources of oil and natural gas.</text:p>
          </table:table-cell>
          <table:table-cell table:style-name="ce3" office:value-type="string">
            <text:p>+</text:p>
            <text:p/>
            <text:p/>
            <text:p>_</text:p>
            <text:p/>
            <text:p/>
            <text:p/>
            <text:p/>
            <text:p>+</text:p>
          </table:table-cell>
          <table:table-cell table:style-name="ce3" office:value-type="string">
            <text:p>Opening new fields increases production and revenues. </text:p>
            <text:p/>
            <text:p/>
            <text:p/>
            <text:p>Significant investment is required to locate oil deposits in new areas. </text:p>
          </table:table-cell>
          <table:table-cell table:style-name="ce14" office:value-type="string">
            <text:p>+</text:p>
            <text:p/>
            <text:p/>
            <text:p/>
            <text:p/>
            <text:p>_</text:p>
          </table:table-cell>
          <table:table-cell table:number-columns-repeated="1015"/>
        </table:table-row>
        <table:table-row table:style-name="ro2">
          <table:table-cell table:style-name="ce3" office:value-type="float" office:value="2">
            <text:p>2</text:p>
          </table:table-cell>
          <table:table-cell table:style-name="ce3" office:value-type="string">
            <text:p>Allow deep water oil drilling </text:p>
          </table:table-cell>
          <table:table-cell table:style-name="ce3" office:value-type="string">
            <text:p>Deep water drilling (10,000+ feet) <text:s/>is risky and expensive. However, there is the potential of finding large deposits of oil and gas.</text:p>
            <text:p/>
          </table:table-cell>
          <table:table-cell table:style-name="ce8" office:value-type="string">
            <text:p>Many of the deepest wells are near the continent's northernmost coral reefs, treasuries of marine life.</text:p>
            <text:p/>
            <text:p>Deepwater drilling is risky and oil spills are more difficult to cap in deepwater.</text:p>
          </table:table-cell>
          <table:table-cell table:style-name="ce8" office:value-type="string">
            <text:p>_</text:p>
            <text:p/>
            <text:p/>
            <text:p/>
            <text:p>_</text:p>
          </table:table-cell>
          <table:table-cell table:style-name="ce3" office:value-type="string">
            <text:p>Creates jobs for oil and gas related industries. </text:p>
            <text:p/>
            <text:p>An oil spill could have devastating effects on <text:s/>the tourism and fishing industries.</text:p>
            <text:p/>
          </table:table-cell>
          <table:table-cell table:style-name="ce3" office:value-type="string">
            <text:p>+</text:p>
            <text:p/>
            <text:p/>
            <text:p>_</text:p>
          </table:table-cell>
          <table:table-cell table:style-name="ce3" office:value-type="string">
            <text:p>Deepwater wells can produce more oil than shallow water wells. </text:p>
            <text:p/>
            <text:p>Risky investment as costs are higher and some wells don’t produce a profit. </text:p>
          </table:table-cell>
          <table:table-cell table:style-name="ce14" office:value-type="string">
            <text:p>+</text:p>
            <text:p/>
            <text:p/>
            <text:p>_</text:p>
          </table:table-cell>
          <table:table-cell table:number-columns-repeated="1015"/>
        </table:table-row>
        <table:table-row table:style-name="ro12">
          <table:table-cell table:style-name="ce3" office:value-type="float" office:value="3">
            <text:p>3</text:p>
          </table:table-cell>
          <table:table-cell table:style-name="ce3" office:value-type="string">
            <text:p>Install solar plants</text:p>
          </table:table-cell>
          <table:table-cell table:style-name="ce3" office:value-type="string">
            <text:p>Solar power is an intermittent energy source, but new technologies have made it competitive with traditional sources.</text:p>
          </table:table-cell>
          <table:table-cell table:style-name="ce8" office:value-type="string">
            <text:p>Reduces pollution, as solar energy is a clean, carbon-free power source. <text:s/></text:p>
            <text:p/>
            <text:p>Large solar farms could cause a loss of some wildlife habitat.</text:p>
          </table:table-cell>
          <table:table-cell table:style-name="ce8" office:value-type="string">
            <text:p>+</text:p>
            <text:p/>
            <text:p/>
            <text:p>_</text:p>
          </table:table-cell>
          <table:table-cell table:style-name="ce8" office:value-type="string">
            <text:p>Renewable energy will be more affordable if fossil fuel prices continue to rise. </text:p>
            <text:p/>
            <text:p>Reduces dependence on foreign sources of oil and natural gas. </text:p>
            <text:p/>
            <text:p>Higher rates may be passed on to consumers by utilities. </text:p>
          </table:table-cell>
          <table:table-cell table:style-name="ce8" office:value-type="string">
            <text:p>+</text:p>
            <text:p/>
            <text:p/>
            <text:p/>
            <text:p>+</text:p>
            <text:p/>
            <text:p/>
            <text:p>_</text:p>
          </table:table-cell>
          <table:table-cell table:style-name="ce3" office:value-type="string">
            <text:p>Diversifies the energy sources for the region. </text:p>
            <text:p/>
            <text:p>More expensive for utility companies to buy solar than fossil fuel-based electricity. </text:p>
            <text:p/>
            <text:p>High start-up cost is balanced by free fuel source and predictable operating costs over lifetime of plant. </text:p>
          </table:table-cell>
          <table:table-cell table:style-name="ce14" office:value-type="string">
            <text:p>+</text:p>
            <text:p/>
            <text:p>_</text:p>
            <text:p/>
            <text:p/>
            <text:p/>
            <text:p/>
            <text:p>o</text:p>
          </table:table-cell>
          <table:table-cell table:number-columns-repeated="1015"/>
        </table:table-row>
        <table:table-row table:style-name="ro13">
          <table:table-cell table:style-name="ce3" office:value-type="float" office:value="4">
            <text:p>4</text:p>
          </table:table-cell>
          <table:table-cell table:style-name="ce3" office:value-type="string">
            <text:p>Create smart grid</text:p>
            <text:p/>
          </table:table-cell>
          <table:table-cell table:style-name="ce8" office:value-type="string">
            <text:p>Modern smart grids improve energy delivery when using alternative energy sources whose intermittent supply makes maintaining stable power more complex. They also allow small energy producers to sell power to the grid, and help reduce the recovery time from power outages.</text:p>
            <text:p/>
          </table:table-cell>
          <table:table-cell table:style-name="ce8" office:value-type="string">
            <text:p>Smart grids make it easier to use alternative energy sources that don’t pollute the environment. </text:p>
            <text:p/>
            <text:p>Smart grids monitor peak usage and can make cities more energy-efficient.</text:p>
          </table:table-cell>
          <table:table-cell table:style-name="ce8" office:value-type="string">
            <text:p>+</text:p>
            <text:p/>
            <text:p/>
            <text:p>+</text:p>
          </table:table-cell>
          <table:table-cell table:style-name="ce8" office:value-type="string">
            <text:p>A modern, efficient grid is attractive to new businesses.</text:p>
            <text:p/>
            <text:p>Small businesses can generate their own wind and solar energy and sell it back.</text:p>
          </table:table-cell>
          <table:table-cell table:style-name="ce8" office:value-type="string">
            <text:p>+</text:p>
            <text:p/>
            <text:p/>
            <text:p>+</text:p>
          </table:table-cell>
          <table:table-cell table:style-name="ce8" office:value-type="string">
            <text:p>Energy companies have greater control over delivery system, creating efficiencies. </text:p>
            <text:p/>
            <text:p>More energy sources become available as small producers sell energy to the grid. </text:p>
            <text:p/>
            <text:p/>
            <text:p/>
            <text:p/>
            <text:p/>
          </table:table-cell>
          <table:table-cell table:style-name="ce14" office:value-type="string">
            <text:p>+</text:p>
            <text:p/>
            <text:p/>
            <text:p/>
            <text:p>+</text:p>
            <text:p/>
            <text:p/>
            <text:p/>
            <text:p/>
          </table:table-cell>
          <table:table-cell table:number-columns-repeated="1015"/>
        </table:table-row>
        <table:table-row table:style-name="ro8">
          <table:table-cell table:style-name="ce3" office:value-type="float" office:value="5">
            <text:p>5</text:p>
          </table:table-cell>
          <table:table-cell table:style-name="ce3" office:value-type="string">
            <text:p>Create offshore floating liquefied natural gas (FLNG) plants</text:p>
          </table:table-cell>
          <table:table-cell table:style-name="ce3" office:value-type="string">
            <text:p>FLNG (floating liquefied natural gas) plants are used to extract and liquefy natural gas from offshore natural gas fields. They can be moved to new fields when one is exhausted.</text:p>
            <text:p/>
          </table:table-cell>
          <table:table-cell table:style-name="ce8" office:value-type="string">
            <text:p>Eliminates need for gas pipelines and other onshore infrastructure, which helps to preserve marine and coastal environments. </text:p>
            <text:p/>
            <text:p>Could impact fish and bird habitats with offshore lighting, noise, CO2 emissions, and possible leaks.</text:p>
          </table:table-cell>
          <table:table-cell table:style-name="ce8" office:value-type="string">
            <text:p>+</text:p>
            <text:p/>
            <text:p/>
            <text:p/>
            <text:p/>
            <text:p>_</text:p>
          </table:table-cell>
          <table:table-cell table:style-name="ce8" office:value-type="string">
            <text:p>Pumping gas to shore is expensive, FLNGs are cheaper to operate and create new economic opportunities. </text:p>
          </table:table-cell>
          <table:table-cell table:style-name="ce8" office:value-type="string">
            <text:p>+</text:p>
          </table:table-cell>
          <table:table-cell table:style-name="ce8" office:value-type="string">
            <text:p>Allows energy companies to tap natural gas reserves that would otherwise be “stranded”. </text:p>
            <text:p/>
            <text:p>Offshore facilities can be moved to new fields as needed. </text:p>
          </table:table-cell>
          <table:table-cell table:style-name="ce14" office:value-type="string">
            <text:p>+</text:p>
            <text:p/>
            <text:p/>
            <text:p/>
            <text:p/>
            <text:p>+</text:p>
          </table:table-cell>
          <table:table-cell table:number-columns-repeated="1015"/>
        </table:table-row>
        <table:table-row table:style-name="ro12">
          <table:table-cell table:style-name="ce3" office:value-type="float" office:value="6">
            <text:p>6</text:p>
          </table:table-cell>
          <table:table-cell table:style-name="ce3" office:value-type="string">
            <text:p>Expand the production of cellulosic ethanol fuel </text:p>
          </table:table-cell>
          <table:table-cell table:style-name="ce8" office:value-type="string">
            <text:p>Ethanol comes from a variety of sources like corn and switchgrass. Cellulosic ethanol, which comes from grasses, wood and other non-edible parts of plants, contains more energy than bio-ethanol, which is made from corn and other edible plants.</text:p>
          </table:table-cell>
          <table:table-cell table:style-name="ce8" office:value-type="string">
            <text:p>Cellulosic ethanol burns cleaner than gasoline and creates less greenhouse gas emissions. </text:p>
            <text:p/>
            <text:p>Switchgrass requires no fertilizer and is easier to grow than other ethanol sources like corn.</text:p>
            <text:p/>
            <text:p>Overharvesting switchgrass could threaten coastal habitats.</text:p>
          </table:table-cell>
          <table:table-cell table:style-name="ce8" office:value-type="string">
            <text:p>+</text:p>
            <text:p/>
            <text:p/>
            <text:p/>
            <text:p>+</text:p>
            <text:p/>
            <text:p/>
            <text:p/>
            <text:p>_</text:p>
          </table:table-cell>
          <table:table-cell table:style-name="ce8" office:value-type="string">
            <text:p>The ethanol industry creates new opportunities for farmers and refiners.</text:p>
            <text:p/>
            <text:p>Creating energy from non-food crops would not reduce the amount of food for people to eat.</text:p>
          </table:table-cell>
          <table:table-cell table:style-name="ce8" office:value-type="string">
            <text:p>+</text:p>
            <text:p/>
            <text:p/>
            <text:p/>
            <text:p/>
            <text:p>+</text:p>
          </table:table-cell>
          <table:table-cell table:style-name="ce3" office:value-type="string">
            <text:p>Cellulosic ethanol has five times as much energy per unit than ethanol from corn. </text:p>
            <text:p>Ethanol can be added to gasoline to create a cleaner-burning fuel. </text:p>
            <text:p>The nation could produce enough ethanol to cover more than half of its gasoline needs</text:p>
          </table:table-cell>
          <table:table-cell table:style-name="ce14" office:value-type="string">
            <text:p>+</text:p>
            <text:p/>
            <text:p/>
            <text:p/>
            <text:p>+</text:p>
            <text:p/>
            <text:p/>
            <text:p>+</text:p>
          </table:table-cell>
          <table:table-cell table:number-columns-repeated="1015"/>
        </table:table-row>
        <table:table-row table:style-name="ro2">
          <table:table-cell table:style-name="ce3" office:value-type="float" office:value="7">
            <text:p>7</text:p>
          </table:table-cell>
          <table:table-cell table:style-name="ce3" office:value-type="string">
            <text:p>Provide <text:s/>energy conservation incentives</text:p>
          </table:table-cell>
          <table:table-cell table:style-name="ce8" office:value-type="string">
            <text:p>Incentives for energy conservation can range from rebates for weatherizing buildings to discounts on efficient appliances. These incentives are available for both homes and businesses. </text:p>
          </table:table-cell>
          <table:table-cell table:style-name="ce8" office:value-type="string">
            <text:p>Energy conservation <text:s/>lowers greenhouse gas emissions and leads to a healthier environment. </text:p>
          </table:table-cell>
          <table:table-cell table:style-name="ce8" office:value-type="string">
            <text:p>+</text:p>
          </table:table-cell>
          <table:table-cell table:style-name="ce8" office:value-type="string">
            <text:p>Conserving energy saves money for businesses.</text:p>
            <text:p/>
            <text:p>Creates more opportunities for companies that manufacture energy-saving products. </text:p>
            <text:p/>
          </table:table-cell>
          <table:table-cell table:style-name="ce8" office:value-type="string">
            <text:p>+</text:p>
            <text:p/>
            <text:p/>
            <text:p>+</text:p>
          </table:table-cell>
          <table:table-cell table:style-name="ce8" office:value-type="string">
            <text:p>Energy conservation will help make the supply of fossil fuels last longer as the nation transitions to alternative sources.</text:p>
          </table:table-cell>
          <table:table-cell table:style-name="ce13" office:value-type="string">
            <text:p>+</text:p>
          </table:table-cell>
          <table:table-cell table:number-columns-repeated="1015"/>
        </table:table-row>
        <table:table-row table:style-name="ro7">
          <table:table-cell table:style-name="ce3" office:value-type="float" office:value="8">
            <text:p>8</text:p>
          </table:table-cell>
          <table:table-cell table:style-name="ce3" office:value-type="string">
            <text:p>Invest in wind farms</text:p>
          </table:table-cell>
          <table:table-cell table:style-name="ce3" office:value-type="string">
            <text:p>The Gulf of Mexico's wide continental shelf offers large areas of shallow water where installing turbines is easier than deeper water. Turbines can also be placed on abandoned oil rigs.</text:p>
          </table:table-cell>
          <table:table-cell table:style-name="ce8" office:value-type="string">
            <text:p>Wind power is clean and renewable. </text:p>
            <text:p/>
            <text:p>Some threat to migrating birds. However,,the threat is less than other threats such as airplanes. Turbines can be shut down when birds approach. </text:p>
            <text:p/>
          </table:table-cell>
          <table:table-cell table:style-name="ce8" office:value-type="string">
            <text:p>+</text:p>
            <text:p/>
            <text:p>o</text:p>
          </table:table-cell>
          <table:table-cell table:style-name="ce8" office:value-type="string">
            <text:p>Wind energy is the lowest cost of all renewable options </text:p>
            <text:p/>
            <text:p>Building wind farms creates new economic opportunities for communities.</text:p>
          </table:table-cell>
          <table:table-cell table:style-name="ce8" office:value-type="string">
            <text:p>+</text:p>
            <text:p/>
            <text:p/>
            <text:p>+</text:p>
          </table:table-cell>
          <table:table-cell table:style-name="ce3" office:value-type="string">
            <text:p>Adds another energy source <text:s/>to the region </text:p>
            <text:p/>
            <text:p>Depending on the amount of wind at a site, it may or may not be cost competitive with traditional energy sources. </text:p>
          </table:table-cell>
          <table:table-cell table:style-name="ce14" office:value-type="string">
            <text:p>+</text:p>
            <text:p/>
            <text:p/>
            <text:p>o</text:p>
          </table:table-cell>
          <table:table-cell table:number-columns-repeated="1015"/>
        </table:table-row>
        <table:table-row table:style-name="ro14" table:number-rows-repeated="1048547">
          <table:table-cell table:number-columns-repeated="1024"/>
        </table:table-row>
        <table:table-row table:style-name="ro14">
          <table:table-cell table:number-columns-repeated="1024"/>
        </table:table-row>
      </table:table>
      <table:table table:name="Environment" table:style-name="ta1" table:print="false">
        <table:table-column table:style-name="co3" table:number-columns-repeated="9" table:default-cell-style-name="ce18"/>
        <table:table-column table:style-name="co4" table:number-columns-repeated="1015" table:default-cell-style-name="ce18"/>
        <table:table-row table:style-name="ro15">
          <table:table-cell table:style-name="ce1" office:value-type="string">
            <text:p>DeckIndex</text:p>
          </table:table-cell>
          <table:table-cell table:style-name="ce1" table:formula="of:=[$Sheet1.$B$1]" office:value-type="string" office:string-value="Topic">
            <text:p>Topic</text:p>
          </table:table-cell>
          <table:table-cell table:style-name="ce1" office:value-type="string">
            <text:p>Body</text:p>
          </table:table-cell>
          <table:table-cell table:style-name="ce1" table:formula="of:=[$Sheet1.$D$1]" office:value-type="string" office:string-value="Environment">
            <text:p>Environment</text:p>
          </table:table-cell>
          <table:table-cell table:style-name="ce1" office:value-type="string">
            <text:p>EnvPt</text:p>
          </table:table-cell>
          <table:table-cell table:style-name="ce1" table:formula="of:=[$Sheet1.$F$1]" office:value-type="string" office:string-value="Economy">
            <text:p>Economy</text:p>
          </table:table-cell>
          <table:table-cell table:style-name="ce1" office:value-type="string">
            <text:p>EcoPt</text:p>
          </table:table-cell>
          <table:table-cell table:style-name="ce1" table:formula="of:=[$Sheet1.$H$1]" office:value-type="string" office:string-value="Energy">
            <text:p>Energy</text:p>
          </table:table-cell>
          <table:table-cell table:style-name="ce19" office:value-type="string">
            <text:p>EnePt</text:p>
          </table:table-cell>
          <table:table-cell office:value-type="string">
            <text:p>DeckId</text:p>
          </table:table-cell>
          <table:table-cell office:value-type="string">
            <text:p>DeckName</text:p>
          </table:table-cell>
          <table:table-cell table:number-columns-repeated="1013"/>
        </table:table-row>
        <table:table-row table:style-name="ro3">
          <table:table-cell table:style-name="ce3" table:formula="of:=[$Sheet1.$A$3]" office:value-type="float" office:value="1">
            <text:p>1</text:p>
          </table:table-cell>
          <table:table-cell table:style-name="ce3" table:formula="of:=[$Sheet1.$B$3]" office:value-type="string" office:string-value="Estuary Protection">
            <text:p>Estuary Protection</text:p>
          </table:table-cell>
          <table:table-cell table:style-name="ce8" table:formula="of:=[$Sheet1.$C$3]" office:value-type="string" office:string-value="Estuaries are places where rivers meet the sea. Their mix of salt and fresh water creates a fertile habitat for fish, birds and marine life. They are also threatened by over-population, pollution and development.&#10;">
            <text:p>Estuaries are places where rivers meet the sea. Their mix of salt and fresh water creates a fertile habitat for fish, birds and marine life. They are also threatened by over-population, pollution and development.<text:line-break/></text:p>
          </table:table-cell>
          <table:table-cell table:style-name="ce3" table:formula="of:=[$Sheet1.$D$3]" office:value-type="string" office:string-value="Preserves healthy habitat for important species. &#10;&#10;Establishes cleaner environment for people. &#10;">
            <text:p>Preserves healthy habitat for important species. <text:line-break/><text:line-break/>Establishes cleaner environment for people. <text:line-break/></text:p>
          </table:table-cell>
          <table:table-cell table:style-name="ce8" office:value-type="float" office:value="2">
            <text:p>2</text:p>
          </table:table-cell>
          <table:table-cell table:style-name="ce3" table:formula="of:=[$Sheet1.$F$3]" office:value-type="string" office:string-value="Limits activities like dredging and channeling rivers for shipping.&#10;&#10;Creates nursery habitat for fish and shrimp, which is good for the fishing industry.&#10;">
            <text:p>Limits activities like dredging and channeling rivers for shipping.<text:line-break/><text:line-break/>Creates nursery habitat for fish and shrimp, which is good for the fishing industry.<text:line-break/></text:p>
          </table:table-cell>
          <table:table-cell table:style-name="ce3" office:value-type="float" office:value="0">
            <text:p>0</text:p>
          </table:table-cell>
          <table:table-cell table:style-name="ce3" table:formula="of:=[$Sheet1.$H$3]" office:value-type="string" office:string-value="Makes some areas off limits for oil/gas exploration and extraction. &#10;">
            <text:p>Makes some areas off limits for oil/gas exploration and extraction. <text:line-break/></text:p>
          </table:table-cell>
          <table:table-cell table:style-name="ce20" office:value-type="float" office:value="-1">
            <text:p>-1</text:p>
          </table:table-cell>
          <table:table-cell office:value-type="float" office:value="1">
            <text:p>1</text:p>
          </table:table-cell>
          <table:table-cell office:value-type="string">
            <text:p>Environment</text:p>
          </table:table-cell>
          <table:table-cell table:number-columns-repeated="1013"/>
        </table:table-row>
        <table:table-row table:style-name="ro5">
          <table:table-cell table:style-name="ce3" table:formula="of:=[$Sheet1.$A$4]" office:value-type="float" office:value="2">
            <text:p>2</text:p>
          </table:table-cell>
          <table:table-cell table:style-name="ce3" table:formula="of:=[$Sheet1.$B$4]" office:value-type="string" office:string-value="Dead Zone outreach">
            <text:p>Dead Zone outreach</text:p>
          </table:table-cell>
          <table:table-cell table:style-name="ce3" table:formula="of:=[$Sheet1.$C$4]" office:value-type="string" office:string-value="The Dead Zone is an area of low  oxygen in the Gulf caused by nutrients from fertilizers brought by the Mississippi River. Fish and other marine life cannot survive in the Dead Zone. Educating farmers upstream could help change how they use fertilizer and minimize its impact.&#10;">
            <text:p>The Dead Zone is an area of low <text:s/>oxygen in the Gulf caused by nutrients from fertilizers brought by the Mississippi River. Fish and other marine life cannot survive in the Dead Zone. Educating farmers upstream could help change how they use fertilizer and minimize its impact.<text:line-break/></text:p>
          </table:table-cell>
          <table:table-cell table:style-name="ce3" table:formula="of:=[$Sheet1.$D$4]" office:value-type="string" office:string-value="Creates a healthier habitat for marine species. &#10;&#10;Reduces the loss of marine species. ">
            <text:p>Creates a healthier habitat for marine species. <text:line-break/><text:line-break/>Reduces the loss of marine species. </text:p>
          </table:table-cell>
          <table:table-cell table:style-name="ce3" office:value-type="float" office:value="2">
            <text:p>2</text:p>
          </table:table-cell>
          <table:table-cell table:style-name="ce8" table:formula="of:=[$Sheet1.$F$4]" office:value-type="string" office:string-value="Reduces losses of fish, shrimp and oysters, which helps the fishing industry. &#10;&#10;Educating people about the Dead Zone can be  challenging and expensive. ">
            <text:p>Reduces losses of fish, shrimp and oysters, which helps the fishing industry. <text:line-break/><text:line-break/>Educating people about the Dead Zone can be <text:s/>challenging and expensive. </text:p>
          </table:table-cell>
          <table:table-cell table:style-name="ce8" office:value-type="float" office:value="0">
            <text:p>0</text:p>
          </table:table-cell>
          <table:table-cell table:style-name="ce8" table:formula="of:=[$Sheet1.$H$4]" office:value-type="string" office:string-value="Growing corn for ethanol contributes to the Dead Zone as farmers use more fertilizer.&#10;">
            <text:p>Growing corn for ethanol contributes to the Dead Zone as farmers use more fertilizer.<text:line-break/></text:p>
          </table:table-cell>
          <table:table-cell table:style-name="ce20" office:value-type="float" office:value="-1">
            <text:p>-1</text:p>
          </table:table-cell>
          <table:table-cell office:value-type="float" office:value="1">
            <text:p>1</text:p>
          </table:table-cell>
          <table:table-cell office:value-type="string">
            <text:p>Environment</text:p>
          </table:table-cell>
          <table:table-cell table:number-columns-repeated="1013"/>
        </table:table-row>
        <table:table-row table:style-name="ro7">
          <table:table-cell table:style-name="ce3" table:formula="of:=[$Sheet1.$A$5]" office:value-type="float" office:value="3">
            <text:p>3</text:p>
          </table:table-cell>
          <table:table-cell table:style-name="ce3" table:formula="of:=[$Sheet1.$B$5]" office:value-type="string" office:string-value="Regulate overfishing ">
            <text:p>Regulate overfishing </text:p>
          </table:table-cell>
          <table:table-cell table:style-name="ce3" table:formula="of:=[$Sheet1.$C$5]" office:value-type="string" office:string-value="Overfishing is catching fish and shellfish faster than they can reproduce. This harms species and ecosystems as well as endangers the food supply.">
            <text:p>Overfishing is catching fish and shellfish faster than they can reproduce. This harms species and ecosystems as well as endangers the food supply.</text:p>
          </table:table-cell>
          <table:table-cell table:style-name="ce3" table:formula="of:=[$Sheet1.$D$5]" office:value-type="string" office:string-value="Helps fish populations rebound and remain healthy year-to-year. ">
            <text:p>Helps fish populations rebound and remain healthy year-to-year. </text:p>
          </table:table-cell>
          <table:table-cell table:style-name="ce3" office:value-type="float" office:value="1">
            <text:p>1</text:p>
          </table:table-cell>
          <table:table-cell table:style-name="ce3" table:formula="of:=[$Sheet1.$F$5]" office:value-type="string" office:string-value="Upsets fishermen in the short term since fewer fish can be caught.&#10;&#10;Benefits fishing industry in the long term; creates a more sustainable fish population.&#10;">
            <text:p>Upsets fishermen in the short term since fewer fish can be caught.<text:line-break/><text:line-break/>Benefits fishing industry in the long term; creates a more sustainable fish population.<text:line-break/></text:p>
          </table:table-cell>
          <table:table-cell table:style-name="ce3" office:value-type="float" office:value="0">
            <text:p>0</text:p>
          </table:table-cell>
          <table:table-cell table:style-name="ce8" table:formula="of:=[$Sheet1.$H$5]" office:value-type="string" office:string-value="Fishing boats use a significant amount of fuel; setting catch limits reduces fuel use. ">
            <text:p>Fishing boats use a significant amount of fuel; setting catch limits reduces fuel use. </text:p>
          </table:table-cell>
          <table:table-cell table:style-name="ce20" office:value-type="float" office:value="-1">
            <text:p>-1</text:p>
          </table:table-cell>
          <table:table-cell office:value-type="float" office:value="1">
            <text:p>1</text:p>
          </table:table-cell>
          <table:table-cell office:value-type="string">
            <text:p>Environment</text:p>
          </table:table-cell>
          <table:table-cell table:number-columns-repeated="1013"/>
        </table:table-row>
        <table:table-row table:style-name="ro6">
          <table:table-cell table:style-name="ce3" table:formula="of:=[$Sheet1.$A$6]" office:value-type="float" office:value="4">
            <text:p>4</text:p>
          </table:table-cell>
          <table:table-cell table:style-name="ce3" table:formula="of:=[$Sheet1.$B$6]" office:value-type="string" office:string-value="Detect    harmful algal blooms">
            <text:p>Detect <text:s text:c="3"/>harmful algal blooms</text:p>
          </table:table-cell>
          <table:table-cell table:style-name="ce9" table:formula="of:=[$Sheet1.$C$6]" office:value-type="string" office:string-value="A harmful algal bloom, or red tide, is caused by an increase in the marine algae K.brevis. This algae releases a toxin that can kill fish in large numbers, make shellfish poisonous to humans, and produce airborne irritants that drive people from beaches. Forecasting a red tide can help minimize its impact.">
            <text:p>A harmful algal bloom, or red tide, is caused by an increase in the marine algae K.brevis. This algae releases a toxin that can kill fish in large numbers, make shellfish poisonous to humans, and produce airborne irritants that drive people from beaches. Forecasting a red tide can help minimize its impact.</text:p>
          </table:table-cell>
          <table:table-cell table:style-name="ce3" table:formula="of:=[$Sheet1.$D$6]" office:value-type="string" office:string-value="Helps reduce potential for eating contaminated fish and shellfish.&#10;&#10;&#10;Reduces risk of harm to humans from contaminated beaches.&#10;">
            <text:p>Helps reduce potential for eating contaminated fish and shellfish.<text:line-break/><text:line-break/><text:line-break/>Reduces risk of harm to humans from contaminated beaches.<text:line-break/></text:p>
          </table:table-cell>
          <table:table-cell table:style-name="ce3" office:value-type="float" office:value="2">
            <text:p>2</text:p>
          </table:table-cell>
          <table:table-cell table:style-name="ce3" table:formula="of:=[$Sheet1.$F$6]" office:value-type="string" office:string-value="Reduces impact on tourism; gives people a chance to change their recreation plans. &#10;&#10;Benefits fishing industry; gives fishermen a chance to fish somewhere else.">
            <text:p>Reduces impact on tourism; gives people a chance to change their recreation plans. <text:line-break/><text:line-break/>Benefits fishing industry; gives fishermen a chance to fish somewhere else.</text:p>
          </table:table-cell>
          <table:table-cell table:style-name="ce3" office:value-type="float" office:value="2">
            <text:p>2</text:p>
          </table:table-cell>
          <table:table-cell table:style-name="ce8" table:formula="of:=[$Sheet1.$H$6]" office:value-type="string" office:string-value="Impact on energy sector is neutral or minimal.">
            <text:p>Impact on energy sector is neutral or minimal.</text:p>
          </table:table-cell>
          <table:table-cell table:style-name="ce20" office:value-type="float" office:value="0">
            <text:p>0</text:p>
          </table:table-cell>
          <table:table-cell office:value-type="float" office:value="1">
            <text:p>1</text:p>
          </table:table-cell>
          <table:table-cell office:value-type="string">
            <text:p>Environment</text:p>
          </table:table-cell>
          <table:table-cell table:number-columns-repeated="1013"/>
        </table:table-row>
        <table:table-row table:style-name="ro16">
          <table:table-cell table:style-name="ce3" table:formula="of:=[$Sheet1.$A$7]" office:value-type="float" office:value="5">
            <text:p>5</text:p>
          </table:table-cell>
          <table:table-cell table:style-name="ce3" table:formula="of:=[$Sheet1.$B$7]" office:value-type="string" office:string-value="Restore more coastal wetlands">
            <text:p>Restore more coastal wetlands</text:p>
          </table:table-cell>
          <table:table-cell table:style-name="ce3" table:formula="of:=[$Sheet1.$C$7]" office:value-type="string" office:string-value="Coastal wetlands include swamps, marshes and mangrove forests. They remove pollutants from water, protect against floods,  stabilize shorelines, and provide essential wildlife habitats and recreational areas.">
            <text:p>Coastal wetlands include swamps, marshes and mangrove forests. They remove pollutants from water, protect against floods, <text:s/>stabilize shorelines, and provide essential wildlife habitats and recreational areas.</text:p>
          </table:table-cell>
          <table:table-cell table:style-name="ce3" table:formula="of:=[$Sheet1.$D$7]" office:value-type="string" office:string-value="Increases area that serves as an important habitat for wildlife.&#10;&#10;Reduces pollution and maintain cleaner water for people and marine life.  &#10;&#10;&#10;Filters river water and help reduce the size of the Dead Zone.&#10;">
            <text:p>Increases area that serves as an important habitat for wildlife.<text:line-break/><text:line-break/>Reduces pollution and maintain cleaner water for people and marine life. <text:s/><text:line-break/><text:line-break/><text:line-break/>Filters river water and help reduce the size of the Dead Zone.<text:line-break/></text:p>
          </table:table-cell>
          <table:table-cell table:style-name="ce3" office:value-type="float" office:value="3">
            <text:p>3</text:p>
          </table:table-cell>
          <table:table-cell table:style-name="ce3" table:formula="of:=[$Sheet1.$F$7]" office:value-type="string" office:string-value="Provides  more recreational areas for hunting, fishing and birdwatching.&#10;&#10;Expands essential nursery habitat for fish and shrimp; good for the fishing industry.&#10;&#10;Provides important flood protection for coastal urban areas. &#10;">
            <text:p>Provides <text:s/>more recreational areas for hunting, fishing and birdwatching.<text:line-break/><text:line-break/>Expands essential nursery habitat for fish and shrimp; good for the fishing industry.<text:line-break/><text:line-break/>Provides important flood protection for coastal urban areas. <text:line-break/></text:p>
          </table:table-cell>
          <table:table-cell table:style-name="ce3" office:value-type="float" office:value="3">
            <text:p>3</text:p>
          </table:table-cell>
          <table:table-cell table:style-name="ce3" table:formula="of:=[$Sheet1.$H$7]" office:value-type="string" office:string-value="Makes some areas “off limits” for oil/gas exploration and extraction.">
            <text:p>Makes some areas “off limits” for oil/gas exploration and extraction.</text:p>
          </table:table-cell>
          <table:table-cell table:style-name="ce20" office:value-type="float" office:value="-1">
            <text:p>-1</text:p>
          </table:table-cell>
          <table:table-cell office:value-type="float" office:value="1">
            <text:p>1</text:p>
          </table:table-cell>
          <table:table-cell office:value-type="string">
            <text:p>Environment</text:p>
          </table:table-cell>
          <table:table-cell table:number-columns-repeated="1013"/>
        </table:table-row>
        <table:table-row table:style-name="ro16">
          <table:table-cell table:style-name="ce3" table:formula="of:=[$Sheet1.$A$8]" office:value-type="float" office:value="6">
            <text:p>6</text:p>
          </table:table-cell>
          <table:table-cell table:style-name="ce3" table:formula="of:=[$Sheet1.$B$8]" office:value-type="string" office:string-value="Reduce aquatic pollutants ">
            <text:p>Reduce aquatic pollutants </text:p>
          </table:table-cell>
          <table:table-cell table:style-name="ce8" table:formula="of:=[$Sheet1.$C$8]" office:value-type="string" office:string-value="The ecosystems of the Gulf are threatened by pollution from many sources. These include coastal industries, wastewater facilities, and storm run-off from cities and towns. Large cargo ships also add significant amounts of pollutants and debris.">
            <text:p>The ecosystems of the Gulf are threatened by pollution from many sources. These include coastal industries, wastewater facilities, and storm run-off from cities and towns. Large cargo ships also add significant amounts of pollutants and debris.</text:p>
          </table:table-cell>
          <table:table-cell table:style-name="ce3" table:formula="of:=[$Sheet1.$D$8]" office:value-type="string" office:string-value="Increases the variety and abundance of marine species.  &#10;&#10;Reduces pollution and creates a healthier environment for people.&#10;">
            <text:p>Increases the variety and abundance of marine species. <text:s/><text:line-break/><text:line-break/>Reduces pollution and creates a healthier environment for people.<text:line-break/></text:p>
          </table:table-cell>
          <table:table-cell table:style-name="ce3" office:value-type="float" office:value="2">
            <text:p>2</text:p>
          </table:table-cell>
          <table:table-cell table:style-name="ce3" table:formula="of:=[$Sheet1.$F$8]" office:value-type="string" office:string-value="Benefits the fishing industry by improving fish habitats.&#10;&#10;Benefits tourism and recreation industries by keeping beaches and other areas clean. &#10;&#10;Treating waste and industrial discharges to remove pollutants is costly. &#10;">
            <text:p>Benefits the fishing industry by improving fish habitats.<text:line-break/><text:line-break/>Benefits tourism and recreation industries by keeping beaches and other areas clean. <text:line-break/><text:line-break/>Treating waste and industrial discharges to remove pollutants is costly. <text:line-break/></text:p>
          </table:table-cell>
          <table:table-cell table:style-name="ce3" office:value-type="float" office:value="1">
            <text:p>1</text:p>
          </table:table-cell>
          <table:table-cell table:style-name="ce8" table:formula="of:=[$Sheet1.$H$8]" office:value-type="string" office:string-value="Some pollution reduction systems might require more energy.&#10;&#10;Cleaning up oil tankers is costly.">
            <text:p>Some pollution reduction systems might require more energy.<text:line-break/><text:line-break/>Cleaning up oil tankers is costly.</text:p>
          </table:table-cell>
          <table:table-cell table:style-name="ce20" office:value-type="float" office:value="0">
            <text:p>0</text:p>
          </table:table-cell>
          <table:table-cell office:value-type="float" office:value="1">
            <text:p>1</text:p>
          </table:table-cell>
          <table:table-cell office:value-type="string">
            <text:p>Environment</text:p>
          </table:table-cell>
          <table:table-cell table:number-columns-repeated="1013"/>
        </table:table-row>
        <table:table-row table:style-name="ro6">
          <table:table-cell table:style-name="ce3" table:formula="of:=[$Sheet1.$A$9]" office:value-type="float" office:value="7">
            <text:p>7</text:p>
          </table:table-cell>
          <table:table-cell table:style-name="ce3" table:formula="of:=[$Sheet1.$B$9]" office:value-type="string" office:string-value="Create more marine  sanctuaries">
            <text:p>Create more marine <text:s/>sanctuaries</text:p>
          </table:table-cell>
          <table:table-cell table:style-name="ce3" table:formula="of:=[$Sheet1.$C$9]" office:value-type="string" office:string-value="Sanctuary waters provide a secure habitat for marine species, protect historically significant shipwrecks and artifacts, and preserve ecological diversity. ">
            <text:p>Sanctuary waters provide a secure habitat for marine species, protect historically significant shipwrecks and artifacts, and preserve ecological diversity. </text:p>
          </table:table-cell>
          <table:table-cell table:style-name="ce3" table:formula="of:=[$Sheet1.$D$9]" office:value-type="string" office:string-value="Provides additional safe habitats for species.  &#10;&#10;Serves as natural classrooms and laboratories for schools and researchers and promotes good stewardship of our oceans. ">
            <text:p>Provides additional safe habitats for species. <text:s/><text:line-break/><text:line-break/>Serves as natural classrooms and laboratories for schools and researchers and promotes good stewardship of our oceans. </text:p>
          </table:table-cell>
          <table:table-cell table:style-name="ce3" office:value-type="float" office:value="2">
            <text:p>2</text:p>
          </table:table-cell>
          <table:table-cell table:style-name="ce3" table:formula="of:=[$Sheet1.$F$9]" office:value-type="string" office:string-value="Provides recreational spots for sport fishing and diving, and supports industries such as tourism, fishing and kelp harvesting.&#10;&#10;Restricts commercial fishing and shipping traffic. &#10;">
            <text:p>Provides recreational spots for sport fishing and diving, and supports industries such as tourism, fishing and kelp harvesting.<text:line-break/><text:line-break/>Restricts commercial fishing and shipping traffic. <text:line-break/></text:p>
          </table:table-cell>
          <table:table-cell table:style-name="ce3" office:value-type="float" office:value="0">
            <text:p>0</text:p>
          </table:table-cell>
          <table:table-cell table:style-name="ce3" table:formula="of:=[$Sheet1.$H$9]" office:value-type="string" office:string-value="Prohibits oil drilling in the newly protected areas.&#10;&#10;Restricts installation of wind platforms to generate energy.">
            <text:p>Prohibits oil drilling in the newly protected areas.<text:line-break/><text:line-break/>Restricts installation of wind platforms to generate energy.</text:p>
          </table:table-cell>
          <table:table-cell table:style-name="ce20" office:value-type="float" office:value="-2">
            <text:p>-2</text:p>
          </table:table-cell>
          <table:table-cell office:value-type="float" office:value="1">
            <text:p>1</text:p>
          </table:table-cell>
          <table:table-cell office:value-type="string">
            <text:p>Environment</text:p>
          </table:table-cell>
          <table:table-cell table:number-columns-repeated="1013"/>
        </table:table-row>
        <table:table-row table:style-name="ro5">
          <table:table-cell table:style-name="ce3" table:formula="of:=[$Sheet1.$A$10]" office:value-type="float" office:value="8">
            <text:p>8</text:p>
          </table:table-cell>
          <table:table-cell table:style-name="ce3" table:formula="of:=[$Sheet1.$B$10]" office:value-type="string" office:string-value="Control invasive species">
            <text:p>Control invasive species</text:p>
          </table:table-cell>
          <table:table-cell table:style-name="ce3" table:formula="of:=[$Sheet1.$C$10]" office:value-type="string" office:string-value="Ballast water discharges from transoceanic vessels are the single  largest source of aquatic non-indigenous species invasions. This threat is particularly serious in the Gulf because it is connected to the largest watershed in North America and has some of the world’s largest ports. &#10;">
            <text:p>Ballast water discharges from transoceanic vessels are the single <text:s/>largest source of aquatic non-indigenous species invasions. This threat is particularly serious in the Gulf because it is connected to the largest watershed in North America and has some of the world’s largest ports. <text:line-break/></text:p>
          </table:table-cell>
          <table:table-cell table:style-name="ce3" table:formula="of:=[$Sheet1.$D$10]" office:value-type="string" office:string-value="Reduces loss of native  species to invasive species.&#10;&#10;Preserves natural balance of the environment.&#10;">
            <text:p>Reduces loss of native <text:s/>species to invasive species.<text:line-break/><text:line-break/>Preserves natural balance of the environment.<text:line-break/></text:p>
          </table:table-cell>
          <table:table-cell table:style-name="ce3" office:value-type="float" office:value="2">
            <text:p>2</text:p>
          </table:table-cell>
          <table:table-cell table:style-name="ce8" table:formula="of:=[$Sheet1.$F$10]" office:value-type="string" office:string-value="Impacts commercial shipping through stricter regulations and enforcement. ">
            <text:p>Impacts commercial shipping through stricter regulations and enforcement. </text:p>
          </table:table-cell>
          <table:table-cell table:style-name="ce8" office:value-type="float" office:value="-1">
            <text:p>-1</text:p>
          </table:table-cell>
          <table:table-cell table:style-name="ce8" table:formula="of:=[$Sheet1.$H$10]" office:value-type="string" office:string-value="Impact on energy sector is neutral or minimal.">
            <text:p>Impact on energy sector is neutral or minimal.</text:p>
          </table:table-cell>
          <table:table-cell table:style-name="ce20" office:value-type="float" office:value="0">
            <text:p>0</text:p>
          </table:table-cell>
          <table:table-cell office:value-type="float" office:value="1">
            <text:p>1</text:p>
          </table:table-cell>
          <table:table-cell office:value-type="string">
            <text:p>Environment</text:p>
          </table:table-cell>
          <table:table-cell table:number-columns-repeated="1013"/>
        </table:table-row>
        <table:table-row table:style-name="ro14" table:number-rows-repeated="1048566">
          <table:table-cell table:number-columns-repeated="1024"/>
        </table:table-row>
        <table:table-row table:style-name="ro14">
          <table:table-cell table:number-columns-repeated="1024"/>
        </table:table-row>
      </table:table>
      <table:table table:name="Economy" table:style-name="ta1" table:print="false">
        <table:table-column table:style-name="co5" table:number-columns-repeated="9" table:default-cell-style-name="ce21"/>
        <table:table-row table:style-name="ro17">
          <table:table-cell table:style-name="ce1" table:formula="of:=[$Environment.$A$1]" office:value-type="string" office:string-value="DeckIndex">
            <text:p>DeckIndex</text:p>
          </table:table-cell>
          <table:table-cell table:style-name="ce1" table:formula="of:=[$Environment.$B$1]" office:value-type="string" office:string-value="Topic">
            <text:p>Topic</text:p>
          </table:table-cell>
          <table:table-cell table:style-name="ce1" table:formula="of:=[$Environment.$C$1]" office:value-type="string" office:string-value="Body">
            <text:p>Body</text:p>
          </table:table-cell>
          <table:table-cell table:style-name="ce1" table:formula="of:=[$Environment.$D$1]" office:value-type="string" office:string-value="Environment">
            <text:p>Environment</text:p>
          </table:table-cell>
          <table:table-cell table:style-name="ce1" table:formula="of:=[$Environment.$E$1]" office:value-type="string" office:string-value="EnvPt">
            <text:p>EnvPt</text:p>
          </table:table-cell>
          <table:table-cell table:style-name="ce1" table:formula="of:=[$Environment.$F$1]" office:value-type="string" office:string-value="Economy">
            <text:p>Economy</text:p>
          </table:table-cell>
          <table:table-cell table:style-name="ce1" table:formula="of:=[$Environment.$G$1]" office:value-type="string" office:string-value="EcoPt">
            <text:p>EcoPt</text:p>
          </table:table-cell>
          <table:table-cell table:style-name="ce1" table:formula="of:=[$Environment.$H$1]" office:value-type="string" office:string-value="Energy">
            <text:p>Energy</text:p>
          </table:table-cell>
          <table:table-cell table:style-name="ce19" table:formula="of:=[$Environment.$I$1]" office:value-type="string" office:string-value="EnePt">
            <text:p>EnePt</text:p>
          </table:table-cell>
        </table:table-row>
        <table:table-row table:style-name="ro18">
          <table:table-cell table:style-name="ce3" office:value-type="float" office:value="1">
            <text:p>1</text:p>
          </table:table-cell>
          <table:table-cell table:style-name="ce7" office:value-type="string">
            <text:p><text:span text:style-name="T3">Build more </text:span><text:span text:style-name="T1">housing units</text:span></text:p>
          </table:table-cell>
          <table:table-cell table:style-name="ce3" office:value-type="string">
            <text:p>Coastal areas are among the most popular places to live. Even though the development of the Gulf Coast can boost economic growth, the high density of people and industry is a threat to <text:s/>the region’s environment.</text:p>
          </table:table-cell>
          <table:table-cell table:style-name="ce3" office:value-type="string">
            <text:p>Reduces open space, increases erosion and reduces habitat for coastal wildlife.</text:p>
            <text:p/>
            <text:p>Increases demand on environmental resources and creates more pollution.</text:p>
          </table:table-cell>
          <table:table-cell table:style-name="ce3" office:value-type="float" office:value="-2">
            <text:p>-2</text:p>
          </table:table-cell>
          <table:table-cell table:style-name="ce7" office:value-type="string">
            <text:p><text:span text:style-name="T1">Increases construction-related jobs and leads to improved regional</text:span></text:p>
            <text:p>infrastructure.</text:p>
            <text:p/>
            <text:p>Increases tax</text:p>
            <text:p><text:span text:style-name="T3">revenues</text:span><text:span text:style-name="T1"> from additional population.</text:span></text:p>
          </table:table-cell>
          <table:table-cell table:style-name="ce3" office:value-type="float" office:value="2">
            <text:p>2</text:p>
          </table:table-cell>
          <table:table-cell table:style-name="ce3" office:value-type="string">
            <text:p>Additional housing and people use more energy.</text:p>
            <text:p/>
            <text:p>Residential buildings - particularly single-family homes – makes maintenance more costly for energy companies.</text:p>
            <text:p/>
          </table:table-cell>
          <table:table-cell table:style-name="ce20" office:value-type="float" office:value="0">
            <text:p>0</text:p>
          </table:table-cell>
        </table:table-row>
        <table:table-row table:style-name="ro4">
          <table:table-cell table:style-name="ce3" office:value-type="float" office:value="2">
            <text:p>2</text:p>
          </table:table-cell>
          <table:table-cell table:style-name="ce7" office:value-type="string">
            <text:p><text:span text:style-name="T3">Build</text:span><text:span text:style-name="T1"> eco-friendly sewage treatment plants</text:span></text:p>
          </table:table-cell>
          <table:table-cell table:style-name="ce7" office:value-type="string">
            <text:p><text:span text:style-name="T3">As the population increases, wastewater treatment becomes more important. E</text:span><text:span text:style-name="T1">co-friendly</text:span><text:span text:style-name="T3"> sewage treatment reuses the water and sludge by-products and harvests the inherent energy in sewage.</text:span></text:p>
          </table:table-cell>
          <table:table-cell table:style-name="ce7" office:value-type="string">
            <text:p>Creates less pollution through green, efficient sewage treatment.</text:p>
            <text:p/>
            <text:p><text:span text:style-name="T1">Constructing wetlands for wastewater treatment can create</text:span><text:span text:style-name="T3"> productive habitat.</text:span></text:p>
          </table:table-cell>
          <table:table-cell table:style-name="ce3" office:value-type="float" office:value="2">
            <text:p>2</text:p>
          </table:table-cell>
          <table:table-cell table:style-name="ce3" office:value-type="string">
            <text:p>Construction costs for environmentally sound, high-efficiency sewage treatment are higher.</text:p>
            <text:p/>
            <text:p>Over time, high-efficiency plants save money in operating costs.</text:p>
          </table:table-cell>
          <table:table-cell table:style-name="ce3" office:value-type="float" office:value="0">
            <text:p>0</text:p>
          </table:table-cell>
          <table:table-cell table:style-name="ce3" office:value-type="string">
            <text:p>Environmental, high- efficiency sewage treatment uses less energy, and, in some cases, none.</text:p>
            <text:p/>
            <text:p>Methane generated from treatment plants can be used as alternative energy.</text:p>
          </table:table-cell>
          <table:table-cell table:style-name="ce20" office:value-type="float" office:value="0">
            <text:p>0</text:p>
          </table:table-cell>
        </table:table-row>
        <table:table-row table:style-name="ro2">
          <table:table-cell table:style-name="ce3" office:value-type="float" office:value="3">
            <text:p>3</text:p>
          </table:table-cell>
          <table:table-cell table:style-name="ce3" office:value-type="string">
            <text:p>Recruit financial and information businesses</text:p>
          </table:table-cell>
          <table:table-cell table:style-name="ce3" office:value-type="string">
            <text:p>Financial and information businesses offer higher paying positions and do not negatively impact the environment as much as manufacturing.</text:p>
          </table:table-cell>
          <table:table-cell table:style-name="ce3" office:value-type="string">
            <text:p>More businesses and people place more demands on the resources of the region.</text:p>
            <text:p/>
            <text:p>Non-manufacturing business is low polluting.</text:p>
          </table:table-cell>
          <table:table-cell table:style-name="ce8" office:value-type="float" office:value="0">
            <text:p>0</text:p>
          </table:table-cell>
          <table:table-cell table:style-name="ce3" office:value-type="string">
            <text:p>Creates high paying jobs and improves the local economy.</text:p>
            <text:p/>
            <text:p>Businesses increase tax revenues that, in turn, support more local infrastructure.</text:p>
          </table:table-cell>
          <table:table-cell table:style-name="ce3" office:value-type="float" office:value="2">
            <text:p>2</text:p>
          </table:table-cell>
          <table:table-cell table:style-name="ce3" office:value-type="string">
            <text:p>More people and more business means more energy consumption.</text:p>
          </table:table-cell>
          <table:table-cell table:style-name="ce20" office:value-type="float" office:value="1">
            <text:p>1</text:p>
          </table:table-cell>
        </table:table-row>
        <table:table-row table:style-name="ro7">
          <table:table-cell table:style-name="ce3" office:value-type="float" office:value="4">
            <text:p>4</text:p>
          </table:table-cell>
          <table:table-cell table:style-name="ce3" office:value-type="string">
            <text:p>Recruit manufacturing industries </text:p>
          </table:table-cell>
          <table:table-cell table:style-name="ce3" office:value-type="string">
            <text:p>Historically the Gulf Coast has been home to manufacturing industries such as paper mills, refineries, aerospace and defense. </text:p>
          </table:table-cell>
          <table:table-cell table:style-name="ce8" office:value-type="string">
            <text:p>Manufacturing has been responsible for high levels of pollution.</text:p>
            <text:p/>
            <text:p>More businesses and people place more demands on the resources of the region.</text:p>
          </table:table-cell>
          <table:table-cell table:style-name="ce8" office:value-type="float" office:value="-2">
            <text:p>-2</text:p>
          </table:table-cell>
          <table:table-cell table:style-name="ce3" office:value-type="string">
            <text:p>Manufacturing creates jobs for large numbers of people.</text:p>
            <text:p/>
            <text:p>Businesses increase tax revenues that, in turn, support more local infrastructure.</text:p>
          </table:table-cell>
          <table:table-cell table:style-name="ce3" office:value-type="float" office:value="2">
            <text:p>2</text:p>
          </table:table-cell>
          <table:table-cell table:style-name="ce3" office:value-type="string">
            <text:p>More people and more business means more energy consumption.</text:p>
          </table:table-cell>
          <table:table-cell table:style-name="ce20" office:value-type="float" office:value="1">
            <text:p>1</text:p>
          </table:table-cell>
        </table:table-row>
        <table:table-row table:style-name="ro3">
          <table:table-cell table:style-name="ce3" office:value-type="float" office:value="5">
            <text:p>5</text:p>
          </table:table-cell>
          <table:table-cell table:style-name="ce3" office:value-type="string">
            <text:p>Deepen shipping channels</text:p>
          </table:table-cell>
          <table:table-cell table:style-name="ce3" office:value-type="string">
            <text:p>Deepening existing shipping channels will allow larger ships access to the ports. Increasing port capacity means more goods can arrive more efficiently.</text:p>
          </table:table-cell>
          <table:table-cell table:style-name="ce8" office:value-type="string">
            <text:p>Dredging can harm or destroy some habitats like seagrass beds and coral reefs.</text:p>
            <text:p/>
            <text:p>More goods transported by larger ships could reduce the amount of pollution.</text:p>
            <text:p/>
          </table:table-cell>
          <table:table-cell table:style-name="ce8" office:value-type="float" office:value="0">
            <text:p>0</text:p>
          </table:table-cell>
          <table:table-cell table:style-name="ce3" office:value-type="string">
            <text:p>Creates more business at the ports and along the coast.</text:p>
            <text:p/>
            <text:p>Shipping is an efficient and inexpensive way to transport goods.</text:p>
          </table:table-cell>
          <table:table-cell table:style-name="ce3" office:value-type="float" office:value="2">
            <text:p>2</text:p>
          </table:table-cell>
          <table:table-cell table:style-name="ce3" office:value-type="string">
            <text:p>Oil and gas are transported by ship, and larger ships mean more capacity.</text:p>
            <text:p/>
            <text:p>More shipping activity, in general, would use more fuel.</text:p>
          </table:table-cell>
          <table:table-cell table:style-name="ce22" office:value-type="float" office:value="2">
            <text:p>2</text:p>
          </table:table-cell>
        </table:table-row>
        <table:table-row table:style-name="ro7">
          <table:table-cell table:style-name="ce3" office:value-type="float" office:value="6">
            <text:p>6</text:p>
          </table:table-cell>
          <table:table-cell table:style-name="ce3" office:value-type="string">
            <text:p>Increase “catch limits” for fishermen </text:p>
          </table:table-cell>
          <table:table-cell table:style-name="ce8" office:value-type="string">
            <text:p>Raising catch limits for commercial and recreational fishing would expand both industries by allowing more fish to be caught. However, increasing the limits can endanger fish populations.</text:p>
          </table:table-cell>
          <table:table-cell table:style-name="ce8" office:value-type="string">
            <text:p>Increased quotas can lead to overfishing, putting more species at risk.</text:p>
            <text:p/>
            <text:p>Increased quotas may result in more fishing boats, causing more disruption to habitats.</text:p>
          </table:table-cell>
          <table:table-cell table:style-name="ce8" office:value-type="float" office:value="-2">
            <text:p>-2</text:p>
          </table:table-cell>
          <table:table-cell table:style-name="ce3" office:value-type="string">
            <text:p>Raising the limits increases the volume of fish available to sell. </text:p>
            <text:p/>
            <text:p>Overfishing can cause a collapse in the industry when fish become scarce.</text:p>
          </table:table-cell>
          <table:table-cell table:style-name="ce3" office:value-type="float" office:value="0">
            <text:p>0</text:p>
          </table:table-cell>
          <table:table-cell table:style-name="ce3" office:value-type="string">
            <text:p>More fishing means more boats using more fuel.</text:p>
            <text:p/>
            <text:p/>
          </table:table-cell>
          <table:table-cell table:style-name="ce20" office:value-type="float" office:value="1">
            <text:p>1</text:p>
          </table:table-cell>
        </table:table-row>
        <table:table-row table:style-name="ro6">
          <table:table-cell table:style-name="ce3" office:value-type="float" office:value="7">
            <text:p>7</text:p>
          </table:table-cell>
          <table:table-cell table:style-name="ce3" office:value-type="string">
            <text:p>License offshore fish farms </text:p>
          </table:table-cell>
          <table:table-cell table:style-name="ce3" office:value-type="string">
            <text:p>Fish farms are caged systems for producing fish. A sustainable aquaculture industry would increase the locally-grown seafood supply and provide new economic opportunities.</text:p>
            <text:p/>
          </table:table-cell>
          <table:table-cell table:style-name="ce3" office:value-type="string">
            <text:p>Waste and pollution from <text:s/>fish farms can lead to diseases among the wild fish in the Gulf.</text:p>
            <text:p/>
            <text:p>Non-native fish can escape from farms and breed with or kill native species. </text:p>
          </table:table-cell>
          <table:table-cell table:style-name="ce3" office:value-type="float" office:value="-2">
            <text:p>-2</text:p>
          </table:table-cell>
          <table:table-cell table:style-name="ce3" office:value-type="string">
            <text:p>Could disrupt local fishing communities because fish farms are often owned by large corporations.</text:p>
            <text:p/>
            <text:p>Adds local jobs for processing fish. </text:p>
            <text:p/>
            <text:p/>
          </table:table-cell>
          <table:table-cell table:style-name="ce3" office:value-type="float" office:value="0">
            <text:p>0</text:p>
          </table:table-cell>
          <table:table-cell table:style-name="ce8" office:value-type="string">
            <text:p>Fish farms are well-positioned to use alternative energy (wind, solar, <text:s/>etc.).</text:p>
            <text:p/>
            <text:p>Fish farms could rent vacant offshore oil platforms as staging areas.</text:p>
          </table:table-cell>
          <table:table-cell table:style-name="ce20" office:value-type="float" office:value="2">
            <text:p>2</text:p>
          </table:table-cell>
        </table:table-row>
        <table:table-row table:style-name="ro3">
          <table:table-cell table:style-name="ce3" office:value-type="float" office:value="8">
            <text:p>8</text:p>
          </table:table-cell>
          <table:table-cell table:style-name="ce3" office:value-type="string">
            <text:p>Expand eco-tourism industry</text:p>
          </table:table-cell>
          <table:table-cell table:style-name="ce3" office:value-type="string">
            <text:p>"Eco-travel” encourages tourists to enjoy the natural world in a socially responsible manner, promotes conservation, limits negative human impact, and supports the local population. </text:p>
            <text:p><text:s/></text:p>
          </table:table-cell>
          <table:table-cell table:style-name="ce10" office:value-type="string">
            <text:p>Increases public awareness and appreciation for the environment.</text:p>
            <text:p/>
            <text:p>Engages the tourist industry with low or no impact on the environment.</text:p>
          </table:table-cell>
          <table:table-cell table:style-name="ce8" office:value-type="float" office:value="2">
            <text:p>2</text:p>
          </table:table-cell>
          <table:table-cell table:style-name="ce8" office:value-type="string">
            <text:p>Expands offerings of the tourism industry.</text:p>
            <text:p/>
            <text:p>Helps rural communities attract more tourists.</text:p>
            <text:p/>
          </table:table-cell>
          <table:table-cell table:style-name="ce8" office:value-type="float" office:value="2">
            <text:p>2</text:p>
          </table:table-cell>
          <table:table-cell table:style-name="ce8" office:value-type="string">
            <text:p>Service industry and tourists would use more fuel and energy.</text:p>
            <text:p/>
            <text:p>Eco-tourism provides opportunity to explore alternative energy (wind, solar, etc.)</text:p>
          </table:table-cell>
          <table:table-cell table:style-name="ce20" office:value-type="float" office:value="2">
            <text:p>2</text:p>
          </table:table-cell>
        </table:table-row>
        <table:table-row table:style-name="ro3" table:number-rows-repeated="1048566">
          <table:table-cell table:number-columns-repeated="9"/>
        </table:table-row>
        <table:table-row table:style-name="ro3">
          <table:table-cell table:number-columns-repeated="9"/>
        </table:table-row>
      </table:table>
      <table:table table:name="all" table:style-name="ta1" table:print="false">
        <table:table-column table:style-name="co4" table:number-columns-repeated="1024" table:default-cell-style-name="ce25"/>
        <table:table-row table:style-name="ro19">
          <table:table-cell table:style-name="ce23" office:value-type="string">
            <text:p>DeckIndex</text:p>
          </table:table-cell>
          <table:table-cell table:style-name="ce23" table:formula="of:=[$Sheet1.$B$1]" office:value-type="string" office:string-value="Topic">
            <text:p>Topic</text:p>
          </table:table-cell>
          <table:table-cell table:style-name="ce23" office:value-type="string">
            <text:p>Body</text:p>
          </table:table-cell>
          <table:table-cell table:style-name="ce23" table:formula="of:=[$Sheet1.$D$1]" office:value-type="string" office:string-value="Environment">
            <text:p>Environment</text:p>
          </table:table-cell>
          <table:table-cell table:style-name="ce23" office:value-type="string">
            <text:p>EnvPt</text:p>
          </table:table-cell>
          <table:table-cell table:style-name="ce23" table:formula="of:=[$Sheet1.$F$1]" office:value-type="string" office:string-value="Economy">
            <text:p>Economy</text:p>
          </table:table-cell>
          <table:table-cell table:style-name="ce23" office:value-type="string">
            <text:p>EcoPt</text:p>
          </table:table-cell>
          <table:table-cell table:style-name="ce23" table:formula="of:=[$Sheet1.$H$1]" office:value-type="string" office:string-value="Energy">
            <text:p>Energy</text:p>
          </table:table-cell>
          <table:table-cell table:style-name="ce30" office:value-type="string">
            <text:p>EnePt</text:p>
          </table:table-cell>
          <table:table-cell table:style-name="ce32" office:value-type="string">
            <text:p>DeckId</text:p>
          </table:table-cell>
          <table:table-cell table:style-name="ce32" office:value-type="string">
            <text:p>DeckName</text:p>
          </table:table-cell>
          <table:table-cell table:number-columns-repeated="1013"/>
        </table:table-row>
        <table:table-row table:style-name="ro20">
          <table:table-cell table:style-name="ce24" table:formula="of:=[$Sheet1.$A$3]" office:value-type="float" office:value="1">
            <text:p>1</text:p>
          </table:table-cell>
          <table:table-cell table:style-name="ce24" table:formula="of:=[$Sheet1.$B$3]" office:value-type="string" office:string-value="Estuary Protection">
            <text:p>Estuary Protection</text:p>
          </table:table-cell>
          <table:table-cell table:style-name="ce27" table:formula="of:=[$Sheet1.$C$3]" office:value-type="string" office:string-value="Estuaries are places where rivers meet the sea. Their mix of salt and fresh water creates a fertile habitat for fish, birds and marine life. They are also threatened by over-population, pollution and development.&#10;">
            <text:p>Estuaries are places where rivers meet the sea. Their mix of salt and fresh water creates a fertile habitat for fish, birds and marine life. They are also threatened by over-population, pollution and development.<text:line-break/></text:p>
          </table:table-cell>
          <table:table-cell table:style-name="ce24" table:formula="of:=[$Sheet1.$D$3]" office:value-type="string" office:string-value="Preserves healthy habitat for important species. &#10;&#10;Establishes cleaner environment for people. &#10;">
            <text:p>Preserves healthy habitat for important species. <text:line-break/><text:line-break/>Establishes cleaner environment for people. <text:line-break/></text:p>
          </table:table-cell>
          <table:table-cell table:style-name="ce27" office:value-type="float" office:value="2">
            <text:p>2</text:p>
          </table:table-cell>
          <table:table-cell table:style-name="ce24" table:formula="of:=[$Sheet1.$F$3]" office:value-type="string" office:string-value="Limits activities like dredging and channeling rivers for shipping.&#10;&#10;Creates nursery habitat for fish and shrimp, which is good for the fishing industry.&#10;">
            <text:p>Limits activities like dredging and channeling rivers for shipping.<text:line-break/><text:line-break/>Creates nursery habitat for fish and shrimp, which is good for the fishing industry.<text:line-break/></text:p>
          </table:table-cell>
          <table:table-cell table:style-name="ce24" office:value-type="float" office:value="0">
            <text:p>0</text:p>
          </table:table-cell>
          <table:table-cell table:style-name="ce24" table:formula="of:=[$Sheet1.$H$3]" office:value-type="string" office:string-value="Makes some areas off limits for oil/gas exploration and extraction. &#10;">
            <text:p>Makes some areas off limits for oil/gas exploration and extraction. <text:line-break/></text:p>
          </table:table-cell>
          <table:table-cell table:style-name="ce31" office:value-type="float" office:value="-1">
            <text:p>-1</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1">
          <table:table-cell table:style-name="ce24" table:formula="of:=[$Sheet1.$A$4]" office:value-type="float" office:value="2">
            <text:p>2</text:p>
          </table:table-cell>
          <table:table-cell table:style-name="ce24" table:formula="of:=[$Sheet1.$B$4]" office:value-type="string" office:string-value="Dead Zone outreach">
            <text:p>Dead Zone outreach</text:p>
          </table:table-cell>
          <table:table-cell table:style-name="ce24" table:formula="of:=[$Sheet1.$C$4]" office:value-type="string" office:string-value="The Dead Zone is an area of low  oxygen in the Gulf caused by nutrients from fertilizers brought by the Mississippi River. Fish and other marine life cannot survive in the Dead Zone. Educating farmers upstream could help change how they use fertilizer and minimize its impact.&#10;">
            <text:p>The Dead Zone is an area of low <text:s/>oxygen in the Gulf caused by nutrients from fertilizers brought by the Mississippi River. Fish and other marine life cannot survive in the Dead Zone. Educating farmers upstream could help change how they use fertilizer and minimize its impact.<text:line-break/></text:p>
          </table:table-cell>
          <table:table-cell table:style-name="ce24" table:formula="of:=[$Sheet1.$D$4]" office:value-type="string" office:string-value="Creates a healthier habitat for marine species. &#10;&#10;Reduces the loss of marine species. ">
            <text:p>Creates a healthier habitat for marine species. <text:line-break/><text:line-break/>Reduces the loss of marine species. </text:p>
          </table:table-cell>
          <table:table-cell table:style-name="ce24" office:value-type="float" office:value="2">
            <text:p>2</text:p>
          </table:table-cell>
          <table:table-cell table:style-name="ce27" table:formula="of:=[$Sheet1.$F$4]" office:value-type="string" office:string-value="Reduces losses of fish, shrimp and oysters, which helps the fishing industry. &#10;&#10;Educating people about the Dead Zone can be  challenging and expensive. ">
            <text:p>Reduces losses of fish, shrimp and oysters, which helps the fishing industry. <text:line-break/><text:line-break/>Educating people about the Dead Zone can be <text:s/>challenging and expensive. </text:p>
          </table:table-cell>
          <table:table-cell table:style-name="ce27" office:value-type="float" office:value="0">
            <text:p>0</text:p>
          </table:table-cell>
          <table:table-cell table:style-name="ce27" table:formula="of:=[$Sheet1.$H$4]" office:value-type="string" office:string-value="Growing corn for ethanol contributes to the Dead Zone as farmers use more fertilizer.&#10;">
            <text:p>Growing corn for ethanol contributes to the Dead Zone as farmers use more fertilizer.<text:line-break/></text:p>
          </table:table-cell>
          <table:table-cell table:style-name="ce31" office:value-type="float" office:value="-1">
            <text:p>-1</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2">
          <table:table-cell table:style-name="ce24" table:formula="of:=[$Sheet1.$A$5]" office:value-type="float" office:value="3">
            <text:p>3</text:p>
          </table:table-cell>
          <table:table-cell table:style-name="ce24" table:formula="of:=[$Sheet1.$B$5]" office:value-type="string" office:string-value="Regulate overfishing ">
            <text:p>Regulate overfishing </text:p>
          </table:table-cell>
          <table:table-cell table:style-name="ce24" table:formula="of:=[$Sheet1.$C$5]" office:value-type="string" office:string-value="Overfishing is catching fish and shellfish faster than they can reproduce. This harms species and ecosystems as well as endangers the food supply.">
            <text:p>Overfishing is catching fish and shellfish faster than they can reproduce. This harms species and ecosystems as well as endangers the food supply.</text:p>
          </table:table-cell>
          <table:table-cell table:style-name="ce24" table:formula="of:=[$Sheet1.$D$5]" office:value-type="string" office:string-value="Helps fish populations rebound and remain healthy year-to-year. ">
            <text:p>Helps fish populations rebound and remain healthy year-to-year. </text:p>
          </table:table-cell>
          <table:table-cell table:style-name="ce24" office:value-type="float" office:value="1">
            <text:p>1</text:p>
          </table:table-cell>
          <table:table-cell table:style-name="ce24" table:formula="of:=[$Sheet1.$F$5]" office:value-type="string" office:string-value="Upsets fishermen in the short term since fewer fish can be caught.&#10;&#10;Benefits fishing industry in the long term; creates a more sustainable fish population.&#10;">
            <text:p>Upsets fishermen in the short term since fewer fish can be caught.<text:line-break/><text:line-break/>Benefits fishing industry in the long term; creates a more sustainable fish population.<text:line-break/></text:p>
          </table:table-cell>
          <table:table-cell table:style-name="ce24" office:value-type="float" office:value="0">
            <text:p>0</text:p>
          </table:table-cell>
          <table:table-cell table:style-name="ce27" table:formula="of:=[$Sheet1.$H$5]" office:value-type="string" office:string-value="Fishing boats use a significant amount of fuel; setting catch limits reduces fuel use. ">
            <text:p>Fishing boats use a significant amount of fuel; setting catch limits reduces fuel use. </text:p>
          </table:table-cell>
          <table:table-cell table:style-name="ce31" office:value-type="float" office:value="-1">
            <text:p>-1</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1">
          <table:table-cell table:style-name="ce24" table:formula="of:=[$Sheet1.$A$6]" office:value-type="float" office:value="4">
            <text:p>4</text:p>
          </table:table-cell>
          <table:table-cell table:style-name="ce24" table:formula="of:=[$Sheet1.$B$6]" office:value-type="string" office:string-value="Detect    harmful algal blooms">
            <text:p>Detect <text:s text:c="3"/>harmful algal blooms</text:p>
          </table:table-cell>
          <table:table-cell table:style-name="ce28" table:formula="of:=[$Sheet1.$C$6]" office:value-type="string" office:string-value="A harmful algal bloom, or red tide, is caused by an increase in the marine algae K.brevis. This algae releases a toxin that can kill fish in large numbers, make shellfish poisonous to humans, and produce airborne irritants that drive people from beaches. Forecasting a red tide can help minimize its impact.">
            <text:p>A harmful algal bloom, or red tide, is caused by an increase in the marine algae K.brevis. This algae releases a toxin that can kill fish in large numbers, make shellfish poisonous to humans, and produce airborne irritants that drive people from beaches. Forecasting a red tide can help minimize its impact.</text:p>
          </table:table-cell>
          <table:table-cell table:style-name="ce24" table:formula="of:=[$Sheet1.$D$6]" office:value-type="string" office:string-value="Helps reduce potential for eating contaminated fish and shellfish.&#10;&#10;&#10;Reduces risk of harm to humans from contaminated beaches.&#10;">
            <text:p>Helps reduce potential for eating contaminated fish and shellfish.<text:line-break/><text:line-break/><text:line-break/>Reduces risk of harm to humans from contaminated beaches.<text:line-break/></text:p>
          </table:table-cell>
          <table:table-cell table:style-name="ce24" office:value-type="float" office:value="2">
            <text:p>2</text:p>
          </table:table-cell>
          <table:table-cell table:style-name="ce24" table:formula="of:=[$Sheet1.$F$6]" office:value-type="string" office:string-value="Reduces impact on tourism; gives people a chance to change their recreation plans. &#10;&#10;Benefits fishing industry; gives fishermen a chance to fish somewhere else.">
            <text:p>Reduces impact on tourism; gives people a chance to change their recreation plans. <text:line-break/><text:line-break/>Benefits fishing industry; gives fishermen a chance to fish somewhere else.</text:p>
          </table:table-cell>
          <table:table-cell table:style-name="ce24" office:value-type="float" office:value="2">
            <text:p>2</text:p>
          </table:table-cell>
          <table:table-cell table:style-name="ce27" table:formula="of:=[$Sheet1.$H$6]" office:value-type="string" office:string-value="Impact on energy sector is neutral or minimal.">
            <text:p>Impact on energy sector is neutral or minimal.</text:p>
          </table:table-cell>
          <table:table-cell table:style-name="ce31" office:value-type="float" office:value="0">
            <text:p>0</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3">
          <table:table-cell table:style-name="ce24" table:formula="of:=[$Sheet1.$A$7]" office:value-type="float" office:value="5">
            <text:p>5</text:p>
          </table:table-cell>
          <table:table-cell table:style-name="ce24" table:formula="of:=[$Sheet1.$B$7]" office:value-type="string" office:string-value="Restore more coastal wetlands">
            <text:p>Restore more coastal wetlands</text:p>
          </table:table-cell>
          <table:table-cell table:style-name="ce24" table:formula="of:=[$Sheet1.$C$7]" office:value-type="string" office:string-value="Coastal wetlands include swamps, marshes and mangrove forests. They remove pollutants from water, protect against floods,  stabilize shorelines, and provide essential wildlife habitats and recreational areas.">
            <text:p>Coastal wetlands include swamps, marshes and mangrove forests. They remove pollutants from water, protect against floods, <text:s/>stabilize shorelines, and provide essential wildlife habitats and recreational areas.</text:p>
          </table:table-cell>
          <table:table-cell table:style-name="ce24" table:formula="of:=[$Sheet1.$D$7]" office:value-type="string" office:string-value="Increases area that serves as an important habitat for wildlife.&#10;&#10;Reduces pollution and maintain cleaner water for people and marine life.  &#10;&#10;&#10;Filters river water and help reduce the size of the Dead Zone.&#10;">
            <text:p>Increases area that serves as an important habitat for wildlife.<text:line-break/><text:line-break/>Reduces pollution and maintain cleaner water for people and marine life. <text:s/><text:line-break/><text:line-break/><text:line-break/>Filters river water and help reduce the size of the Dead Zone.<text:line-break/></text:p>
          </table:table-cell>
          <table:table-cell table:style-name="ce24" office:value-type="float" office:value="3">
            <text:p>3</text:p>
          </table:table-cell>
          <table:table-cell table:style-name="ce24" table:formula="of:=[$Sheet1.$F$7]" office:value-type="string" office:string-value="Provides  more recreational areas for hunting, fishing and birdwatching.&#10;&#10;Expands essential nursery habitat for fish and shrimp; good for the fishing industry.&#10;&#10;Provides important flood protection for coastal urban areas. &#10;">
            <text:p>Provides <text:s/>more recreational areas for hunting, fishing and birdwatching.<text:line-break/><text:line-break/>Expands essential nursery habitat for fish and shrimp; good for the fishing industry.<text:line-break/><text:line-break/>Provides important flood protection for coastal urban areas. <text:line-break/></text:p>
          </table:table-cell>
          <table:table-cell table:style-name="ce24" office:value-type="float" office:value="3">
            <text:p>3</text:p>
          </table:table-cell>
          <table:table-cell table:style-name="ce24" table:formula="of:=[$Sheet1.$H$7]" office:value-type="string" office:string-value="Makes some areas “off limits” for oil/gas exploration and extraction.">
            <text:p>Makes some areas “off limits” for oil/gas exploration and extraction.</text:p>
          </table:table-cell>
          <table:table-cell table:style-name="ce31" office:value-type="float" office:value="-1">
            <text:p>-1</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3">
          <table:table-cell table:style-name="ce24" table:formula="of:=[$Sheet1.$A$8]" office:value-type="float" office:value="6">
            <text:p>6</text:p>
          </table:table-cell>
          <table:table-cell table:style-name="ce24" table:formula="of:=[$Sheet1.$B$8]" office:value-type="string" office:string-value="Reduce aquatic pollutants ">
            <text:p>Reduce aquatic pollutants </text:p>
          </table:table-cell>
          <table:table-cell table:style-name="ce27" table:formula="of:=[$Sheet1.$C$8]" office:value-type="string" office:string-value="The ecosystems of the Gulf are threatened by pollution from many sources. These include coastal industries, wastewater facilities, and storm run-off from cities and towns. Large cargo ships also add significant amounts of pollutants and debris.">
            <text:p>The ecosystems of the Gulf are threatened by pollution from many sources. These include coastal industries, wastewater facilities, and storm run-off from cities and towns. Large cargo ships also add significant amounts of pollutants and debris.</text:p>
          </table:table-cell>
          <table:table-cell table:style-name="ce24" table:formula="of:=[$Sheet1.$D$8]" office:value-type="string" office:string-value="Increases the variety and abundance of marine species.  &#10;&#10;Reduces pollution and creates a healthier environment for people.&#10;">
            <text:p>Increases the variety and abundance of marine species. <text:s/><text:line-break/><text:line-break/>Reduces pollution and creates a healthier environment for people.<text:line-break/></text:p>
          </table:table-cell>
          <table:table-cell table:style-name="ce24" office:value-type="float" office:value="2">
            <text:p>2</text:p>
          </table:table-cell>
          <table:table-cell table:style-name="ce24" table:formula="of:=[$Sheet1.$F$8]" office:value-type="string" office:string-value="Benefits the fishing industry by improving fish habitats.&#10;&#10;Benefits tourism and recreation industries by keeping beaches and other areas clean. &#10;&#10;Treating waste and industrial discharges to remove pollutants is costly. &#10;">
            <text:p>Benefits the fishing industry by improving fish habitats.<text:line-break/><text:line-break/>Benefits tourism and recreation industries by keeping beaches and other areas clean. <text:line-break/><text:line-break/>Treating waste and industrial discharges to remove pollutants is costly. <text:line-break/></text:p>
          </table:table-cell>
          <table:table-cell table:style-name="ce24" office:value-type="float" office:value="1">
            <text:p>1</text:p>
          </table:table-cell>
          <table:table-cell table:style-name="ce27" table:formula="of:=[$Sheet1.$H$8]" office:value-type="string" office:string-value="Some pollution reduction systems might require more energy.&#10;&#10;Cleaning up oil tankers is costly.">
            <text:p>Some pollution reduction systems might require more energy.<text:line-break/><text:line-break/>Cleaning up oil tankers is costly.</text:p>
          </table:table-cell>
          <table:table-cell table:style-name="ce31" office:value-type="float" office:value="0">
            <text:p>0</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4">
          <table:table-cell table:style-name="ce24" table:formula="of:=[$Sheet1.$A$9]" office:value-type="float" office:value="7">
            <text:p>7</text:p>
          </table:table-cell>
          <table:table-cell table:style-name="ce24" table:formula="of:=[$Sheet1.$B$9]" office:value-type="string" office:string-value="Create more marine  sanctuaries">
            <text:p>Create more marine <text:s/>sanctuaries</text:p>
          </table:table-cell>
          <table:table-cell table:style-name="ce24" table:formula="of:=[$Sheet1.$C$9]" office:value-type="string" office:string-value="Sanctuary waters provide a secure habitat for marine species, protect historically significant shipwrecks and artifacts, and preserve ecological diversity. ">
            <text:p>Sanctuary waters provide a secure habitat for marine species, protect historically significant shipwrecks and artifacts, and preserve ecological diversity. </text:p>
          </table:table-cell>
          <table:table-cell table:style-name="ce24" table:formula="of:=[$Sheet1.$D$9]" office:value-type="string" office:string-value="Provides additional safe habitats for species.  &#10;&#10;Serves as natural classrooms and laboratories for schools and researchers and promotes good stewardship of our oceans. ">
            <text:p>Provides additional safe habitats for species. <text:s/><text:line-break/><text:line-break/>Serves as natural classrooms and laboratories for schools and researchers and promotes good stewardship of our oceans. </text:p>
          </table:table-cell>
          <table:table-cell table:style-name="ce24" office:value-type="float" office:value="2">
            <text:p>2</text:p>
          </table:table-cell>
          <table:table-cell table:style-name="ce24" table:formula="of:=[$Sheet1.$F$9]" office:value-type="string" office:string-value="Provides recreational spots for sport fishing and diving, and supports industries such as tourism, fishing and kelp harvesting.&#10;&#10;Restricts commercial fishing and shipping traffic. &#10;">
            <text:p>Provides recreational spots for sport fishing and diving, and supports industries such as tourism, fishing and kelp harvesting.<text:line-break/><text:line-break/>Restricts commercial fishing and shipping traffic. <text:line-break/></text:p>
          </table:table-cell>
          <table:table-cell table:style-name="ce24" office:value-type="float" office:value="0">
            <text:p>0</text:p>
          </table:table-cell>
          <table:table-cell table:style-name="ce24" table:formula="of:=[$Sheet1.$H$9]" office:value-type="string" office:string-value="Prohibits oil drilling in the newly protected areas.&#10;&#10;Restricts installation of wind platforms to generate energy.">
            <text:p>Prohibits oil drilling in the newly protected areas.<text:line-break/><text:line-break/>Restricts installation of wind platforms to generate energy.</text:p>
          </table:table-cell>
          <table:table-cell table:style-name="ce31" office:value-type="float" office:value="-2">
            <text:p>-2</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1">
          <table:table-cell table:style-name="ce24" table:formula="of:=[$Sheet1.$A$10]" office:value-type="float" office:value="8">
            <text:p>8</text:p>
          </table:table-cell>
          <table:table-cell table:style-name="ce24" table:formula="of:=[$Sheet1.$B$10]" office:value-type="string" office:string-value="Control invasive species">
            <text:p>Control invasive species</text:p>
          </table:table-cell>
          <table:table-cell table:style-name="ce24" table:formula="of:=[$Sheet1.$C$10]" office:value-type="string" office:string-value="Ballast water discharges from transoceanic vessels are the single  largest source of aquatic non-indigenous species invasions. This threat is particularly serious in the Gulf because it is connected to the largest watershed in North America and has some of the world’s largest ports. &#10;">
            <text:p>Ballast water discharges from transoceanic vessels are the single <text:s/>largest source of aquatic non-indigenous species invasions. This threat is particularly serious in the Gulf because it is connected to the largest watershed in North America and has some of the world’s largest ports. <text:line-break/></text:p>
          </table:table-cell>
          <table:table-cell table:style-name="ce24" table:formula="of:=[$Sheet1.$D$10]" office:value-type="string" office:string-value="Reduces loss of native  species to invasive species.&#10;&#10;Preserves natural balance of the environment.&#10;">
            <text:p>Reduces loss of native <text:s/>species to invasive species.<text:line-break/><text:line-break/>Preserves natural balance of the environment.<text:line-break/></text:p>
          </table:table-cell>
          <table:table-cell table:style-name="ce24" office:value-type="float" office:value="2">
            <text:p>2</text:p>
          </table:table-cell>
          <table:table-cell table:style-name="ce27" table:formula="of:=[$Sheet1.$F$10]" office:value-type="string" office:string-value="Impacts commercial shipping through stricter regulations and enforcement. ">
            <text:p>Impacts commercial shipping through stricter regulations and enforcement. </text:p>
          </table:table-cell>
          <table:table-cell table:style-name="ce27" office:value-type="float" office:value="-1">
            <text:p>-1</text:p>
          </table:table-cell>
          <table:table-cell table:style-name="ce27" table:formula="of:=[$Sheet1.$H$10]" office:value-type="string" office:string-value="Impact on energy sector is neutral or minimal.">
            <text:p>Impact on energy sector is neutral or minimal.</text:p>
          </table:table-cell>
          <table:table-cell table:style-name="ce31" office:value-type="float" office:value="0">
            <text:p>0</text:p>
          </table:table-cell>
          <table:table-cell table:style-name="ce33" office:value-type="float" office:value="1">
            <text:p>1</text:p>
          </table:table-cell>
          <table:table-cell table:style-name="ce33" office:value-type="string">
            <text:p>Environment</text:p>
          </table:table-cell>
          <table:table-cell table:number-columns-repeated="1013"/>
        </table:table-row>
        <table:table-row table:style-name="ro20">
          <table:table-cell table:style-name="ce24" office:value-type="float" office:value="1">
            <text:p>1</text:p>
          </table:table-cell>
          <table:table-cell table:style-name="ce26" office:value-type="string">
            <text:p><text:span text:style-name="T3">Build more </text:span><text:span text:style-name="T1">housing units</text:span></text:p>
          </table:table-cell>
          <table:table-cell table:style-name="ce24" office:value-type="string">
            <text:p>Coastal areas are among the most popular places to live. Even though the development of the Gulf Coast can boost economic growth, the high density of people and industry is a threat to <text:s/>the region’s environment.</text:p>
          </table:table-cell>
          <table:table-cell table:style-name="ce24" office:value-type="string">
            <text:p>Reduces open space, increases erosion and reduces habitat for coastal wildlife.</text:p>
            <text:p/>
            <text:p>Increases demand on environmental resources and creates more pollution.</text:p>
          </table:table-cell>
          <table:table-cell table:style-name="ce24" office:value-type="float" office:value="-2">
            <text:p>-2</text:p>
          </table:table-cell>
          <table:table-cell table:style-name="ce26" office:value-type="string">
            <text:p><text:span text:style-name="T1">Increases construction-related jobs and leads to improved regional</text:span></text:p>
            <text:p>infrastructure.</text:p>
            <text:p/>
            <text:p>Increases tax</text:p>
            <text:p><text:span text:style-name="T3">revenues</text:span><text:span text:style-name="T1"> from additional population.</text:span></text:p>
          </table:table-cell>
          <table:table-cell table:style-name="ce24" office:value-type="float" office:value="2">
            <text:p>2</text:p>
          </table:table-cell>
          <table:table-cell table:style-name="ce24" office:value-type="string">
            <text:p>Additional housing and people use more energy.</text:p>
            <text:p/>
            <text:p>Residential buildings - particularly single-family homes – makes maintenance more costly for energy companies.</text:p>
            <text:p/>
          </table:table-cell>
          <table:table-cell table:style-name="ce31" office:value-type="float" office:value="0">
            <text:p>0</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5">
          <table:table-cell table:style-name="ce24" office:value-type="float" office:value="2">
            <text:p>2</text:p>
          </table:table-cell>
          <table:table-cell table:style-name="ce26" office:value-type="string">
            <text:p><text:span text:style-name="T3">Build</text:span><text:span text:style-name="T1"> eco-friendly sewage treatment plants</text:span></text:p>
          </table:table-cell>
          <table:table-cell table:style-name="ce26" office:value-type="string">
            <text:p><text:span text:style-name="T3">As the population increases, wastewater treatment becomes more important. E</text:span><text:span text:style-name="T1">co-friendly</text:span><text:span text:style-name="T3"> sewage treatment reuses the water and sludge by-products and harvests the inherent energy in sewage.</text:span></text:p>
          </table:table-cell>
          <table:table-cell table:style-name="ce26" office:value-type="string">
            <text:p>Creates less pollution through green, efficient sewage treatment.</text:p>
            <text:p/>
            <text:p><text:span text:style-name="T1">Constructing wetlands for wastewater treatment can create</text:span><text:span text:style-name="T3"> productive habitat.</text:span></text:p>
          </table:table-cell>
          <table:table-cell table:style-name="ce24" office:value-type="float" office:value="2">
            <text:p>2</text:p>
          </table:table-cell>
          <table:table-cell table:style-name="ce24" office:value-type="string">
            <text:p>Construction costs for environmentally sound, high-efficiency sewage treatment are higher.</text:p>
            <text:p/>
            <text:p>Over time, high-efficiency plants save money in operating costs.</text:p>
          </table:table-cell>
          <table:table-cell table:style-name="ce24" office:value-type="float" office:value="0">
            <text:p>0</text:p>
          </table:table-cell>
          <table:table-cell table:style-name="ce24" office:value-type="string">
            <text:p>Environmental, high- efficiency sewage treatment uses less energy, and, in some cases, none.</text:p>
            <text:p/>
            <text:p>Methane generated from treatment plants can be used as alternative energy.</text:p>
          </table:table-cell>
          <table:table-cell table:style-name="ce31" office:value-type="float" office:value="0">
            <text:p>0</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6">
          <table:table-cell table:style-name="ce24" office:value-type="float" office:value="3">
            <text:p>3</text:p>
          </table:table-cell>
          <table:table-cell table:style-name="ce24" office:value-type="string">
            <text:p>Recruit financial and information businesses</text:p>
          </table:table-cell>
          <table:table-cell table:style-name="ce24" office:value-type="string">
            <text:p>Financial and information businesses offer higher paying positions and do not negatively impact the environment as much as manufacturing.</text:p>
          </table:table-cell>
          <table:table-cell table:style-name="ce24" office:value-type="string">
            <text:p>More businesses and people place more demands on the resources of the region.</text:p>
            <text:p/>
            <text:p>Non-manufacturing business is low polluting.</text:p>
          </table:table-cell>
          <table:table-cell table:style-name="ce27" office:value-type="float" office:value="0">
            <text:p>0</text:p>
          </table:table-cell>
          <table:table-cell table:style-name="ce24" office:value-type="string">
            <text:p>Creates high paying jobs and improves the local economy.</text:p>
            <text:p/>
            <text:p>Businesses increase tax revenues that, in turn, support more local infrastructure.</text:p>
          </table:table-cell>
          <table:table-cell table:style-name="ce24" office:value-type="float" office:value="2">
            <text:p>2</text:p>
          </table:table-cell>
          <table:table-cell table:style-name="ce24" office:value-type="string">
            <text:p>More people and more business means more energy consumption.</text:p>
          </table:table-cell>
          <table:table-cell table:style-name="ce31" office:value-type="float" office:value="1">
            <text:p>1</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2">
          <table:table-cell table:style-name="ce24" office:value-type="float" office:value="4">
            <text:p>4</text:p>
          </table:table-cell>
          <table:table-cell table:style-name="ce24" office:value-type="string">
            <text:p>Recruit manufacturing industries </text:p>
          </table:table-cell>
          <table:table-cell table:style-name="ce24" office:value-type="string">
            <text:p>Historically the Gulf Coast has been home to manufacturing industries such as paper mills, refineries, aerospace and defense. </text:p>
          </table:table-cell>
          <table:table-cell table:style-name="ce27" office:value-type="string">
            <text:p>Manufacturing has been responsible for high levels of pollution.</text:p>
            <text:p/>
            <text:p>More businesses and people place more demands on the resources of the region.</text:p>
          </table:table-cell>
          <table:table-cell table:style-name="ce27" office:value-type="float" office:value="-2">
            <text:p>-2</text:p>
          </table:table-cell>
          <table:table-cell table:style-name="ce24" office:value-type="string">
            <text:p>Manufacturing creates jobs for large numbers of people.</text:p>
            <text:p/>
            <text:p>Businesses increase tax revenues that, in turn, support more local infrastructure.</text:p>
          </table:table-cell>
          <table:table-cell table:style-name="ce24" office:value-type="float" office:value="2">
            <text:p>2</text:p>
          </table:table-cell>
          <table:table-cell table:style-name="ce24" office:value-type="string">
            <text:p>More people and more business means more energy consumption.</text:p>
          </table:table-cell>
          <table:table-cell table:style-name="ce31" office:value-type="float" office:value="1">
            <text:p>1</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7">
          <table:table-cell table:style-name="ce24" office:value-type="float" office:value="5">
            <text:p>5</text:p>
          </table:table-cell>
          <table:table-cell table:style-name="ce24" office:value-type="string">
            <text:p>Deepen shipping channels</text:p>
          </table:table-cell>
          <table:table-cell table:style-name="ce24" office:value-type="string">
            <text:p>Deepening existing shipping channels will allow larger ships access to the ports. Increasing port capacity means more goods can arrive more efficiently.</text:p>
          </table:table-cell>
          <table:table-cell table:style-name="ce27" office:value-type="string">
            <text:p>Dredging can harm or destroy some habitats like seagrass beds and coral reefs.</text:p>
            <text:p/>
            <text:p>More goods transported by larger ships could reduce the amount of pollution.</text:p>
            <text:p/>
          </table:table-cell>
          <table:table-cell table:style-name="ce27" office:value-type="float" office:value="0">
            <text:p>0</text:p>
          </table:table-cell>
          <table:table-cell table:style-name="ce24" office:value-type="string">
            <text:p>Creates more business at the ports and along the coast.</text:p>
            <text:p/>
            <text:p>Shipping is an efficient and inexpensive way to transport goods.</text:p>
          </table:table-cell>
          <table:table-cell table:style-name="ce24" office:value-type="float" office:value="2">
            <text:p>2</text:p>
          </table:table-cell>
          <table:table-cell table:style-name="ce24" office:value-type="string">
            <text:p>Oil and gas are transported by ship, and larger ships mean more capacity.</text:p>
            <text:p/>
            <text:p>More shipping activity, in general, would use more fuel.</text:p>
          </table:table-cell>
          <table:table-cell table:style-name="ce31" office:value-type="float" office:value="2">
            <text:p>2</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4">
          <table:table-cell table:style-name="ce24" office:value-type="float" office:value="6">
            <text:p>6</text:p>
          </table:table-cell>
          <table:table-cell table:style-name="ce24" office:value-type="string">
            <text:p>Increase “catch limits” for fishermen </text:p>
          </table:table-cell>
          <table:table-cell table:style-name="ce27" office:value-type="string">
            <text:p>Raising catch limits for commercial and recreational fishing would expand both industries by allowing more fish to be caught. However, increasing the limits can endanger fish populations.</text:p>
          </table:table-cell>
          <table:table-cell table:style-name="ce27" office:value-type="string">
            <text:p>Increased quotas can lead to overfishing, putting more species at risk.</text:p>
            <text:p/>
            <text:p>Increased quotas may result in more fishing boats, causing more disruption to habitats.</text:p>
          </table:table-cell>
          <table:table-cell table:style-name="ce27" office:value-type="float" office:value="-2">
            <text:p>-2</text:p>
          </table:table-cell>
          <table:table-cell table:style-name="ce24" office:value-type="string">
            <text:p>Raising the limits increases the volume of fish available to sell. </text:p>
            <text:p/>
            <text:p>Overfishing can cause a collapse in the industry when fish become scarce.</text:p>
          </table:table-cell>
          <table:table-cell table:style-name="ce24" office:value-type="float" office:value="0">
            <text:p>0</text:p>
          </table:table-cell>
          <table:table-cell table:style-name="ce24" office:value-type="string">
            <text:p>More fishing means more boats using more fuel.</text:p>
            <text:p/>
            <text:p/>
          </table:table-cell>
          <table:table-cell table:style-name="ce31" office:value-type="float" office:value="1">
            <text:p>1</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7">
          <table:table-cell table:style-name="ce24" office:value-type="float" office:value="7">
            <text:p>7</text:p>
          </table:table-cell>
          <table:table-cell table:style-name="ce24" office:value-type="string">
            <text:p>License offshore fish farms </text:p>
          </table:table-cell>
          <table:table-cell table:style-name="ce24" office:value-type="string">
            <text:p>Fish farms are caged systems for producing fish. A sustainable aquaculture industry would increase the locally-grown seafood supply and provide new economic opportunities.</text:p>
            <text:p/>
          </table:table-cell>
          <table:table-cell table:style-name="ce24" office:value-type="string">
            <text:p>Waste and pollution from <text:s/>fish farms can lead to diseases among the wild fish in the Gulf.</text:p>
            <text:p/>
            <text:p>Non-native fish can escape from farms and breed with or kill native species. </text:p>
          </table:table-cell>
          <table:table-cell table:style-name="ce24" office:value-type="float" office:value="-2">
            <text:p>-2</text:p>
          </table:table-cell>
          <table:table-cell table:style-name="ce24" office:value-type="string">
            <text:p>Could disrupt local fishing communities because fish farms are often owned by large corporations.</text:p>
            <text:p/>
            <text:p>Adds local jobs for processing fish. </text:p>
            <text:p/>
            <text:p/>
          </table:table-cell>
          <table:table-cell table:style-name="ce24" office:value-type="float" office:value="0">
            <text:p>0</text:p>
          </table:table-cell>
          <table:table-cell table:style-name="ce27" office:value-type="string">
            <text:p>Fish farms are well-positioned to use alternative energy (wind, solar, <text:s/>etc.).</text:p>
            <text:p/>
            <text:p>Fish farms could rent vacant offshore oil platforms as staging areas.</text:p>
          </table:table-cell>
          <table:table-cell table:style-name="ce31" office:value-type="float" office:value="2">
            <text:p>2</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4">
          <table:table-cell table:style-name="ce24" office:value-type="float" office:value="8">
            <text:p>8</text:p>
          </table:table-cell>
          <table:table-cell table:style-name="ce24" office:value-type="string">
            <text:p>Expand eco-tourism industry</text:p>
          </table:table-cell>
          <table:table-cell table:style-name="ce24" office:value-type="string">
            <text:p>"Eco-travel” encourages tourists to enjoy the natural world in a socially responsible manner, promotes conservation, limits negative human impact, and supports the local population. </text:p>
            <text:p><text:s/></text:p>
          </table:table-cell>
          <table:table-cell table:style-name="ce29" office:value-type="string">
            <text:p>Increases public awareness and appreciation for the environment.</text:p>
            <text:p/>
            <text:p>Engages the tourist industry with low or no impact on the environment.</text:p>
          </table:table-cell>
          <table:table-cell table:style-name="ce27" office:value-type="float" office:value="2">
            <text:p>2</text:p>
          </table:table-cell>
          <table:table-cell table:style-name="ce27" office:value-type="string">
            <text:p>Expands offerings of the tourism industry.</text:p>
            <text:p/>
            <text:p>Helps rural communities attract more tourists.</text:p>
            <text:p/>
          </table:table-cell>
          <table:table-cell table:style-name="ce27" office:value-type="float" office:value="2">
            <text:p>2</text:p>
          </table:table-cell>
          <table:table-cell table:style-name="ce27" office:value-type="string">
            <text:p>Service industry and tourists would use more fuel and energy.</text:p>
            <text:p/>
            <text:p>Eco-tourism provides opportunity to explore alternative energy (wind, solar, etc.)</text:p>
          </table:table-cell>
          <table:table-cell table:style-name="ce31" office:value-type="float" office:value="2">
            <text:p>2</text:p>
          </table:table-cell>
          <table:table-cell table:style-name="ce34" office:value-type="float" office:value="2">
            <text:p>2</text:p>
          </table:table-cell>
          <table:table-cell table:style-name="ce34" office:value-type="string">
            <text:p>Economy</text:p>
          </table:table-cell>
          <table:table-cell table:number-columns-repeated="1013"/>
        </table:table-row>
        <table:table-row table:style-name="ro28">
          <table:table-cell table:style-name="ce24" table:formula="of:=[$Sheet1.$A$21]" office:value-type="float" office:value="1">
            <text:p>1</text:p>
          </table:table-cell>
          <table:table-cell table:style-name="ce24" table:formula="of:=[$Sheet1.$B$21]" office:value-type="string" office:string-value="Open new areas for offshore oil drilling">
            <text:p>Open new areas for offshore oil drilling</text:p>
          </table:table-cell>
          <table:table-cell table:style-name="ce24" table:formula="of:=[$Sheet1.$C$21]" office:value-type="string" office:string-value="Opening previously restricted areas, like the coast of Florida, could lead to the discovery of new oil fields.">
            <text:p>Opening previously restricted areas, like the coast of Florida, could lead to the discovery of new oil fields.</text:p>
          </table:table-cell>
          <table:table-cell table:style-name="ce24" table:formula="of:=[$Sheet1.$D$21]" office:value-type="string" office:string-value="Oil and gas extraction is a major cause of habitat destruction (such as coastal wetlands) and pollution. &#10;&#10;Increases risk of oil spills, which can kill species and damage habitats. &#10;">
            <text:p>Oil and gas extraction is a major cause of habitat destruction (such as coastal wetlands) and pollution. <text:line-break/><text:line-break/>Increases risk of oil spills, which can kill species and damage habitats. <text:line-break/></text:p>
          </table:table-cell>
          <table:table-cell table:style-name="ce24" office:value-type="float" office:value="-2">
            <text:p>-2</text:p>
          </table:table-cell>
          <table:table-cell table:style-name="ce24" table:formula="of:=[$Sheet1.$F$21]" office:value-type="string" office:string-value="Creates jobs for oil and gas related industries. &#10;&#10;An oil spill could have devastating effects on the tourism and fishing industries.&#10;&#10;Reduces dependence on foreign sources of oil and natural gas.">
            <text:p>Creates jobs for oil and gas related industries. <text:line-break/><text:line-break/>An oil spill could have devastating effects on the tourism and fishing industries.<text:line-break/><text:line-break/>Reduces dependence on foreign sources of oil and natural gas.</text:p>
          </table:table-cell>
          <table:table-cell table:style-name="ce24" office:value-type="float" office:value="1">
            <text:p>1</text:p>
          </table:table-cell>
          <table:table-cell table:style-name="ce24" table:formula="of:=[$Sheet1.$H$21]" office:value-type="string" office:string-value="Opening new fields increases production and revenues. &#10;&#10;&#10;&#10;Significant investment is required to locate oil deposits in new areas. ">
            <text:p>Opening new fields increases production and revenues. <text:line-break/><text:line-break/><text:line-break/><text:line-break/>Significant investment is required to locate oil deposits in new areas. </text:p>
          </table:table-cell>
          <table:table-cell table:style-name="ce31" office:value-type="float" office:value="0">
            <text:p>0</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29">
          <table:table-cell table:style-name="ce24" table:formula="of:=[$Sheet1.$A$22]" office:value-type="float" office:value="2">
            <text:p>2</text:p>
          </table:table-cell>
          <table:table-cell table:style-name="ce24" table:formula="of:=[$Sheet1.$B$22]" office:value-type="string" office:string-value="Allow deep water oil drilling ">
            <text:p>Allow deep water oil drilling </text:p>
          </table:table-cell>
          <table:table-cell table:style-name="ce24" table:formula="of:=[$Sheet1.$C$22]" office:value-type="string" office:string-value="Deep water drilling (10,000+ feet)  is risky and expensive. However, there is the potential of finding large deposits of oil and gas.&#10;">
            <text:p>Deep water drilling (10,000+ feet) <text:s/>is risky and expensive. However, there is the potential of finding large deposits of oil and gas.<text:line-break/></text:p>
          </table:table-cell>
          <table:table-cell table:style-name="ce27" table:formula="of:=[$Sheet1.$D$22]" office:value-type="string" office:string-value="Many of the deepest wells are near the continent's northernmost coral reefs, treasuries of marine life.&#10;&#10;Deepwater drilling is risky and oil spills are more difficult to cap in deepwater.">
            <text:p>Many of the deepest wells are near the continent's northernmost coral reefs, treasuries of marine life.<text:line-break/><text:line-break/>Deepwater drilling is risky and oil spills are more difficult to cap in deepwater.</text:p>
          </table:table-cell>
          <table:table-cell table:style-name="ce27" office:value-type="float" office:value="-2">
            <text:p>-2</text:p>
          </table:table-cell>
          <table:table-cell table:style-name="ce24" table:formula="of:=[$Sheet1.$F$22]" office:value-type="string" office:string-value="Creates jobs for oil and gas related industries. &#10;&#10;An oil spill could have devastating effects on  the tourism and fishing industries.&#10;">
            <text:p>Creates jobs for oil and gas related industries. <text:line-break/><text:line-break/>An oil spill could have devastating effects on <text:s/>the tourism and fishing industries.<text:line-break/></text:p>
          </table:table-cell>
          <table:table-cell table:style-name="ce24" office:value-type="float" office:value="0">
            <text:p>0</text:p>
          </table:table-cell>
          <table:table-cell table:style-name="ce24" table:formula="of:=[$Sheet1.$H$22]" office:value-type="string" office:string-value="Deepwater wells can produce more oil than shallow water wells. &#10;&#10;Risky investment as costs are higher and some wells don’t produce a profit. ">
            <text:p>Deepwater wells can produce more oil than shallow water wells. <text:line-break/><text:line-break/>Risky investment as costs are higher and some wells don’t produce a profit. </text:p>
          </table:table-cell>
          <table:table-cell table:style-name="ce31" office:value-type="float" office:value="0">
            <text:p>0</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23">
          <table:table-cell table:style-name="ce24" table:formula="of:=[$Sheet1.$A$23]" office:value-type="float" office:value="3">
            <text:p>3</text:p>
          </table:table-cell>
          <table:table-cell table:style-name="ce24" table:formula="of:=[$Sheet1.$B$23]" office:value-type="string" office:string-value="Install solar plants">
            <text:p>Install solar plants</text:p>
          </table:table-cell>
          <table:table-cell table:style-name="ce24" table:formula="of:=[$Sheet1.$C$23]" office:value-type="string" office:string-value="Solar power is an intermittent energy source, but new technologies have made it competitive with traditional sources.">
            <text:p>Solar power is an intermittent energy source, but new technologies have made it competitive with traditional sources.</text:p>
          </table:table-cell>
          <table:table-cell table:style-name="ce27" table:formula="of:=[$Sheet1.$D$23]" office:value-type="string" office:string-value="Reduces pollution, as solar energy is a clean, carbon-free power source.  &#10;&#10;Large solar farms could cause a loss of some wildlife habitat.">
            <text:p>Reduces pollution, as solar energy is a clean, carbon-free power source. <text:s/><text:line-break/><text:line-break/>Large solar farms could cause a loss of some wildlife habitat.</text:p>
          </table:table-cell>
          <table:table-cell table:style-name="ce27" office:value-type="float" office:value="0">
            <text:p>0</text:p>
          </table:table-cell>
          <table:table-cell table:style-name="ce27" table:formula="of:=[$Sheet1.$F$23]" office:value-type="string" office:string-value="Renewable energy will be more affordable if fossil fuel prices continue to rise. &#10;&#10;Reduces dependence on foreign sources of oil and natural gas. &#10;&#10;Higher rates may be passed on to consumers by utilities. ">
            <text:p>Renewable energy will be more affordable if fossil fuel prices continue to rise. <text:line-break/><text:line-break/>Reduces dependence on foreign sources of oil and natural gas. <text:line-break/><text:line-break/>Higher rates may be passed on to consumers by utilities. </text:p>
          </table:table-cell>
          <table:table-cell table:style-name="ce27" office:value-type="float" office:value="1">
            <text:p>1</text:p>
          </table:table-cell>
          <table:table-cell table:style-name="ce24" table:formula="of:=[$Sheet1.$H$23]" office:value-type="string" office:string-value="Diversifies the energy sources for the region. &#10;&#10;More expensive for utility companies to buy solar than fossil fuel-based electricity. &#10;&#10;High start-up cost is balanced by free fuel source and predictable operating costs over lifetime of plant. ">
            <text:p>Diversifies the energy sources for the region. <text:line-break/><text:line-break/>More expensive for utility companies to buy solar than fossil fuel-based electricity. <text:line-break/><text:line-break/>High start-up cost is balanced by free fuel source and predictable operating costs over lifetime of plant. </text:p>
          </table:table-cell>
          <table:table-cell table:style-name="ce31" office:value-type="float" office:value="0">
            <text:p>0</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30">
          <table:table-cell table:style-name="ce24" table:formula="of:=[$Sheet1.$A$24]" office:value-type="float" office:value="4">
            <text:p>4</text:p>
          </table:table-cell>
          <table:table-cell table:style-name="ce24" table:formula="of:=[$Sheet1.$B$24]" office:value-type="string" office:string-value="Create smart grid&#10;">
            <text:p>Create smart grid<text:line-break/></text:p>
          </table:table-cell>
          <table:table-cell table:style-name="ce27" table:formula="of:=[$Sheet1.$C$24]" office:value-type="string" office:string-value="Modern smart grids improve energy delivery when using alternative energy sources whose intermittent supply makes maintaining stable power more complex. They also allow small energy producers to sell power to the grid, and help reduce the recovery time from power outages.&#10;">
            <text:p>Modern smart grids improve energy delivery when using alternative energy sources whose intermittent supply makes maintaining stable power more complex. They also allow small energy producers to sell power to the grid, and help reduce the recovery time from power outages.<text:line-break/></text:p>
          </table:table-cell>
          <table:table-cell table:style-name="ce27" table:formula="of:=[$Sheet1.$D$24]" office:value-type="string" office:string-value="Smart grids make it easier to use alternative energy sources that don’t pollute the environment. &#10;&#10;Smart grids monitor peak usage and can make cities more energy-efficient.">
            <text:p>Smart grids make it easier to use alternative energy sources that don’t pollute the environment. <text:line-break/><text:line-break/>Smart grids monitor peak usage and can make cities more energy-efficient.</text:p>
          </table:table-cell>
          <table:table-cell table:style-name="ce27" office:value-type="float" office:value="2">
            <text:p>2</text:p>
          </table:table-cell>
          <table:table-cell table:style-name="ce27" table:formula="of:=[$Sheet1.$F$24]" office:value-type="string" office:string-value="A modern, efficient grid is attractive to new businesses.&#10;&#10;Small businesses can generate their own wind and solar energy and sell it back.">
            <text:p>A modern, efficient grid is attractive to new businesses.<text:line-break/><text:line-break/>Small businesses can generate their own wind and solar energy and sell it back.</text:p>
          </table:table-cell>
          <table:table-cell table:style-name="ce27" office:value-type="float" office:value="2">
            <text:p>2</text:p>
          </table:table-cell>
          <table:table-cell table:style-name="ce27" table:formula="of:=[$Sheet1.$H$24]" office:value-type="string" office:string-value="Energy companies have greater control over delivery system, creating efficiencies. &#10;&#10;More energy sources become available as small producers sell energy to the grid. &#10;&#10;&#10;&#10;&#10;">
            <text:p>Energy companies have greater control over delivery system, creating efficiencies. <text:line-break/><text:line-break/>More energy sources become available as small producers sell energy to the grid. <text:line-break/><text:line-break/><text:line-break/><text:line-break/><text:line-break/></text:p>
          </table:table-cell>
          <table:table-cell table:style-name="ce31" office:value-type="float" office:value="2">
            <text:p>2</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31">
          <table:table-cell table:style-name="ce24" table:formula="of:=[$Sheet1.$A$25]" office:value-type="float" office:value="5">
            <text:p>5</text:p>
          </table:table-cell>
          <table:table-cell table:style-name="ce24" table:formula="of:=[$Sheet1.$B$25]" office:value-type="string" office:string-value="Create offshore floating liquefied natural gas (FLNG) plants">
            <text:p>Create offshore floating liquefied natural gas (FLNG) plants</text:p>
          </table:table-cell>
          <table:table-cell table:style-name="ce24" table:formula="of:=[$Sheet1.$C$25]" office:value-type="string" office:string-value="FLNG (floating liquefied natural gas) plants are used to extract and liquefy natural gas from offshore natural gas fields. They can be moved to new fields when one is exhausted.&#10;">
            <text:p>FLNG (floating liquefied natural gas) plants are used to extract and liquefy natural gas from offshore natural gas fields. They can be moved to new fields when one is exhausted.<text:line-break/></text:p>
          </table:table-cell>
          <table:table-cell table:style-name="ce27" table:formula="of:=[$Sheet1.$D$25]" office:value-type="string" office:string-value="Eliminates need for gas pipelines and other onshore infrastructure, which helps to preserve marine and coastal environments. &#10;&#10;Could impact fish and bird habitats with offshore lighting, noise, CO2 emissions, and possible leaks.">
            <text:p>Eliminates need for gas pipelines and other onshore infrastructure, which helps to preserve marine and coastal environments. <text:line-break/><text:line-break/>Could impact fish and bird habitats with offshore lighting, noise, CO2 emissions, and possible leaks.</text:p>
          </table:table-cell>
          <table:table-cell table:style-name="ce27" office:value-type="float" office:value="0">
            <text:p>0</text:p>
          </table:table-cell>
          <table:table-cell table:style-name="ce27" table:formula="of:=[$Sheet1.$F$25]" office:value-type="string" office:string-value="Pumping gas to shore is expensive, FLNGs are cheaper to operate and create new economic opportunities. ">
            <text:p>Pumping gas to shore is expensive, FLNGs are cheaper to operate and create new economic opportunities. </text:p>
          </table:table-cell>
          <table:table-cell table:style-name="ce27" office:value-type="float" office:value="1">
            <text:p>1</text:p>
          </table:table-cell>
          <table:table-cell table:style-name="ce27" table:formula="of:=[$Sheet1.$H$25]" office:value-type="string" office:string-value="Allows energy companies to tap natural gas reserves that would otherwise be “stranded”. &#10;&#10;Offshore facilities can be moved to new fields as needed. ">
            <text:p>Allows energy companies to tap natural gas reserves that would otherwise be “stranded”. <text:line-break/><text:line-break/>Offshore facilities can be moved to new fields as needed. </text:p>
          </table:table-cell>
          <table:table-cell table:style-name="ce31" office:value-type="float" office:value="1">
            <text:p>1</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30">
          <table:table-cell table:style-name="ce24" table:formula="of:=[$Sheet1.$A$26]" office:value-type="float" office:value="6">
            <text:p>6</text:p>
          </table:table-cell>
          <table:table-cell table:style-name="ce24" table:formula="of:=[$Sheet1.$B$26]" office:value-type="string" office:string-value="Expand the production of cellulosic ethanol fuel ">
            <text:p>Expand the production of cellulosic ethanol fuel </text:p>
          </table:table-cell>
          <table:table-cell table:style-name="ce27" table:formula="of:=[$Sheet1.$C$26]" office:value-type="string" office:string-value="Ethanol comes from a variety of sources like corn and switchgrass. Cellulosic ethanol, which comes from grasses, wood and other non-edible parts of plants, contains more energy than bio-ethanol, which is made from corn and other edible plants.">
            <text:p>Ethanol comes from a variety of sources like corn and switchgrass. Cellulosic ethanol, which comes from grasses, wood and other non-edible parts of plants, contains more energy than bio-ethanol, which is made from corn and other edible plants.</text:p>
          </table:table-cell>
          <table:table-cell table:style-name="ce27" table:formula="of:=[$Sheet1.$D$26]" office:value-type="string" office:string-value="Cellulosic ethanol burns cleaner than gasoline and creates less greenhouse gas emissions. &#10;&#10;Switchgrass requires no fertilizer and is easier to grow than other ethanol sources like corn.&#10;&#10;Overharvesting switchgrass could threaten coastal habitats.">
            <text:p>Cellulosic ethanol burns cleaner than gasoline and creates less greenhouse gas emissions. <text:line-break/><text:line-break/>Switchgrass requires no fertilizer and is easier to grow than other ethanol sources like corn.<text:line-break/><text:line-break/>Overharvesting switchgrass could threaten coastal habitats.</text:p>
          </table:table-cell>
          <table:table-cell table:style-name="ce27" office:value-type="float" office:value="1">
            <text:p>1</text:p>
          </table:table-cell>
          <table:table-cell table:style-name="ce27" table:formula="of:=[$Sheet1.$F$26]" office:value-type="string" office:string-value="The ethanol industry creates new opportunities for farmers and refiners.&#10;&#10;Creating energy from non-food crops would not reduce the amount of food for people to eat.">
            <text:p>The ethanol industry creates new opportunities for farmers and refiners.<text:line-break/><text:line-break/>Creating energy from non-food crops would not reduce the amount of food for people to eat.</text:p>
          </table:table-cell>
          <table:table-cell table:style-name="ce27" office:value-type="float" office:value="2">
            <text:p>2</text:p>
          </table:table-cell>
          <table:table-cell table:style-name="ce24" table:formula="of:=[$Sheet1.$H$26]" office:value-type="string" office:string-value="Cellulosic ethanol has five times as much energy per unit than ethanol from corn. &#10;Ethanol can be added to gasoline to create a cleaner-burning fuel. &#10;The nation could produce enough ethanol to cover more than half of its gasoline needs">
            <text:p>Cellulosic ethanol has five times as much energy per unit than ethanol from corn. <text:line-break/>Ethanol can be added to gasoline to create a cleaner-burning fuel. <text:line-break/>The nation could produce enough ethanol to cover more than half of its gasoline needs</text:p>
          </table:table-cell>
          <table:table-cell table:style-name="ce31" office:value-type="float" office:value="2">
            <text:p>2</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24">
          <table:table-cell table:style-name="ce24" table:formula="of:=[$Sheet1.$A$27]" office:value-type="float" office:value="7">
            <text:p>7</text:p>
          </table:table-cell>
          <table:table-cell table:style-name="ce24" table:formula="of:=[$Sheet1.$B$27]" office:value-type="string" office:string-value="Provide  energy conservation incentives">
            <text:p>Provide <text:s/>energy conservation incentives</text:p>
          </table:table-cell>
          <table:table-cell table:style-name="ce27" table:formula="of:=[$Sheet1.$C$27]" office:value-type="string" office:string-value="Incentives for energy conservation can range from rebates for weatherizing buildings to discounts on efficient appliances. These incentives are available for both homes and businesses. ">
            <text:p>Incentives for energy conservation can range from rebates for weatherizing buildings to discounts on efficient appliances. These incentives are available for both homes and businesses. </text:p>
          </table:table-cell>
          <table:table-cell table:style-name="ce27" table:formula="of:=[$Sheet1.$D$27]" office:value-type="string" office:string-value="Energy conservation  lowers greenhouse gas emissions and leads to a healthier environment. ">
            <text:p>Energy conservation <text:s/>lowers greenhouse gas emissions and leads to a healthier environment. </text:p>
          </table:table-cell>
          <table:table-cell table:style-name="ce27" office:value-type="float" office:value="1">
            <text:p>1</text:p>
          </table:table-cell>
          <table:table-cell table:style-name="ce27" table:formula="of:=[$Sheet1.$F$27]" office:value-type="string" office:string-value="Conserving energy saves money for businesses.&#10;&#10;Creates more opportunities for companies that manufacture energy-saving products. &#10;">
            <text:p>Conserving energy saves money for businesses.<text:line-break/><text:line-break/>Creates more opportunities for companies that manufacture energy-saving products. <text:line-break/></text:p>
          </table:table-cell>
          <table:table-cell table:style-name="ce27" office:value-type="float" office:value="2">
            <text:p>2</text:p>
          </table:table-cell>
          <table:table-cell table:style-name="ce27" table:formula="of:=[$Sheet1.$H$27]" office:value-type="string" office:string-value="Energy conservation will help make the supply of fossil fuels last longer as the nation transitions to alternative sources.">
            <text:p>Energy conservation will help make the supply of fossil fuels last longer as the nation transitions to alternative sources.</text:p>
          </table:table-cell>
          <table:table-cell table:style-name="ce31" office:value-type="float" office:value="1">
            <text:p>1</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24">
          <table:table-cell table:style-name="ce24" table:formula="of:=[$Sheet1.$A$28]" office:value-type="float" office:value="8">
            <text:p>8</text:p>
          </table:table-cell>
          <table:table-cell table:style-name="ce24" table:formula="of:=[$Sheet1.$B$28]" office:value-type="string" office:string-value="Invest in wind farms">
            <text:p>Invest in wind farms</text:p>
          </table:table-cell>
          <table:table-cell table:style-name="ce24" table:formula="of:=[$Sheet1.$C$28]" office:value-type="string" office:string-value="The Gulf of Mexico's wide continental shelf offers large areas of shallow water where installing turbines is easier than deeper water. Turbines can also be placed on abandoned oil rigs.">
            <text:p>The Gulf of Mexico's wide continental shelf offers large areas of shallow water where installing turbines is easier than deeper water. Turbines can also be placed on abandoned oil rigs.</text:p>
          </table:table-cell>
          <table:table-cell table:style-name="ce27" table:formula="of:=[$Sheet1.$D$28]" office:value-type="string" office:string-value="Wind power is clean and renewable. &#10;&#10;Some threat to migrating birds. However,,the threat is less than other threats such as airplanes. Turbines can be shut down when birds approach. &#10;">
            <text:p>Wind power is clean and renewable. <text:line-break/><text:line-break/>Some threat to migrating birds. However,,the threat is less than other threats such as airplanes. Turbines can be shut down when birds approach. <text:line-break/></text:p>
          </table:table-cell>
          <table:table-cell table:style-name="ce27" office:value-type="float" office:value="1">
            <text:p>1</text:p>
          </table:table-cell>
          <table:table-cell table:style-name="ce27" table:formula="of:=[$Sheet1.$F$28]" office:value-type="string" office:string-value="Wind energy is the lowest cost of all renewable options &#10;&#10;Building wind farms creates new economic opportunities for communities.">
            <text:p>Wind energy is the lowest cost of all renewable options <text:line-break/><text:line-break/>Building wind farms creates new economic opportunities for communities.</text:p>
          </table:table-cell>
          <table:table-cell table:style-name="ce27" office:value-type="float" office:value="2">
            <text:p>2</text:p>
          </table:table-cell>
          <table:table-cell table:style-name="ce24" table:formula="of:=[$Sheet1.$H$28]" office:value-type="string" office:string-value="Adds another energy source  to the region &#10;&#10;Depending on the amount of wind at a site, it may or may not be cost competitive with traditional energy sources. ">
            <text:p>Adds another energy source <text:s/>to the region <text:line-break/><text:line-break/>Depending on the amount of wind at a site, it may or may not be cost competitive with traditional energy sources. </text:p>
          </table:table-cell>
          <table:table-cell table:style-name="ce31" office:value-type="float" office:value="1">
            <text:p>1</text:p>
          </table:table-cell>
          <table:table-cell table:style-name="ce34" office:value-type="float" office:value="3">
            <text:p>3</text:p>
          </table:table-cell>
          <table:table-cell table:style-name="ce34" office:value-type="string">
            <text:p>Energy</text:p>
          </table:table-cell>
          <table:table-cell table:number-columns-repeated="1013"/>
        </table:table-row>
        <table:table-row table:style-name="ro14" table:number-rows-repeated="1048550">
          <table:table-cell table:number-columns-repeated="1024"/>
        </table:table-row>
        <table:table-row table:style-name="ro14">
          <table:table-cell table:number-columns-repeated="1024"/>
        </table:table-row>
      </table:table>
      <table:table table:name="Energy" table:style-name="ta1" table:print="false">
        <table:table-column table:style-name="co6" table:number-columns-repeated="9" table:default-cell-style-name="ce35"/>
        <table:table-column table:style-name="co4" table:number-columns-repeated="1015" table:default-cell-style-name="ce35"/>
        <table:table-row table:style-name="ro17">
          <table:table-cell table:style-name="ce1" table:formula="of:=[$Environment.$A$1]" office:value-type="string" office:string-value="DeckIndex">
            <text:p>DeckIndex</text:p>
          </table:table-cell>
          <table:table-cell table:style-name="ce1" table:formula="of:=[$Environment.$B$1]" office:value-type="string" office:string-value="Topic">
            <text:p>Topic</text:p>
          </table:table-cell>
          <table:table-cell table:style-name="ce1" table:formula="of:=[$Environment.$C$1]" office:value-type="string" office:string-value="Body">
            <text:p>Body</text:p>
          </table:table-cell>
          <table:table-cell table:style-name="ce1" table:formula="of:=[$Environment.$D$1]" office:value-type="string" office:string-value="Environment">
            <text:p>Environment</text:p>
          </table:table-cell>
          <table:table-cell table:style-name="ce1" table:formula="of:=[$Environment.$E$1]" office:value-type="string" office:string-value="EnvPt">
            <text:p>EnvPt</text:p>
          </table:table-cell>
          <table:table-cell table:style-name="ce1" table:formula="of:=[$Environment.$F$1]" office:value-type="string" office:string-value="Economy">
            <text:p>Economy</text:p>
          </table:table-cell>
          <table:table-cell table:style-name="ce1" table:formula="of:=[$Environment.$G$1]" office:value-type="string" office:string-value="EcoPt">
            <text:p>EcoPt</text:p>
          </table:table-cell>
          <table:table-cell table:style-name="ce1" table:formula="of:=[$Environment.$H$1]" office:value-type="string" office:string-value="Energy">
            <text:p>Energy</text:p>
          </table:table-cell>
          <table:table-cell table:style-name="ce19" table:formula="of:=[$Environment.$I$1]" office:value-type="string" office:string-value="EnePt">
            <text:p>EnePt</text:p>
          </table:table-cell>
          <table:table-cell table:number-columns-repeated="1015"/>
        </table:table-row>
        <table:table-row table:style-name="ro16">
          <table:table-cell table:style-name="ce3" table:formula="of:=[$Sheet1.$A$21]" office:value-type="float" office:value="1">
            <text:p>1</text:p>
          </table:table-cell>
          <table:table-cell table:style-name="ce3" table:formula="of:=[$Sheet1.$B$21]" office:value-type="string" office:string-value="Open new areas for offshore oil drilling">
            <text:p>Open new areas for offshore oil drilling</text:p>
          </table:table-cell>
          <table:table-cell table:style-name="ce3" table:formula="of:=[$Sheet1.$C$21]" office:value-type="string" office:string-value="Opening previously restricted areas, like the coast of Florida, could lead to the discovery of new oil fields.">
            <text:p>Opening previously restricted areas, like the coast of Florida, could lead to the discovery of new oil fields.</text:p>
          </table:table-cell>
          <table:table-cell table:style-name="ce3" table:formula="of:=[$Sheet1.$D$21]" office:value-type="string" office:string-value="Oil and gas extraction is a major cause of habitat destruction (such as coastal wetlands) and pollution. &#10;&#10;Increases risk of oil spills, which can kill species and damage habitats. &#10;">
            <text:p>Oil and gas extraction is a major cause of habitat destruction (such as coastal wetlands) and pollution. </text:p>
            <text:p/>
            <text:p>Increases risk of oil spills, which can kill species and damage habitats. </text:p>
            <text:p/>
          </table:table-cell>
          <table:table-cell table:style-name="ce3" office:value-type="float" office:value="-2">
            <text:p>-2</text:p>
          </table:table-cell>
          <table:table-cell table:style-name="ce3" table:formula="of:=[$Sheet1.$F$21]" office:value-type="string" office:string-value="Creates jobs for oil and gas related industries. &#10;&#10;An oil spill could have devastating effects on the tourism and fishing industries.&#10;&#10;Reduces dependence on foreign sources of oil and natural gas.">
            <text:p>Creates jobs for oil and gas related industries. </text:p>
            <text:p/>
            <text:p>An oil spill could have devastating effects on the tourism and fishing industries.</text:p>
            <text:p/>
            <text:p>Reduces dependence on foreign sources of oil and natural gas.</text:p>
          </table:table-cell>
          <table:table-cell table:style-name="ce3" office:value-type="float" office:value="1">
            <text:p>1</text:p>
          </table:table-cell>
          <table:table-cell table:style-name="ce3" table:formula="of:=[$Sheet1.$H$21]" office:value-type="string" office:string-value="Opening new fields increases production and revenues. &#10;&#10;&#10;&#10;Significant investment is required to locate oil deposits in new areas. ">
            <text:p>Opening new fields increases production and revenues. </text:p>
            <text:p/>
            <text:p/>
            <text:p/>
            <text:p>Significant investment is required to locate oil deposits in new areas. </text:p>
          </table:table-cell>
          <table:table-cell table:style-name="ce20" office:value-type="float" office:value="0">
            <text:p>0</text:p>
          </table:table-cell>
          <table:table-cell table:number-columns-repeated="1015"/>
        </table:table-row>
        <table:table-row table:style-name="ro16">
          <table:table-cell table:style-name="ce3" table:formula="of:=[$Sheet1.$A$22]" office:value-type="float" office:value="2">
            <text:p>2</text:p>
          </table:table-cell>
          <table:table-cell table:style-name="ce3" table:formula="of:=[$Sheet1.$B$22]" office:value-type="string" office:string-value="Allow deep water oil drilling ">
            <text:p>Allow deep water oil drilling </text:p>
          </table:table-cell>
          <table:table-cell table:style-name="ce3" table:formula="of:=[$Sheet1.$C$22]" office:value-type="string" office:string-value="Deep water drilling (10,000+ feet)  is risky and expensive. However, there is the potential of finding large deposits of oil and gas.&#10;">
            <text:p>Deep water drilling (10,000+ feet) <text:s/>is risky and expensive. However, there is the potential of finding large deposits of oil and gas.</text:p>
            <text:p/>
          </table:table-cell>
          <table:table-cell table:style-name="ce8" table:formula="of:=[$Sheet1.$D$22]" office:value-type="string" office:string-value="Many of the deepest wells are near the continent's northernmost coral reefs, treasuries of marine life.&#10;&#10;Deepwater drilling is risky and oil spills are more difficult to cap in deepwater.">
            <text:p>Many of the deepest wells are near the continent's northernmost coral reefs, treasuries of marine life.</text:p>
            <text:p/>
            <text:p>Deepwater drilling is risky and oil spills are more difficult to cap in deepwater.</text:p>
          </table:table-cell>
          <table:table-cell table:style-name="ce8" office:value-type="float" office:value="-2">
            <text:p>-2</text:p>
          </table:table-cell>
          <table:table-cell table:style-name="ce3" table:formula="of:=[$Sheet1.$F$22]" office:value-type="string" office:string-value="Creates jobs for oil and gas related industries. &#10;&#10;An oil spill could have devastating effects on  the tourism and fishing industries.&#10;">
            <text:p>Creates jobs for oil and gas related industries. </text:p>
            <text:p/>
            <text:p>An oil spill could have devastating effects on <text:s/>the tourism and fishing industries.</text:p>
            <text:p/>
          </table:table-cell>
          <table:table-cell table:style-name="ce3" office:value-type="float" office:value="0">
            <text:p>0</text:p>
          </table:table-cell>
          <table:table-cell table:style-name="ce3" table:formula="of:=[$Sheet1.$H$22]" office:value-type="string" office:string-value="Deepwater wells can produce more oil than shallow water wells. &#10;&#10;Risky investment as costs are higher and some wells don’t produce a profit. ">
            <text:p>Deepwater wells can produce more oil than shallow water wells. </text:p>
            <text:p/>
            <text:p>Risky investment as costs are higher and some wells don’t produce a profit. </text:p>
          </table:table-cell>
          <table:table-cell table:style-name="ce20" office:value-type="float" office:value="0">
            <text:p>0</text:p>
          </table:table-cell>
          <table:table-cell table:number-columns-repeated="1015"/>
        </table:table-row>
        <table:table-row table:style-name="ro32">
          <table:table-cell table:style-name="ce3" table:formula="of:=[$Sheet1.$A$23]" office:value-type="float" office:value="3">
            <text:p>3</text:p>
          </table:table-cell>
          <table:table-cell table:style-name="ce3" table:formula="of:=[$Sheet1.$B$23]" office:value-type="string" office:string-value="Install solar plants">
            <text:p>Install solar plants</text:p>
          </table:table-cell>
          <table:table-cell table:style-name="ce3" table:formula="of:=[$Sheet1.$C$23]" office:value-type="string" office:string-value="Solar power is an intermittent energy source, but new technologies have made it competitive with traditional sources.">
            <text:p>Solar power is an intermittent energy source, but new technologies have made it competitive with traditional sources.</text:p>
          </table:table-cell>
          <table:table-cell table:style-name="ce8" table:formula="of:=[$Sheet1.$D$23]" office:value-type="string" office:string-value="Reduces pollution, as solar energy is a clean, carbon-free power source.  &#10;&#10;Large solar farms could cause a loss of some wildlife habitat.">
            <text:p>Reduces pollution, as solar energy is a clean, carbon-free power source. <text:s/></text:p>
            <text:p/>
            <text:p>Large solar farms could cause a loss of some wildlife habitat.</text:p>
          </table:table-cell>
          <table:table-cell table:style-name="ce8" office:value-type="float" office:value="0">
            <text:p>0</text:p>
          </table:table-cell>
          <table:table-cell table:style-name="ce8" table:formula="of:=[$Sheet1.$F$23]" office:value-type="string" office:string-value="Renewable energy will be more affordable if fossil fuel prices continue to rise. &#10;&#10;Reduces dependence on foreign sources of oil and natural gas. &#10;&#10;Higher rates may be passed on to consumers by utilities. ">
            <text:p>Renewable energy will be more affordable if fossil fuel prices continue to rise. </text:p>
            <text:p/>
            <text:p>Reduces dependence on foreign sources of oil and natural gas. </text:p>
            <text:p/>
            <text:p>Higher rates may be passed on to consumers by utilities. </text:p>
          </table:table-cell>
          <table:table-cell table:style-name="ce8" office:value-type="float" office:value="1">
            <text:p>1</text:p>
          </table:table-cell>
          <table:table-cell table:style-name="ce3" table:formula="of:=[$Sheet1.$H$23]" office:value-type="string" office:string-value="Diversifies the energy sources for the region. &#10;&#10;More expensive for utility companies to buy solar than fossil fuel-based electricity. &#10;&#10;High start-up cost is balanced by free fuel source and predictable operating costs over lifetime of plant. ">
            <text:p>Diversifies the energy sources for the region. </text:p>
            <text:p/>
            <text:p>More expensive for utility companies to buy solar than fossil fuel-based electricity. </text:p>
            <text:p/>
            <text:p>High start-up cost is balanced by free fuel source and predictable operating costs over lifetime of plant. </text:p>
          </table:table-cell>
          <table:table-cell table:style-name="ce20" office:value-type="float" office:value="0">
            <text:p>0</text:p>
          </table:table-cell>
          <table:table-cell table:number-columns-repeated="1015"/>
        </table:table-row>
        <table:table-row table:style-name="ro33">
          <table:table-cell table:style-name="ce3" table:formula="of:=[$Sheet1.$A$24]" office:value-type="float" office:value="4">
            <text:p>4</text:p>
          </table:table-cell>
          <table:table-cell table:style-name="ce3" table:formula="of:=[$Sheet1.$B$24]" office:value-type="string" office:string-value="Create smart grid&#10;">
            <text:p>Create smart grid</text:p>
            <text:p/>
          </table:table-cell>
          <table:table-cell table:style-name="ce8" table:formula="of:=[$Sheet1.$C$24]" office:value-type="string" office:string-value="Modern smart grids improve energy delivery when using alternative energy sources whose intermittent supply makes maintaining stable power more complex. They also allow small energy producers to sell power to the grid, and help reduce the recovery time from power outages.&#10;">
            <text:p>Modern smart grids improve energy delivery when using alternative energy sources whose intermittent supply makes maintaining stable power more complex. They also allow small energy producers to sell power to the grid, and help reduce the recovery time from power outages.</text:p>
            <text:p/>
          </table:table-cell>
          <table:table-cell table:style-name="ce8" table:formula="of:=[$Sheet1.$D$24]" office:value-type="string" office:string-value="Smart grids make it easier to use alternative energy sources that don’t pollute the environment. &#10;&#10;Smart grids monitor peak usage and can make cities more energy-efficient.">
            <text:p>Smart grids make it easier to use alternative energy sources that don’t pollute the environment. </text:p>
            <text:p/>
            <text:p>Smart grids monitor peak usage and can make cities more energy-efficient.</text:p>
          </table:table-cell>
          <table:table-cell table:style-name="ce8" office:value-type="float" office:value="2">
            <text:p>2</text:p>
          </table:table-cell>
          <table:table-cell table:style-name="ce8" table:formula="of:=[$Sheet1.$F$24]" office:value-type="string" office:string-value="A modern, efficient grid is attractive to new businesses.&#10;&#10;Small businesses can generate their own wind and solar energy and sell it back.">
            <text:p>A modern, efficient grid is attractive to new businesses.</text:p>
            <text:p/>
            <text:p>Small businesses can generate their own wind and solar energy and sell it back.</text:p>
          </table:table-cell>
          <table:table-cell table:style-name="ce8" office:value-type="float" office:value="2">
            <text:p>2</text:p>
          </table:table-cell>
          <table:table-cell table:style-name="ce8" table:formula="of:=[$Sheet1.$H$24]" office:value-type="string" office:string-value="Energy companies have greater control over delivery system, creating efficiencies. &#10;&#10;More energy sources become available as small producers sell energy to the grid. &#10;&#10;&#10;&#10;&#10;">
            <text:p>Energy companies have greater control over delivery system, creating efficiencies. </text:p>
            <text:p/>
            <text:p>More energy sources become available as small producers sell energy to the grid. </text:p>
            <text:p/>
            <text:p/>
            <text:p/>
            <text:p/>
            <text:p/>
          </table:table-cell>
          <table:table-cell table:style-name="ce20" office:value-type="float" office:value="2">
            <text:p>2</text:p>
          </table:table-cell>
          <table:table-cell table:number-columns-repeated="1015"/>
        </table:table-row>
        <table:table-row table:style-name="ro34">
          <table:table-cell table:style-name="ce3" table:formula="of:=[$Sheet1.$A$25]" office:value-type="float" office:value="5">
            <text:p>5</text:p>
          </table:table-cell>
          <table:table-cell table:style-name="ce3" table:formula="of:=[$Sheet1.$B$25]" office:value-type="string" office:string-value="Create offshore floating liquefied natural gas (FLNG) plants">
            <text:p>Create offshore floating liquefied natural gas (FLNG) plants</text:p>
          </table:table-cell>
          <table:table-cell table:style-name="ce3" table:formula="of:=[$Sheet1.$C$25]" office:value-type="string" office:string-value="FLNG (floating liquefied natural gas) plants are used to extract and liquefy natural gas from offshore natural gas fields. They can be moved to new fields when one is exhausted.&#10;">
            <text:p>FLNG (floating liquefied natural gas) plants are used to extract and liquefy natural gas from offshore natural gas fields. They can be moved to new fields when one is exhausted.</text:p>
            <text:p/>
          </table:table-cell>
          <table:table-cell table:style-name="ce8" table:formula="of:=[$Sheet1.$D$25]" office:value-type="string" office:string-value="Eliminates need for gas pipelines and other onshore infrastructure, which helps to preserve marine and coastal environments. &#10;&#10;Could impact fish and bird habitats with offshore lighting, noise, CO2 emissions, and possible leaks.">
            <text:p>Eliminates need for gas pipelines and other onshore infrastructure, which helps to preserve marine and coastal environments. </text:p>
            <text:p/>
            <text:p>Could impact fish and bird habitats with offshore lighting, noise, CO2 emissions, and possible leaks.</text:p>
          </table:table-cell>
          <table:table-cell table:style-name="ce8" office:value-type="float" office:value="0">
            <text:p>0</text:p>
          </table:table-cell>
          <table:table-cell table:style-name="ce8" table:formula="of:=[$Sheet1.$F$25]" office:value-type="string" office:string-value="Pumping gas to shore is expensive, FLNGs are cheaper to operate and create new economic opportunities. ">
            <text:p>Pumping gas to shore is expensive, FLNGs are cheaper to operate and create new economic opportunities. </text:p>
          </table:table-cell>
          <table:table-cell table:style-name="ce8" office:value-type="float" office:value="1">
            <text:p>1</text:p>
          </table:table-cell>
          <table:table-cell table:style-name="ce8" table:formula="of:=[$Sheet1.$H$25]" office:value-type="string" office:string-value="Allows energy companies to tap natural gas reserves that would otherwise be “stranded”. &#10;&#10;Offshore facilities can be moved to new fields as needed. ">
            <text:p>Allows energy companies to tap natural gas reserves that would otherwise be “stranded”. </text:p>
            <text:p/>
            <text:p>Offshore facilities can be moved to new fields as needed. </text:p>
          </table:table-cell>
          <table:table-cell table:style-name="ce20" office:value-type="float" office:value="1">
            <text:p>1</text:p>
          </table:table-cell>
          <table:table-cell table:number-columns-repeated="1015"/>
        </table:table-row>
        <table:table-row table:style-name="ro33">
          <table:table-cell table:style-name="ce3" table:formula="of:=[$Sheet1.$A$26]" office:value-type="float" office:value="6">
            <text:p>6</text:p>
          </table:table-cell>
          <table:table-cell table:style-name="ce3" table:formula="of:=[$Sheet1.$B$26]" office:value-type="string" office:string-value="Expand the production of cellulosic ethanol fuel ">
            <text:p>Expand the production of cellulosic ethanol fuel </text:p>
          </table:table-cell>
          <table:table-cell table:style-name="ce8" table:formula="of:=[$Sheet1.$C$26]" office:value-type="string" office:string-value="Ethanol comes from a variety of sources like corn and switchgrass. Cellulosic ethanol, which comes from grasses, wood and other non-edible parts of plants, contains more energy than bio-ethanol, which is made from corn and other edible plants.">
            <text:p>Ethanol comes from a variety of sources like corn and switchgrass. Cellulosic ethanol, which comes from grasses, wood and other non-edible parts of plants, contains more energy than bio-ethanol, which is made from corn and other edible plants.</text:p>
          </table:table-cell>
          <table:table-cell table:style-name="ce8" table:formula="of:=[$Sheet1.$D$26]" office:value-type="string" office:string-value="Cellulosic ethanol burns cleaner than gasoline and creates less greenhouse gas emissions. &#10;&#10;Switchgrass requires no fertilizer and is easier to grow than other ethanol sources like corn.&#10;&#10;Overharvesting switchgrass could threaten coastal habitats.">
            <text:p>Cellulosic ethanol burns cleaner than gasoline and creates less greenhouse gas emissions. </text:p>
            <text:p/>
            <text:p>Switchgrass requires no fertilizer and is easier to grow than other ethanol sources like corn.</text:p>
            <text:p/>
            <text:p>Overharvesting switchgrass could threaten coastal habitats.</text:p>
          </table:table-cell>
          <table:table-cell table:style-name="ce8" office:value-type="float" office:value="1">
            <text:p>1</text:p>
          </table:table-cell>
          <table:table-cell table:style-name="ce8" table:formula="of:=[$Sheet1.$F$26]" office:value-type="string" office:string-value="The ethanol industry creates new opportunities for farmers and refiners.&#10;&#10;Creating energy from non-food crops would not reduce the amount of food for people to eat.">
            <text:p>The ethanol industry creates new opportunities for farmers and refiners.</text:p>
            <text:p/>
            <text:p>Creating energy from non-food crops would not reduce the amount of food for people to eat.</text:p>
          </table:table-cell>
          <table:table-cell table:style-name="ce8" office:value-type="float" office:value="2">
            <text:p>2</text:p>
          </table:table-cell>
          <table:table-cell table:style-name="ce3" table:formula="of:=[$Sheet1.$H$26]" office:value-type="string" office:string-value="Cellulosic ethanol has five times as much energy per unit than ethanol from corn. &#10;Ethanol can be added to gasoline to create a cleaner-burning fuel. &#10;The nation could produce enough ethanol to cover more than half of its gasoline needs">
            <text:p>Cellulosic ethanol has five times as much energy per unit than ethanol from corn. </text:p>
            <text:p>Ethanol can be added to gasoline to create a cleaner-burning fuel. </text:p>
            <text:p>The nation could produce enough ethanol to cover more than half of its gasoline needs</text:p>
          </table:table-cell>
          <table:table-cell table:style-name="ce20" office:value-type="float" office:value="2">
            <text:p>2</text:p>
          </table:table-cell>
          <table:table-cell table:number-columns-repeated="1015"/>
        </table:table-row>
        <table:table-row table:style-name="ro5">
          <table:table-cell table:style-name="ce3" table:formula="of:=[$Sheet1.$A$27]" office:value-type="float" office:value="7">
            <text:p>7</text:p>
          </table:table-cell>
          <table:table-cell table:style-name="ce3" table:formula="of:=[$Sheet1.$B$27]" office:value-type="string" office:string-value="Provide  energy conservation incentives">
            <text:p>Provide <text:s/>energy conservation incentives</text:p>
          </table:table-cell>
          <table:table-cell table:style-name="ce8" table:formula="of:=[$Sheet1.$C$27]" office:value-type="string" office:string-value="Incentives for energy conservation can range from rebates for weatherizing buildings to discounts on efficient appliances. These incentives are available for both homes and businesses. ">
            <text:p>Incentives for energy conservation can range from rebates for weatherizing buildings to discounts on efficient appliances. These incentives are available for both homes and businesses. </text:p>
          </table:table-cell>
          <table:table-cell table:style-name="ce8" table:formula="of:=[$Sheet1.$D$27]" office:value-type="string" office:string-value="Energy conservation  lowers greenhouse gas emissions and leads to a healthier environment. ">
            <text:p>Energy conservation <text:s/>lowers greenhouse gas emissions and leads to a healthier environment. </text:p>
          </table:table-cell>
          <table:table-cell table:style-name="ce8" office:value-type="float" office:value="1">
            <text:p>1</text:p>
          </table:table-cell>
          <table:table-cell table:style-name="ce8" table:formula="of:=[$Sheet1.$F$27]" office:value-type="string" office:string-value="Conserving energy saves money for businesses.&#10;&#10;Creates more opportunities for companies that manufacture energy-saving products. &#10;">
            <text:p>Conserving energy saves money for businesses.</text:p>
            <text:p/>
            <text:p>Creates more opportunities for companies that manufacture energy-saving products. </text:p>
            <text:p/>
          </table:table-cell>
          <table:table-cell table:style-name="ce8" office:value-type="float" office:value="2">
            <text:p>2</text:p>
          </table:table-cell>
          <table:table-cell table:style-name="ce8" table:formula="of:=[$Sheet1.$H$27]" office:value-type="string" office:string-value="Energy conservation will help make the supply of fossil fuels last longer as the nation transitions to alternative sources.">
            <text:p>Energy conservation will help make the supply of fossil fuels last longer as the nation transitions to alternative sources.</text:p>
          </table:table-cell>
          <table:table-cell table:style-name="ce20" office:value-type="float" office:value="1">
            <text:p>1</text:p>
          </table:table-cell>
          <table:table-cell table:number-columns-repeated="1015"/>
        </table:table-row>
        <table:table-row table:style-name="ro34">
          <table:table-cell table:style-name="ce3" table:formula="of:=[$Sheet1.$A$28]" office:value-type="float" office:value="8">
            <text:p>8</text:p>
          </table:table-cell>
          <table:table-cell table:style-name="ce3" table:formula="of:=[$Sheet1.$B$28]" office:value-type="string" office:string-value="Invest in wind farms">
            <text:p>Invest in wind farms</text:p>
          </table:table-cell>
          <table:table-cell table:style-name="ce3" table:formula="of:=[$Sheet1.$C$28]" office:value-type="string" office:string-value="The Gulf of Mexico's wide continental shelf offers large areas of shallow water where installing turbines is easier than deeper water. Turbines can also be placed on abandoned oil rigs.">
            <text:p>The Gulf of Mexico's wide continental shelf offers large areas of shallow water where installing turbines is easier than deeper water. Turbines can also be placed on abandoned oil rigs.</text:p>
          </table:table-cell>
          <table:table-cell table:style-name="ce8" table:formula="of:=[$Sheet1.$D$28]" office:value-type="string" office:string-value="Wind power is clean and renewable. &#10;&#10;Some threat to migrating birds. However,,the threat is less than other threats such as airplanes. Turbines can be shut down when birds approach. &#10;">
            <text:p>Wind power is clean and renewable. </text:p>
            <text:p/>
            <text:p>Some threat to migrating birds. However,,the threat is less than other threats such as airplanes. Turbines can be shut down when birds approach. </text:p>
            <text:p/>
          </table:table-cell>
          <table:table-cell table:style-name="ce8" office:value-type="float" office:value="1">
            <text:p>1</text:p>
          </table:table-cell>
          <table:table-cell table:style-name="ce8" table:formula="of:=[$Sheet1.$F$28]" office:value-type="string" office:string-value="Wind energy is the lowest cost of all renewable options &#10;&#10;Building wind farms creates new economic opportunities for communities.">
            <text:p>Wind energy is the lowest cost of all renewable options </text:p>
            <text:p/>
            <text:p>Building wind farms creates new economic opportunities for communities.</text:p>
          </table:table-cell>
          <table:table-cell table:style-name="ce8" office:value-type="float" office:value="2">
            <text:p>2</text:p>
          </table:table-cell>
          <table:table-cell table:style-name="ce3" table:formula="of:=[$Sheet1.$H$28]" office:value-type="string" office:string-value="Adds another energy source  to the region &#10;&#10;Depending on the amount of wind at a site, it may or may not be cost competitive with traditional energy sources. ">
            <text:p>Adds another energy source <text:s/>to the region </text:p>
            <text:p/>
            <text:p>Depending on the amount of wind at a site, it may or may not be cost competitive with traditional energy sources. </text:p>
          </table:table-cell>
          <table:table-cell table:style-name="ce20" office:value-type="float" office:value="1">
            <text:p>1</text:p>
          </table:table-cell>
          <table:table-cell table:number-columns-repeated="1015"/>
        </table:table-row>
        <table:table-row table:style-name="ro34" table:number-rows-repeated="1048566">
          <table:table-cell table:number-columns-repeated="1024"/>
        </table:table-row>
        <table:table-row table:style-name="ro3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1" svg:font-family="'Arial Unicode M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02">02/02/2012</text:date>, <text:time>15:14: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1-26T10:32:26</meta:creation-date>
    <dc:date>2012-02-02T15:14:31</dc:date>
    <meta:editing-duration>PT18M42S</meta:editing-duration>
    <meta:editing-cycles>8</meta:editing-cycles>
    <meta:generator>OpenOffice.org/3.3$Unix OpenOffice.org_project/330m20$Build-9567</meta:generator>
    <meta:document-statistic meta:table-count="5" meta:cell-count="760" meta:object-count="0"/>
  </office:meta>
</office:document-meta>
</file>